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spreadsheet>
      <table:calculation-settings/>
      <table:table table:name="Contracheque">
        <office:forms/>
        <table:table-column table:number-columns-repeated="1024"/>
        <table:table-row>
          <table:table-cell office:value-type="string">
            <text:p>Contracheque (R148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 office:value-type="string">
            <text:p>UG: 08101 PROCURADORIA-GERAL DE JUSTIÇ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 office:value-type="string">
            <text:p>Matricula</text:p>
          </table:table-cell>
          <table:table-cell office:value-type="string">
            <text:p>Nome</text:p>
          </table:table-cell>
          <table:table-cell office:value-type="string">
            <text:p>Cargo</text:p>
          </table:table-cell>
          <table:table-cell office:value-type="string">
            <text:p>Lotação</text:p>
          </table:table-cell>
          <table:table-cell office:value-type="string">
            <text:p>Remuneração do Cargo Efetivo (1)</text:p>
          </table:table-cell>
          <table:table-cell office:value-type="string">
            <text:p>Outras Verbas Remuneratórias, Legais ou Judiciais (2)</text:p>
          </table:table-cell>
          <table:table-cell office:value-type="string">
            <text:p>Função de Confiança ou Cargo em Comissão (3)</text:p>
          </table:table-cell>
          <table:table-cell office:value-type="string">
            <text:p>Gratificação Natalina (4)</text:p>
          </table:table-cell>
          <table:table-cell office:value-type="string">
            <text:p>Férias(1/3 constitucional) (5)</text:p>
          </table:table-cell>
          <table:table-cell office:value-type="string">
            <text:p>Abono de Permanência (6)</text:p>
          </table:table-cell>
          <table:table-cell office:value-type="string">
            <text:p>Outras Remunerações Temporárias (7)</text:p>
          </table:table-cell>
          <table:table-cell office:value-type="string">
            <text:p>Verbas Indenizações (8)</text:p>
          </table:table-cell>
          <table:table-cell office:value-type="string">
            <text:p>Total de Rendimentos Brutos (9)</text:p>
          </table:table-cell>
          <table:table-cell office:value-type="string">
            <text:p>Contribuição Previdenciaria (10)</text:p>
          </table:table-cell>
          <table:table-cell office:value-type="string">
            <text:p>Imposto de Renda (11)</text:p>
          </table:table-cell>
          <table:table-cell office:value-type="string">
            <text:p>Retenção por Teto Constitucional (12)</text:p>
          </table:table-cell>
          <table:table-cell office:value-type="string">
            <text:p>Total de Descontos (13)</text:p>
          </table:table-cell>
          <table:table-cell office:value-type="string">
            <text:p>Rendimento Liquido Total (14)</text:p>
          </table:table-cell>
          <table:table-cell table:number-columns-repeated="1006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 office:value-type="float" office:value="1317">
            <text:p>1317</text:p>
          </table:table-cell>
          <table:table-cell office:value-type="string">
            <text:p>ADALBERTO FERREIRA DE SOUZA JUNIOR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DE POCONÉ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.681,99</text:p>
          </table:table-cell>
          <table:table-cell office:value-type="string">
            <text:p>36.371,09</text:p>
          </table:table-cell>
          <table:table-cell office:value-type="string">
            <text:p>4.716,47</text:p>
          </table:table-cell>
          <table:table-cell office:value-type="string">
            <text:p>6.993,84</text:p>
          </table:table-cell>
          <table:table-cell office:value-type="string">
            <text:p>0,00</text:p>
          </table:table-cell>
          <table:table-cell office:value-type="string">
            <text:p>12.655,31</text:p>
          </table:table-cell>
          <table:table-cell office:value-type="string">
            <text:p>23.715,78</text:p>
          </table:table-cell>
          <table:table-cell table:number-columns-repeated="1006"/>
        </table:table-row>
        <table:table-row>
          <table:table-cell office:value-type="float" office:value="1132">
            <text:p>1132</text:p>
          </table:table-cell>
          <table:table-cell office:value-type="string">
            <text:p>ADRIANO AUGUSTO STREICHER DE SOUZA</text:p>
          </table:table-cell>
          <table:table-cell office:value-type="string">
            <text:p>PROMOTOR (A) DE JUSTICA </text:p>
          </table:table-cell>
          <table:table-cell office:value-type="string">
            <text:p>8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358,24</text:p>
          </table:table-cell>
          <table:table-cell office:value-type="string">
            <text:p>43.935,76</text:p>
          </table:table-cell>
          <table:table-cell office:value-type="string">
            <text:p>4.716,47</text:p>
          </table:table-cell>
          <table:table-cell office:value-type="string">
            <text:p>7.840,29</text:p>
          </table:table-cell>
          <table:table-cell office:value-type="string">
            <text:p>0,00</text:p>
          </table:table-cell>
          <table:table-cell office:value-type="string">
            <text:p>13.456,76</text:p>
          </table:table-cell>
          <table:table-cell office:value-type="string">
            <text:p>30.479,00</text:p>
          </table:table-cell>
          <table:table-cell table:number-columns-repeated="1006"/>
        </table:table-row>
        <table:table-row>
          <table:table-cell office:value-type="float" office:value="1222">
            <text:p>1222</text:p>
          </table:table-cell>
          <table:table-cell office:value-type="string">
            <text:p>ADRIANO ROBERTO ALVES</text:p>
          </table:table-cell>
          <table:table-cell office:value-type="string">
            <text:p>PROMOTOR (A) DE JUSTICA </text:p>
          </table:table-cell>
          <table:table-cell office:value-type="string">
            <text:p>10ª PROMOTORIA DE JUSTIÇA CRIMINAL DE VÁRZEA GRAN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44.670,92</text:p>
          </table:table-cell>
          <table:table-cell office:value-type="string">
            <text:p>4.716,47</text:p>
          </table:table-cell>
          <table:table-cell office:value-type="string">
            <text:p>8.024,56</text:p>
          </table:table-cell>
          <table:table-cell office:value-type="string">
            <text:p>0,00</text:p>
          </table:table-cell>
          <table:table-cell office:value-type="string">
            <text:p>27.435,39</text:p>
          </table:table-cell>
          <table:table-cell office:value-type="string">
            <text:p>17.235,53</text:p>
          </table:table-cell>
          <table:table-cell table:number-columns-repeated="1006"/>
        </table:table-row>
        <table:table-row>
          <table:table-cell office:value-type="float" office:value="1370">
            <text:p>1370</text:p>
          </table:table-cell>
          <table:table-cell office:value-type="string">
            <text:p>ALDO KAWAMURA ALMEID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BARRA DO BUGRE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9.649,86</text:p>
          </table:table-cell>
          <table:table-cell office:value-type="string">
            <text:p>5.425,05</text:p>
          </table:table-cell>
          <table:table-cell office:value-type="string">
            <text:p>111.652,43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5.486,50</text:p>
          </table:table-cell>
          <table:table-cell office:value-type="string">
            <text:p>96.165,93</text:p>
          </table:table-cell>
          <table:table-cell table:number-columns-repeated="1006"/>
        </table:table-row>
        <table:table-row>
          <table:table-cell office:value-type="float" office:value="1249">
            <text:p>1249</text:p>
          </table:table-cell>
          <table:table-cell office:value-type="string">
            <text:p>ALESSANDRA GONCALVES DA SILVA GODOI</text:p>
          </table:table-cell>
          <table:table-cell office:value-type="string">
            <text:p>PROMOTOR (A) DE JUSTICA </text:p>
          </table:table-cell>
          <table:table-cell office:value-type="string">
            <text:p>GAECO - UNIDA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39.293,32</text:p>
          </table:table-cell>
          <table:table-cell office:value-type="string">
            <text:p>7.612,91</text:p>
          </table:table-cell>
          <table:table-cell office:value-type="string">
            <text:p>83.964,24</text:p>
          </table:table-cell>
          <table:table-cell office:value-type="string">
            <text:p>4.716,47</text:p>
          </table:table-cell>
          <table:table-cell office:value-type="string">
            <text:p>7.868,15</text:p>
          </table:table-cell>
          <table:table-cell office:value-type="string">
            <text:p>0,00</text:p>
          </table:table-cell>
          <table:table-cell office:value-type="string">
            <text:p>25.149,13</text:p>
          </table:table-cell>
          <table:table-cell office:value-type="string">
            <text:p>58.815,11</text:p>
          </table:table-cell>
          <table:table-cell table:number-columns-repeated="1006"/>
        </table:table-row>
        <table:table-row>
          <table:table-cell office:value-type="float" office:value="1337">
            <text:p>1337</text:p>
          </table:table-cell>
          <table:table-cell office:value-type="string">
            <text:p>ALEXANDRE BALAS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ROSÁRIO OESTE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436,69</text:p>
          </table:table-cell>
          <table:table-cell office:value-type="string">
            <text:p>39.729,52</text:p>
          </table:table-cell>
          <table:table-cell office:value-type="string">
            <text:p>4.256,62</text:p>
          </table:table-cell>
          <table:table-cell office:value-type="string">
            <text:p>7.063,46</text:p>
          </table:table-cell>
          <table:table-cell office:value-type="string">
            <text:p>0,00</text:p>
          </table:table-cell>
          <table:table-cell office:value-type="string">
            <text:p>14.521,72</text:p>
          </table:table-cell>
          <table:table-cell office:value-type="string">
            <text:p>25.207,80</text:p>
          </table:table-cell>
          <table:table-cell table:number-columns-repeated="1006"/>
        </table:table-row>
        <table:table-row>
          <table:table-cell office:value-type="float" office:value="1124">
            <text:p>1124</text:p>
          </table:table-cell>
          <table:table-cell office:value-type="string">
            <text:p>ALEXANDRE DE MATOS GUEDES</text:p>
          </table:table-cell>
          <table:table-cell office:value-type="string">
            <text:p>PROCURADOR DE JUSTICA</text:p>
          </table:table-cell>
          <table:table-cell office:value-type="string">
            <text:p>14ª PROCURADORIA DE JUSTIÇA CÍVE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3.546,22</text:p>
          </table:table-cell>
          <table:table-cell office:value-type="string">
            <text:p>21.277,33</text:p>
          </table:table-cell>
          <table:table-cell office:value-type="string">
            <text:p>38.410,0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752,57</text:p>
          </table:table-cell>
          <table:table-cell office:value-type="string">
            <text:p>105.448,36</text:p>
          </table:table-cell>
          <table:table-cell office:value-type="string">
            <text:p>4.964,71</text:p>
          </table:table-cell>
          <table:table-cell office:value-type="string">
            <text:p>18.081,79</text:p>
          </table:table-cell>
          <table:table-cell office:value-type="string">
            <text:p>0,00</text:p>
          </table:table-cell>
          <table:table-cell office:value-type="string">
            <text:p>28.510,99</text:p>
          </table:table-cell>
          <table:table-cell office:value-type="string">
            <text:p>76.937,37</text:p>
          </table:table-cell>
          <table:table-cell table:number-columns-repeated="1006"/>
        </table:table-row>
        <table:table-row>
          <table:table-cell office:value-type="float" office:value="1291">
            <text:p>1291</text:p>
          </table:table-cell>
          <table:table-cell office:value-type="string">
            <text:p>ALICE CRISTINA DE ARRUDA E SILVA ALVES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PONTES E LACERD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4.164,80</text:p>
          </table:table-cell>
          <table:table-cell office:value-type="string">
            <text:p>0,00</text:p>
          </table:table-cell>
          <table:table-cell office:value-type="string">
            <text:p>24.042,68</text:p>
          </table:table-cell>
          <table:table-cell office:value-type="string">
            <text:p>6.456,85</text:p>
          </table:table-cell>
          <table:table-cell office:value-type="string">
            <text:p>101.241,85</text:p>
          </table:table-cell>
          <table:table-cell office:value-type="string">
            <text:p>4.716,47</text:p>
          </table:table-cell>
          <table:table-cell office:value-type="string">
            <text:p>16.418,39</text:p>
          </table:table-cell>
          <table:table-cell office:value-type="string">
            <text:p>0,00</text:p>
          </table:table-cell>
          <table:table-cell office:value-type="string">
            <text:p>25.339,93</text:p>
          </table:table-cell>
          <table:table-cell office:value-type="string">
            <text:p>75.901,92</text:p>
          </table:table-cell>
          <table:table-cell table:number-columns-repeated="1006"/>
        </table:table-row>
        <table:table-row>
          <table:table-cell office:value-type="float" office:value="1182">
            <text:p>1182</text:p>
          </table:table-cell>
          <table:table-cell office:value-type="string">
            <text:p>ALLAN SIDNEY DO O SOUZ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44.190,43</text:p>
          </table:table-cell>
          <table:table-cell office:value-type="string">
            <text:p>4.716,47</text:p>
          </table:table-cell>
          <table:table-cell office:value-type="string">
            <text:p>7.736,02</text:p>
          </table:table-cell>
          <table:table-cell office:value-type="string">
            <text:p>0,00</text:p>
          </table:table-cell>
          <table:table-cell office:value-type="string">
            <text:p>16.471,37</text:p>
          </table:table-cell>
          <table:table-cell office:value-type="string">
            <text:p>27.719,06</text:p>
          </table:table-cell>
          <table:table-cell table:number-columns-repeated="1006"/>
        </table:table-row>
        <table:table-row>
          <table:table-cell office:value-type="float" office:value="1125">
            <text:p>1125</text:p>
          </table:table-cell>
          <table:table-cell office:value-type="string">
            <text:p>ALMIR TADEU DE ARRUDA GUIMARAES</text:p>
          </table:table-cell>
          <table:table-cell office:value-type="string">
            <text:p>PROMOTOR (A) DE JUSTICA </text:p>
          </table:table-cell>
          <table:table-cell office:value-type="string">
            <text:p>5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73,51</text:p>
          </table:table-cell>
          <table:table-cell office:value-type="string">
            <text:p>44.251,03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7.009,49</text:p>
          </table:table-cell>
          <table:table-cell office:value-type="string">
            <text:p>27.241,54</text:p>
          </table:table-cell>
          <table:table-cell table:number-columns-repeated="1006"/>
        </table:table-row>
        <table:table-row>
          <table:table-cell office:value-type="float" office:value="1364">
            <text:p>1364</text:p>
          </table:table-cell>
          <table:table-cell office:value-type="string">
            <text:p>ALVARO PADILHA DE OLIVEIRA</text:p>
          </table:table-cell>
          <table:table-cell office:value-type="string">
            <text:p>PROMOTOR (A) DE JUSTICA </text:p>
          </table:table-cell>
          <table:table-cell office:value-type="string">
            <text:p>COORDENAÇÃO ADMINISTRATIVA PROJUS DE TERRA NOVA DO NORTE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39.293,32</text:p>
          </table:table-cell>
          <table:table-cell office:value-type="string">
            <text:p>6.329,24</text:p>
          </table:table-cell>
          <table:table-cell office:value-type="string">
            <text:p>78.915,39</text:p>
          </table:table-cell>
          <table:table-cell office:value-type="string">
            <text:p>4.256,62</text:p>
          </table:table-cell>
          <table:table-cell office:value-type="string">
            <text:p>6.622,50</text:p>
          </table:table-cell>
          <table:table-cell office:value-type="string">
            <text:p>0,00</text:p>
          </table:table-cell>
          <table:table-cell office:value-type="string">
            <text:p>20.192,50</text:p>
          </table:table-cell>
          <table:table-cell office:value-type="string">
            <text:p>58.722,89</text:p>
          </table:table-cell>
          <table:table-cell table:number-columns-repeated="1006"/>
        </table:table-row>
        <table:table-row>
          <table:table-cell office:value-type="float" office:value="1371">
            <text:p>1371</text:p>
          </table:table-cell>
          <table:table-cell office:value-type="string">
            <text:p>ALVARO SCHIEFLER FONTES</text:p>
          </table:table-cell>
          <table:table-cell office:value-type="string">
            <text:p>PROMOTOR DE JUSTICA SUBSTITUTO</text:p>
          </table:table-cell>
          <table:table-cell office:value-type="string">
            <text:p>COORDENAÇÃO ADMINISTRATIVA  PROJUS DE BRASNORTE</text:p>
          </table:table-cell>
          <table:table-cell office:value-type="string">
            <text:p>28.884,19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882,34</text:p>
          </table:table-cell>
          <table:table-cell office:value-type="string">
            <text:p>38.654,95</text:p>
          </table:table-cell>
          <table:table-cell office:value-type="string">
            <text:p>2.626,98</text:p>
          </table:table-cell>
          <table:table-cell office:value-type="string">
            <text:p>7.543,11</text:p>
          </table:table-cell>
          <table:table-cell office:value-type="string">
            <text:p>0,00</text:p>
          </table:table-cell>
          <table:table-cell office:value-type="string">
            <text:p>13.851,40</text:p>
          </table:table-cell>
          <table:table-cell office:value-type="string">
            <text:p>24.803,55</text:p>
          </table:table-cell>
          <table:table-cell table:number-columns-repeated="1006"/>
        </table:table-row>
        <table:table-row>
          <table:table-cell office:value-type="float" office:value="1126">
            <text:p>1126</text:p>
          </table:table-cell>
          <table:table-cell office:value-type="string">
            <text:p>AMARILDO CESAR FACHONE</text:p>
          </table:table-cell>
          <table:table-cell office:value-type="string">
            <text:p>PROCURADOR DE JUSTICA</text:p>
          </table:table-cell>
          <table:table-cell office:value-type="string">
            <text:p>PROCURADOR DE JUSTICA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14.705,47</text:p>
          </table:table-cell>
          <table:table-cell office:value-type="string">
            <text:p>0,00</text:p>
          </table:table-cell>
          <table:table-cell office:value-type="string">
            <text:p>7.149,67</text:p>
          </table:table-cell>
          <table:table-cell office:value-type="string">
            <text:p>60.205,78</text:p>
          </table:table-cell>
          <table:table-cell office:value-type="string">
            <text:p>4.964,71</text:p>
          </table:table-cell>
          <table:table-cell office:value-type="string">
            <text:p>10.204,56</text:p>
          </table:table-cell>
          <table:table-cell office:value-type="string">
            <text:p>0,00</text:p>
          </table:table-cell>
          <table:table-cell office:value-type="string">
            <text:p>20.461,43</text:p>
          </table:table-cell>
          <table:table-cell office:value-type="string">
            <text:p>39.744,35</text:p>
          </table:table-cell>
          <table:table-cell table:number-columns-repeated="1006"/>
        </table:table-row>
        <table:table-row>
          <table:table-cell office:value-type="float" office:value="1253">
            <text:p>1253</text:p>
          </table:table-cell>
          <table:table-cell office:value-type="string">
            <text:p>ANA CAROLINA RODRIGUES ALVES FERNANDES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NOVA MUTUM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244,00</text:p>
          </table:table-cell>
          <table:table-cell office:value-type="string">
            <text:p>40.821,52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8.598,98</text:p>
          </table:table-cell>
          <table:table-cell office:value-type="string">
            <text:p>22.222,54</text:p>
          </table:table-cell>
          <table:table-cell table:number-columns-repeated="1006"/>
        </table:table-row>
        <table:table-row>
          <table:table-cell office:value-type="float" office:value="1002">
            <text:p>1002</text:p>
          </table:table-cell>
          <table:table-cell office:value-type="string">
            <text:p>ANA CRISTINA BARDUSCO SILVA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CRIMINA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3.546,2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7.934,64</text:p>
          </table:table-cell>
          <table:table-cell office:value-type="string">
            <text:p>51.907,79</text:p>
          </table:table-cell>
          <table:table-cell office:value-type="string">
            <text:p>4.964,71</text:p>
          </table:table-cell>
          <table:table-cell office:value-type="string">
            <text:p>9.857,96</text:p>
          </table:table-cell>
          <table:table-cell office:value-type="string">
            <text:p>0,00</text:p>
          </table:table-cell>
          <table:table-cell office:value-type="string">
            <text:p>21.181,61</text:p>
          </table:table-cell>
          <table:table-cell office:value-type="string">
            <text:p>30.726,18</text:p>
          </table:table-cell>
          <table:table-cell table:number-columns-repeated="1006"/>
        </table:table-row>
        <table:table-row>
          <table:table-cell office:value-type="float" office:value="1141">
            <text:p>1141</text:p>
          </table:table-cell>
          <table:table-cell office:value-type="string">
            <text:p>ANA LUIZA AVILA PETERLINI DE SOUZA</text:p>
          </table:table-cell>
          <table:table-cell office:value-type="string">
            <text:p>PROMOTOR (A) DE JUSTICA </text:p>
          </table:table-cell>
          <table:table-cell office:value-type="string">
            <text:p>15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5.487,98</text:p>
          </table:table-cell>
          <table:table-cell office:value-type="string">
            <text:p>0,00</text:p>
          </table:table-cell>
          <table:table-cell office:value-type="string">
            <text:p>17.055,1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391,83</text:p>
          </table:table-cell>
          <table:table-cell office:value-type="string">
            <text:p>63.624,02</text:p>
          </table:table-cell>
          <table:table-cell office:value-type="string">
            <text:p>4.716,47</text:p>
          </table:table-cell>
          <table:table-cell office:value-type="string">
            <text:p>12.242,77</text:p>
          </table:table-cell>
          <table:table-cell office:value-type="string">
            <text:p>0,00</text:p>
          </table:table-cell>
          <table:table-cell office:value-type="string">
            <text:p>22.299,02</text:p>
          </table:table-cell>
          <table:table-cell office:value-type="string">
            <text:p>41.325,00</text:p>
          </table:table-cell>
          <table:table-cell table:number-columns-repeated="1006"/>
        </table:table-row>
        <table:table-row>
          <table:table-cell office:value-type="float" office:value="1264">
            <text:p>1264</text:p>
          </table:table-cell>
          <table:table-cell office:value-type="string">
            <text:p>ANA LUIZA BARBOSA DA CUNHA</text:p>
          </table:table-cell>
          <table:table-cell office:value-type="string">
            <text:p>PROMOTOR (A) DE JUSTICA </text:p>
          </table:table-cell>
          <table:table-cell office:value-type="string">
            <text:p>7ª PROMOTORIA DE JUSTIÇA CÍVEL DE VÁRZEA GRAN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44.190,43</text:p>
          </table:table-cell>
          <table:table-cell office:value-type="string">
            <text:p>4.716,47</text:p>
          </table:table-cell>
          <table:table-cell office:value-type="string">
            <text:p>6.892,53</text:p>
          </table:table-cell>
          <table:table-cell office:value-type="string">
            <text:p>0,00</text:p>
          </table:table-cell>
          <table:table-cell office:value-type="string">
            <text:p>20.120,28</text:p>
          </table:table-cell>
          <table:table-cell office:value-type="string">
            <text:p>24.070,15</text:p>
          </table:table-cell>
          <table:table-cell table:number-columns-repeated="1006"/>
        </table:table-row>
        <table:table-row>
          <table:table-cell office:value-type="float" office:value="1372">
            <text:p>1372</text:p>
          </table:table-cell>
          <table:table-cell office:value-type="string">
            <text:p>ANA PAULA FURLAN TEIXEIRA</text:p>
          </table:table-cell>
          <table:table-cell office:value-type="string">
            <text:p>PROMOTOR DE JUSTICA SUBSTITUTO</text:p>
          </table:table-cell>
          <table:table-cell office:value-type="string">
            <text:p>1ª PROMOTORIA DE JUSTIÇA CRIMINAL DE PARANATINGA</text:p>
          </table:table-cell>
          <table:table-cell office:value-type="string">
            <text:p>28.884,19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744,50</text:p>
          </table:table-cell>
          <table:table-cell office:value-type="string">
            <text:p>36.517,11</text:p>
          </table:table-cell>
          <table:table-cell office:value-type="string">
            <text:p>2.626,98</text:p>
          </table:table-cell>
          <table:table-cell office:value-type="string">
            <text:p>7.595,25</text:p>
          </table:table-cell>
          <table:table-cell office:value-type="string">
            <text:p>0,00</text:p>
          </table:table-cell>
          <table:table-cell office:value-type="string">
            <text:p>11.122,23</text:p>
          </table:table-cell>
          <table:table-cell office:value-type="string">
            <text:p>25.394,88</text:p>
          </table:table-cell>
          <table:table-cell table:number-columns-repeated="1006"/>
        </table:table-row>
        <table:table-row>
          <table:table-cell office:value-type="float" office:value="1367">
            <text:p>1367</text:p>
          </table:table-cell>
          <table:table-cell office:value-type="string">
            <text:p>ANA PAULA SILVEIRA PARENTE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TAPURAH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1.874,29</text:p>
          </table:table-cell>
          <table:table-cell office:value-type="string">
            <text:p>4.163,72</text:p>
          </table:table-cell>
          <table:table-cell office:value-type="string">
            <text:p>59.330,84</text:p>
          </table:table-cell>
          <table:table-cell office:value-type="string">
            <text:p>4.256,62</text:p>
          </table:table-cell>
          <table:table-cell office:value-type="string">
            <text:p>7.115,60</text:p>
          </table:table-cell>
          <table:table-cell office:value-type="string">
            <text:p>0,00</text:p>
          </table:table-cell>
          <table:table-cell office:value-type="string">
            <text:p>12.272,22</text:p>
          </table:table-cell>
          <table:table-cell office:value-type="string">
            <text:p>47.058,62</text:p>
          </table:table-cell>
          <table:table-cell table:number-columns-repeated="1006"/>
        </table:table-row>
        <table:table-row>
          <table:table-cell office:value-type="float" office:value="1265">
            <text:p>1265</text:p>
          </table:table-cell>
          <table:table-cell office:value-type="string">
            <text:p>ANDERSON YOSHINARI FERREIRA DA CRUZ</text:p>
          </table:table-cell>
          <table:table-cell office:value-type="string">
            <text:p>PROMOTOR (A) DE JUSTICA </text:p>
          </table:table-cell>
          <table:table-cell office:value-type="string">
            <text:p>17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3.876,87</text:p>
          </table:table-cell>
          <table:table-cell office:value-type="string">
            <text:p>6.489,94</text:p>
          </table:table-cell>
          <table:table-cell office:value-type="string">
            <text:p>66.944,33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7.586,02</text:p>
          </table:table-cell>
          <table:table-cell office:value-type="string">
            <text:p>49.358,31</text:p>
          </table:table-cell>
          <table:table-cell table:number-columns-repeated="1006"/>
        </table:table-row>
        <table:table-row>
          <table:table-cell office:value-type="float" office:value="1365">
            <text:p>1365</text:p>
          </table:table-cell>
          <table:table-cell office:value-type="string">
            <text:p>ANDREIA MONTE ALEGRE BEZERRA DE MENEZES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MARCELÂNDIA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39.293,32</text:p>
          </table:table-cell>
          <table:table-cell office:value-type="string">
            <text:p>4.540,44</text:p>
          </table:table-cell>
          <table:table-cell office:value-type="string">
            <text:p>77.126,59</text:p>
          </table:table-cell>
          <table:table-cell office:value-type="string">
            <text:p>4.256,62</text:p>
          </table:table-cell>
          <table:table-cell office:value-type="string">
            <text:p>7.115,60</text:p>
          </table:table-cell>
          <table:table-cell office:value-type="string">
            <text:p>0,00</text:p>
          </table:table-cell>
          <table:table-cell office:value-type="string">
            <text:p>12.272,22</text:p>
          </table:table-cell>
          <table:table-cell office:value-type="string">
            <text:p>64.854,37</text:p>
          </table:table-cell>
          <table:table-cell table:number-columns-repeated="1006"/>
        </table:table-row>
        <table:table-row>
          <table:table-cell office:value-type="float" office:value="1206">
            <text:p>1206</text:p>
          </table:table-cell>
          <table:table-cell office:value-type="string">
            <text:p>ANDRE LUIS DE ALMEIDA</text:p>
          </table:table-cell>
          <table:table-cell office:value-type="string">
            <text:p>PROMOTOR (A) DE JUSTICA </text:p>
          </table:table-cell>
          <table:table-cell office:value-type="string">
            <text:p>COORDENAÇÃO PROJUS JUIZADO ESPECIAL CRIMINAL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20.213,46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757,33</text:p>
          </table:table-cell>
          <table:table-cell office:value-type="string">
            <text:p>64.548,31</text:p>
          </table:table-cell>
          <table:table-cell office:value-type="string">
            <text:p>4.716,47</text:p>
          </table:table-cell>
          <table:table-cell office:value-type="string">
            <text:p>7.840,29</text:p>
          </table:table-cell>
          <table:table-cell office:value-type="string">
            <text:p>0,00</text:p>
          </table:table-cell>
          <table:table-cell office:value-type="string">
            <text:p>16.265,01</text:p>
          </table:table-cell>
          <table:table-cell office:value-type="string">
            <text:p>48.283,30</text:p>
          </table:table-cell>
          <table:table-cell table:number-columns-repeated="1006"/>
        </table:table-row>
        <table:table-row>
          <table:table-cell office:value-type="float" office:value="1363">
            <text:p>1363</text:p>
          </table:table-cell>
          <table:table-cell office:value-type="string">
            <text:p>ANIZIA TOJAL SERRA DANTAS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 PORTO DOS GAÚCHOS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1.167,61</text:p>
          </table:table-cell>
          <table:table-cell office:value-type="string">
            <text:p>6.835,98</text:p>
          </table:table-cell>
          <table:table-cell office:value-type="string">
            <text:p>101.296,42</text:p>
          </table:table-cell>
          <table:table-cell office:value-type="string">
            <text:p>4.256,62</text:p>
          </table:table-cell>
          <table:table-cell office:value-type="string">
            <text:p>7.115,60</text:p>
          </table:table-cell>
          <table:table-cell office:value-type="string">
            <text:p>0,00</text:p>
          </table:table-cell>
          <table:table-cell office:value-type="string">
            <text:p>12.763,22</text:p>
          </table:table-cell>
          <table:table-cell office:value-type="string">
            <text:p>88.533,20</text:p>
          </table:table-cell>
          <table:table-cell table:number-columns-repeated="1006"/>
        </table:table-row>
        <table:table-row>
          <table:table-cell office:value-type="float" office:value="1210">
            <text:p>1210</text:p>
          </table:table-cell>
          <table:table-cell office:value-type="string">
            <text:p>ANNE KARINE LOUZICH HUGUENEY WIEGERT</text:p>
          </table:table-cell>
          <table:table-cell office:value-type="string">
            <text:p>PROMOTOR (A) DE JUSTICA </text:p>
          </table:table-cell>
          <table:table-cell office:value-type="string">
            <text:p>14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868,91</text:p>
          </table:table-cell>
          <table:table-cell office:value-type="string">
            <text:p>41.446,43</text:p>
          </table:table-cell>
          <table:table-cell office:value-type="string">
            <text:p>4.716,47</text:p>
          </table:table-cell>
          <table:table-cell office:value-type="string">
            <text:p>7.736,02</text:p>
          </table:table-cell>
          <table:table-cell office:value-type="string">
            <text:p>0,00</text:p>
          </table:table-cell>
          <table:table-cell office:value-type="string">
            <text:p>15.224,04</text:p>
          </table:table-cell>
          <table:table-cell office:value-type="string">
            <text:p>26.222,39</text:p>
          </table:table-cell>
          <table:table-cell table:number-columns-repeated="1006"/>
        </table:table-row>
        <table:table-row>
          <table:table-cell office:value-type="float" office:value="1175">
            <text:p>1175</text:p>
          </table:table-cell>
          <table:table-cell office:value-type="string">
            <text:p>ANTONIO MOREIRA DA SILV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RONDONÓPOLI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95,49</text:p>
          </table:table-cell>
          <table:table-cell office:value-type="string">
            <text:p>6.302,21</text:p>
          </table:table-cell>
          <table:table-cell office:value-type="string">
            <text:p>43.175,22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23.401,08</text:p>
          </table:table-cell>
          <table:table-cell office:value-type="string">
            <text:p>19.774,14</text:p>
          </table:table-cell>
          <table:table-cell table:number-columns-repeated="1006"/>
        </table:table-row>
        <table:table-row>
          <table:table-cell office:value-type="float" office:value="1147">
            <text:p>1147</text:p>
          </table:table-cell>
          <table:table-cell office:value-type="string">
            <text:p>ANTONIO SERGIO CORDEIRO PIEDADE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4.170,5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757,33</text:p>
          </table:table-cell>
          <table:table-cell office:value-type="string">
            <text:p>78.505,35</text:p>
          </table:table-cell>
          <table:table-cell office:value-type="string">
            <text:p>4.716,47</text:p>
          </table:table-cell>
          <table:table-cell office:value-type="string">
            <text:p>16.315,68</text:p>
          </table:table-cell>
          <table:table-cell office:value-type="string">
            <text:p>0,00</text:p>
          </table:table-cell>
          <table:table-cell office:value-type="string">
            <text:p>26.334,47</text:p>
          </table:table-cell>
          <table:table-cell office:value-type="string">
            <text:p>52.170,88</text:p>
          </table:table-cell>
          <table:table-cell table:number-columns-repeated="1006"/>
        </table:table-row>
        <table:table-row>
          <table:table-cell office:value-type="float" office:value="1195">
            <text:p>1195</text:p>
          </table:table-cell>
          <table:table-cell office:value-type="string">
            <text:p>ARI MADEIRA COSTA</text:p>
          </table:table-cell>
          <table:table-cell office:value-type="string">
            <text:p>PROMOTOR (A) DE JUSTICA </text:p>
          </table:table-cell>
          <table:table-cell office:value-type="string">
            <text:p>6ª PROMOTORIA DE JUSTIÇA CÍVEL DE RONDONÓPOLI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618,47</text:p>
          </table:table-cell>
          <table:table-cell office:value-type="string">
            <text:p>43.676,48</text:p>
          </table:table-cell>
          <table:table-cell office:value-type="string">
            <text:p>4.716,47</text:p>
          </table:table-cell>
          <table:table-cell office:value-type="string">
            <text:p>6.820,29</text:p>
          </table:table-cell>
          <table:table-cell office:value-type="string">
            <text:p>0,00</text:p>
          </table:table-cell>
          <table:table-cell office:value-type="string">
            <text:p>24.726,26</text:p>
          </table:table-cell>
          <table:table-cell office:value-type="string">
            <text:p>18.950,22</text:p>
          </table:table-cell>
          <table:table-cell table:number-columns-repeated="1006"/>
        </table:table-row>
        <table:table-row>
          <table:table-cell office:value-type="float" office:value="1191">
            <text:p>1191</text:p>
          </table:table-cell>
          <table:table-cell office:value-type="string">
            <text:p>ARIVALDO GUIMARAES DA COSTA JUNIOR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CAMPO VER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20.213,46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500,61</text:p>
          </table:table-cell>
          <table:table-cell office:value-type="string">
            <text:p>64.772,08</text:p>
          </table:table-cell>
          <table:table-cell office:value-type="string">
            <text:p>4.716,47</text:p>
          </table:table-cell>
          <table:table-cell office:value-type="string">
            <text:p>7.920,29</text:p>
          </table:table-cell>
          <table:table-cell office:value-type="string">
            <text:p>0,00</text:p>
          </table:table-cell>
          <table:table-cell office:value-type="string">
            <text:p>16.605,64</text:p>
          </table:table-cell>
          <table:table-cell office:value-type="string">
            <text:p>48.166,44</text:p>
          </table:table-cell>
          <table:table-cell table:number-columns-repeated="1006"/>
        </table:table-row>
        <table:table-row>
          <table:table-cell office:value-type="float" office:value="1156">
            <text:p>1156</text:p>
          </table:table-cell>
          <table:table-cell office:value-type="string">
            <text:p>ARNALDO JUSTINO DA SILVA</text:p>
          </table:table-cell>
          <table:table-cell office:value-type="string">
            <text:p>PROMOTOR (A) DE JUSTICA </text:p>
          </table:table-cell>
          <table:table-cell office:value-type="string">
            <text:p>10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386,29</text:p>
          </table:table-cell>
          <table:table-cell office:value-type="string">
            <text:p>43.963,81</text:p>
          </table:table-cell>
          <table:table-cell office:value-type="string">
            <text:p>4.716,47</text:p>
          </table:table-cell>
          <table:table-cell office:value-type="string">
            <text:p>7.683,88</text:p>
          </table:table-cell>
          <table:table-cell office:value-type="string">
            <text:p>0,00</text:p>
          </table:table-cell>
          <table:table-cell office:value-type="string">
            <text:p>21.136,60</text:p>
          </table:table-cell>
          <table:table-cell office:value-type="string">
            <text:p>22.827,21</text:p>
          </table:table-cell>
          <table:table-cell table:number-columns-repeated="1006"/>
        </table:table-row>
        <table:table-row>
          <table:table-cell office:value-type="float" office:value="1351">
            <text:p>1351</text:p>
          </table:table-cell>
          <table:table-cell office:value-type="string">
            <text:p>ARTHUR YASUHIRO KENJI SATO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ARENÁPOLIS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140,02</text:p>
          </table:table-cell>
          <table:table-cell office:value-type="string">
            <text:p>40.432,85</text:p>
          </table:table-cell>
          <table:table-cell office:value-type="string">
            <text:p>4.256,62</text:p>
          </table:table-cell>
          <table:table-cell office:value-type="string">
            <text:p>7.115,60</text:p>
          </table:table-cell>
          <table:table-cell office:value-type="string">
            <text:p>0,00</text:p>
          </table:table-cell>
          <table:table-cell office:value-type="string">
            <text:p>15.885,08</text:p>
          </table:table-cell>
          <table:table-cell office:value-type="string">
            <text:p>24.547,77</text:p>
          </table:table-cell>
          <table:table-cell table:number-columns-repeated="1006"/>
        </table:table-row>
        <table:table-row>
          <table:table-cell office:value-type="float" office:value="1188">
            <text:p>1188</text:p>
          </table:table-cell>
          <table:table-cell office:value-type="string">
            <text:p>AUDREY THOMAZ ILITY</text:p>
          </table:table-cell>
          <table:table-cell office:value-type="string">
            <text:p>PROMOTOR (A) DE JUSTICA </text:p>
          </table:table-cell>
          <table:table-cell office:value-type="string">
            <text:p>13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18.048,89</text:p>
          </table:table-cell>
          <table:table-cell office:value-type="string">
            <text:p>6.634,36</text:p>
          </table:table-cell>
          <table:table-cell office:value-type="string">
            <text:p>61.260,77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8.197,25</text:p>
          </table:table-cell>
          <table:table-cell office:value-type="string">
            <text:p>43.063,52</text:p>
          </table:table-cell>
          <table:table-cell table:number-columns-repeated="1006"/>
        </table:table-row>
        <table:table-row>
          <table:table-cell office:value-type="float" office:value="1223">
            <text:p>1223</text:p>
          </table:table-cell>
          <table:table-cell office:value-type="string">
            <text:p>AUGUSTO CESAR FUZARO</text:p>
          </table:table-cell>
          <table:table-cell office:value-type="string">
            <text:p>PROMOTOR (A) DE JUSTICA </text:p>
          </table:table-cell>
          <table:table-cell office:value-type="string">
            <text:p>4ª PROMOTORIA DE JUSTIÇA CRIMINAL DE RONDONÓPOLI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4.010,59</text:p>
          </table:table-cell>
          <table:table-cell office:value-type="string">
            <text:p>6.193,81</text:p>
          </table:table-cell>
          <table:table-cell office:value-type="string">
            <text:p>66.781,92</text:p>
          </table:table-cell>
          <table:table-cell office:value-type="string">
            <text:p>4.716,47</text:p>
          </table:table-cell>
          <table:table-cell office:value-type="string">
            <text:p>7.736,02</text:p>
          </table:table-cell>
          <table:table-cell office:value-type="string">
            <text:p>0,00</text:p>
          </table:table-cell>
          <table:table-cell office:value-type="string">
            <text:p>13.352,49</text:p>
          </table:table-cell>
          <table:table-cell office:value-type="string">
            <text:p>53.429,43</text:p>
          </table:table-cell>
          <table:table-cell table:number-columns-repeated="1006"/>
        </table:table-row>
        <table:table-row>
          <table:table-cell office:value-type="float" office:value="1275">
            <text:p>1275</text:p>
          </table:table-cell>
          <table:table-cell office:value-type="string">
            <text:p>AUGUSTO LOPES SANTOS</text:p>
          </table:table-cell>
          <table:table-cell office:value-type="string">
            <text:p>PROMOTOR (A) DE JUSTICA </text:p>
          </table:table-cell>
          <table:table-cell office:value-type="string">
            <text:p>4ª PROMOTORIA DE JUSTIÇA CÍVEL DE CÁCERE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4.250,83</text:p>
          </table:table-cell>
          <table:table-cell office:value-type="string">
            <text:p>6.208,83</text:p>
          </table:table-cell>
          <table:table-cell office:value-type="string">
            <text:p>67.517,67</text:p>
          </table:table-cell>
          <table:table-cell office:value-type="string">
            <text:p>4.716,47</text:p>
          </table:table-cell>
          <table:table-cell office:value-type="string">
            <text:p>7.816,01</text:p>
          </table:table-cell>
          <table:table-cell office:value-type="string">
            <text:p>0,00</text:p>
          </table:table-cell>
          <table:table-cell office:value-type="string">
            <text:p>13.946,48</text:p>
          </table:table-cell>
          <table:table-cell office:value-type="string">
            <text:p>53.571,19</text:p>
          </table:table-cell>
          <table:table-cell table:number-columns-repeated="1006"/>
        </table:table-row>
        <table:table-row>
          <table:table-cell office:value-type="float" office:value="1137">
            <text:p>1137</text:p>
          </table:table-cell>
          <table:table-cell office:value-type="string">
            <text:p>AURELIO RENE ARRAIS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757,33</text:p>
          </table:table-cell>
          <table:table-cell office:value-type="string">
            <text:p>44.334,85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7.599,25</text:p>
          </table:table-cell>
          <table:table-cell office:value-type="string">
            <text:p>26.735,60</text:p>
          </table:table-cell>
          <table:table-cell table:number-columns-repeated="1006"/>
        </table:table-row>
        <table:table-row>
          <table:table-cell office:value-type="float" office:value="1354">
            <text:p>1354</text:p>
          </table:table-cell>
          <table:table-cell office:value-type="string">
            <text:p>BRUNO FRANCO SILVESTRINI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PORTO ESPERIDIÃO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83.041,90</text:p>
          </table:table-cell>
          <table:table-cell office:value-type="string">
            <text:p>6.840,85</text:p>
          </table:table-cell>
          <table:table-cell office:value-type="string">
            <text:p>123.175,58</text:p>
          </table:table-cell>
          <table:table-cell office:value-type="string">
            <text:p>4.256,62</text:p>
          </table:table-cell>
          <table:table-cell office:value-type="string">
            <text:p>7.115,60</text:p>
          </table:table-cell>
          <table:table-cell office:value-type="string">
            <text:p>0,00</text:p>
          </table:table-cell>
          <table:table-cell office:value-type="string">
            <text:p>12.617,22</text:p>
          </table:table-cell>
          <table:table-cell office:value-type="string">
            <text:p>110.558,36</text:p>
          </table:table-cell>
          <table:table-cell table:number-columns-repeated="1006"/>
        </table:table-row>
        <table:table-row>
          <table:table-cell office:value-type="float" office:value="1254">
            <text:p>1254</text:p>
          </table:table-cell>
          <table:table-cell office:value-type="string">
            <text:p>CAIO MARCIO LOUREIRO</text:p>
          </table:table-cell>
          <table:table-cell office:value-type="string">
            <text:p>PROMOTOR (A) DE JUSTICA </text:p>
          </table:table-cell>
          <table:table-cell office:value-type="string">
            <text:p>14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20.213,46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547,74</text:p>
          </table:table-cell>
          <table:table-cell office:value-type="string">
            <text:p>64.338,72</text:p>
          </table:table-cell>
          <table:table-cell office:value-type="string">
            <text:p>4.716,47</text:p>
          </table:table-cell>
          <table:table-cell office:value-type="string">
            <text:p>7.736,02</text:p>
          </table:table-cell>
          <table:table-cell office:value-type="string">
            <text:p>0,00</text:p>
          </table:table-cell>
          <table:table-cell office:value-type="string">
            <text:p>15.168,12</text:p>
          </table:table-cell>
          <table:table-cell office:value-type="string">
            <text:p>49.170,60</text:p>
          </table:table-cell>
          <table:table-cell table:number-columns-repeated="1006"/>
        </table:table-row>
        <table:table-row>
          <table:table-cell office:value-type="float" office:value="1312">
            <text:p>1312</text:p>
          </table:table-cell>
          <table:table-cell office:value-type="string">
            <text:p>CARINA SFREDO DALMOLIN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SINOP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5.403,52</text:p>
          </table:table-cell>
          <table:table-cell office:value-type="string">
            <text:p>41.981,04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3.508,90</text:p>
          </table:table-cell>
          <table:table-cell office:value-type="string">
            <text:p>28.472,14</text:p>
          </table:table-cell>
          <table:table-cell table:number-columns-repeated="1006"/>
        </table:table-row>
        <table:table-row>
          <table:table-cell office:value-type="float" office:value="1211">
            <text:p>1211</text:p>
          </table:table-cell>
          <table:table-cell office:value-type="string">
            <text:p>CARLA MARQUES SALATI</text:p>
          </table:table-cell>
          <table:table-cell office:value-type="string">
            <text:p>PROMOTOR (A) DE JUSTICA </text:p>
          </table:table-cell>
          <table:table-cell office:value-type="string">
            <text:p>COORDENAÇÃO ADMINISTRATIVA  PROJUS DE CANARAN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6.072,05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388,32</text:p>
          </table:table-cell>
          <table:table-cell office:value-type="string">
            <text:p>80.037,89</text:p>
          </table:table-cell>
          <table:table-cell office:value-type="string">
            <text:p>4.716,47</text:p>
          </table:table-cell>
          <table:table-cell office:value-type="string">
            <text:p>16.838,60</text:p>
          </table:table-cell>
          <table:table-cell office:value-type="string">
            <text:p>0,00</text:p>
          </table:table-cell>
          <table:table-cell office:value-type="string">
            <text:p>23.100,07</text:p>
          </table:table-cell>
          <table:table-cell office:value-type="string">
            <text:p>56.937,82</text:p>
          </table:table-cell>
          <table:table-cell table:number-columns-repeated="1006"/>
        </table:table-row>
        <table:table-row>
          <table:table-cell office:value-type="float" office:value="1255">
            <text:p>1255</text:p>
          </table:table-cell>
          <table:table-cell office:value-type="string">
            <text:p>CARLOS EDUARDO PACIANOTTO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RIMINAL DE PRIMAVERA DO LEST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3.967,80</text:p>
          </table:table-cell>
          <table:table-cell office:value-type="string">
            <text:p>6.359,24</text:p>
          </table:table-cell>
          <table:table-cell office:value-type="string">
            <text:p>66.904,56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3.803,90</text:p>
          </table:table-cell>
          <table:table-cell office:value-type="string">
            <text:p>53.100,66</text:p>
          </table:table-cell>
          <table:table-cell table:number-columns-repeated="1006"/>
        </table:table-row>
        <table:table-row>
          <table:table-cell office:value-type="float" office:value="1146">
            <text:p>1146</text:p>
          </table:table-cell>
          <table:table-cell office:value-type="string">
            <text:p>CARLOS EDUARDO SILVA</text:p>
          </table:table-cell>
          <table:table-cell office:value-type="string">
            <text:p>PROMOTOR (A) DE JUSTICA </text:p>
          </table:table-cell>
          <table:table-cell office:value-type="string">
            <text:p>29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44.670,92</text:p>
          </table:table-cell>
          <table:table-cell office:value-type="string">
            <text:p>4.716,47</text:p>
          </table:table-cell>
          <table:table-cell office:value-type="string">
            <text:p>7.920,29</text:p>
          </table:table-cell>
          <table:table-cell office:value-type="string">
            <text:p>0,00</text:p>
          </table:table-cell>
          <table:table-cell office:value-type="string">
            <text:p>22.574,20</text:p>
          </table:table-cell>
          <table:table-cell office:value-type="string">
            <text:p>22.096,72</text:p>
          </table:table-cell>
          <table:table-cell table:number-columns-repeated="1006"/>
        </table:table-row>
        <table:table-row>
          <table:table-cell office:value-type="float" office:value="1357">
            <text:p>1357</text:p>
          </table:table-cell>
          <table:table-cell office:value-type="string">
            <text:p>CARLOS FREDERICO REGIS DE CAMPOS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GUARANTÃ DO NORTE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39.293,32</text:p>
          </table:table-cell>
          <table:table-cell office:value-type="string">
            <text:p>5.955,34</text:p>
          </table:table-cell>
          <table:table-cell office:value-type="string">
            <text:p>78.541,49</text:p>
          </table:table-cell>
          <table:table-cell office:value-type="string">
            <text:p>4.256,62</text:p>
          </table:table-cell>
          <table:table-cell office:value-type="string">
            <text:p>7.115,60</text:p>
          </table:table-cell>
          <table:table-cell office:value-type="string">
            <text:p>0,00</text:p>
          </table:table-cell>
          <table:table-cell office:value-type="string">
            <text:p>21.095,10</text:p>
          </table:table-cell>
          <table:table-cell office:value-type="string">
            <text:p>57.446,39</text:p>
          </table:table-cell>
          <table:table-cell table:number-columns-repeated="1006"/>
        </table:table-row>
        <table:table-row>
          <table:table-cell office:value-type="float" office:value="1231">
            <text:p>1231</text:p>
          </table:table-cell>
          <table:table-cell office:value-type="string">
            <text:p>CARLOS HENRIQUE RICHTER</text:p>
          </table:table-cell>
          <table:table-cell office:value-type="string">
            <text:p>PROMOTOR (A) DE JUSTICA </text:p>
          </table:table-cell>
          <table:table-cell office:value-type="string">
            <text:p>6ª PROMOTORIA DE JUSTIÇA CÍVEL DE VÁRZEA GRAN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4.054,49</text:p>
          </table:table-cell>
          <table:table-cell office:value-type="string">
            <text:p>6.805,13</text:p>
          </table:table-cell>
          <table:table-cell office:value-type="string">
            <text:p>67.437,14</text:p>
          </table:table-cell>
          <table:table-cell office:value-type="string">
            <text:p>4.716,47</text:p>
          </table:table-cell>
          <table:table-cell office:value-type="string">
            <text:p>7.788,15</text:p>
          </table:table-cell>
          <table:table-cell office:value-type="string">
            <text:p>0,00</text:p>
          </table:table-cell>
          <table:table-cell office:value-type="string">
            <text:p>16.853,42</text:p>
          </table:table-cell>
          <table:table-cell office:value-type="string">
            <text:p>50.583,72</text:p>
          </table:table-cell>
          <table:table-cell table:number-columns-repeated="1006"/>
        </table:table-row>
        <table:table-row>
          <table:table-cell office:value-type="float" office:value="1209">
            <text:p>1209</text:p>
          </table:table-cell>
          <table:table-cell office:value-type="string">
            <text:p>CARLOS ROBERTO ZAROUR CESAR</text:p>
          </table:table-cell>
          <table:table-cell office:value-type="string">
            <text:p>PROMOTOR (A) DE JUSTICA </text:p>
          </table:table-cell>
          <table:table-cell office:value-type="string">
            <text:p>18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44.670,92</text:p>
          </table:table-cell>
          <table:table-cell office:value-type="string">
            <text:p>4.716,47</text:p>
          </table:table-cell>
          <table:table-cell office:value-type="string">
            <text:p>7.920,29</text:p>
          </table:table-cell>
          <table:table-cell office:value-type="string">
            <text:p>0,00</text:p>
          </table:table-cell>
          <table:table-cell office:value-type="string">
            <text:p>16.565,72</text:p>
          </table:table-cell>
          <table:table-cell office:value-type="string">
            <text:p>28.105,20</text:p>
          </table:table-cell>
          <table:table-cell table:number-columns-repeated="1006"/>
        </table:table-row>
        <table:table-row>
          <table:table-cell office:value-type="float" office:value="1359">
            <text:p>1359</text:p>
          </table:table-cell>
          <table:table-cell office:value-type="string">
            <text:p>CARLOS RUBENS DE FREITAS OLIVEIRA FILHO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COMODORO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5.887,51</text:p>
          </table:table-cell>
          <table:table-cell office:value-type="string">
            <text:p>0,00</text:p>
          </table:table-cell>
          <table:table-cell office:value-type="string">
            <text:p>39.293,32</text:p>
          </table:table-cell>
          <table:table-cell office:value-type="string">
            <text:p>6.085,30</text:p>
          </table:table-cell>
          <table:table-cell office:value-type="string">
            <text:p>117.843,65</text:p>
          </table:table-cell>
          <table:table-cell office:value-type="string">
            <text:p>4.716,47</text:p>
          </table:table-cell>
          <table:table-cell office:value-type="string">
            <text:p>16.892,14</text:p>
          </table:table-cell>
          <table:table-cell office:value-type="string">
            <text:p>0,00</text:p>
          </table:table-cell>
          <table:table-cell office:value-type="string">
            <text:p>22.508,61</text:p>
          </table:table-cell>
          <table:table-cell office:value-type="string">
            <text:p>95.335,04</text:p>
          </table:table-cell>
          <table:table-cell table:number-columns-repeated="1006"/>
        </table:table-row>
        <table:table-row>
          <table:table-cell office:value-type="float" office:value="1378">
            <text:p>1378</text:p>
          </table:table-cell>
          <table:table-cell office:value-type="string">
            <text:p>CAROLINE DE ASSIS E SILVA HOLMES LINS</text:p>
          </table:table-cell>
          <table:table-cell office:value-type="string">
            <text:p>PROMOTOR DE JUSTICA SUBSTITUTO</text:p>
          </table:table-cell>
          <table:table-cell office:value-type="string">
            <text:p>2ª PROMOTORIA DE JUSTIÇA  DE PORTO ALEGRE DO NORTE</text:p>
          </table:table-cell>
          <table:table-cell office:value-type="string">
            <text:p>28.884,19</text:p>
          </table:table-cell>
          <table:table-cell office:value-type="string">
            <text:p>0,00</text:p>
          </table:table-cell>
          <table:table-cell office:value-type="string">
            <text:p>5.776,84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5.396,07</text:p>
          </table:table-cell>
          <table:table-cell office:value-type="string">
            <text:p>40.057,10</text:p>
          </table:table-cell>
          <table:table-cell office:value-type="string">
            <text:p>2.626,98</text:p>
          </table:table-cell>
          <table:table-cell office:value-type="string">
            <text:p>8.389,57</text:p>
          </table:table-cell>
          <table:table-cell office:value-type="string">
            <text:p>0,00</text:p>
          </table:table-cell>
          <table:table-cell office:value-type="string">
            <text:p>13.368,22</text:p>
          </table:table-cell>
          <table:table-cell office:value-type="string">
            <text:p>26.688,88</text:p>
          </table:table-cell>
          <table:table-cell table:number-columns-repeated="1006"/>
        </table:table-row>
        <table:table-row>
          <table:table-cell office:value-type="float" office:value="1151">
            <text:p>1151</text:p>
          </table:table-cell>
          <table:table-cell office:value-type="string">
            <text:p>CASSIA VICENTE DE MIRANDA HONDO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JACIAR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3.833,88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039,21</text:p>
          </table:table-cell>
          <table:table-cell office:value-type="string">
            <text:p>76.450,61</text:p>
          </table:table-cell>
          <table:table-cell office:value-type="string">
            <text:p>4.716,47</text:p>
          </table:table-cell>
          <table:table-cell office:value-type="string">
            <text:p>16.275,25</text:p>
          </table:table-cell>
          <table:table-cell office:value-type="string">
            <text:p>0,00</text:p>
          </table:table-cell>
          <table:table-cell office:value-type="string">
            <text:p>24.912,59</text:p>
          </table:table-cell>
          <table:table-cell office:value-type="string">
            <text:p>51.538,02</text:p>
          </table:table-cell>
          <table:table-cell table:number-columns-repeated="1006"/>
        </table:table-row>
        <table:table-row>
          <table:table-cell office:value-type="float" office:value="1214">
            <text:p>1214</text:p>
          </table:table-cell>
          <table:table-cell office:value-type="string">
            <text:p>CESAR DANILO RIBEIRO DE NOVAIS</text:p>
          </table:table-cell>
          <table:table-cell office:value-type="string">
            <text:p>PROMOTOR (A) DE JUSTICA </text:p>
          </table:table-cell>
          <table:table-cell office:value-type="string">
            <text:p>7ª PROMOTORIA DE JUSTIÇA CRIMINAL DE VÁRZEA GRAN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5.855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573,11</text:p>
          </table:table-cell>
          <table:table-cell office:value-type="string">
            <text:p>79.006,05</text:p>
          </table:table-cell>
          <table:table-cell office:value-type="string">
            <text:p>4.716,47</text:p>
          </table:table-cell>
          <table:table-cell office:value-type="string">
            <text:p>16.883,31</text:p>
          </table:table-cell>
          <table:table-cell office:value-type="string">
            <text:p>0,00</text:p>
          </table:table-cell>
          <table:table-cell office:value-type="string">
            <text:p>24.446,01</text:p>
          </table:table-cell>
          <table:table-cell office:value-type="string">
            <text:p>54.560,04</text:p>
          </table:table-cell>
          <table:table-cell table:number-columns-repeated="1006"/>
        </table:table-row>
        <table:table-row>
          <table:table-cell office:value-type="float" office:value="1232">
            <text:p>1232</text:p>
          </table:table-cell>
          <table:table-cell office:value-type="string">
            <text:p>CLAIRE VOGEL DUTRA</text:p>
          </table:table-cell>
          <table:table-cell office:value-type="string">
            <text:p>PROMOTOR (A) DE JUSTICA </text:p>
          </table:table-cell>
          <table:table-cell office:value-type="string">
            <text:p>AUXILIAR GABINETE DO PGJ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44.670,92</text:p>
          </table:table-cell>
          <table:table-cell office:value-type="string">
            <text:p>4.716,47</text:p>
          </table:table-cell>
          <table:table-cell office:value-type="string">
            <text:p>7.868,15</text:p>
          </table:table-cell>
          <table:table-cell office:value-type="string">
            <text:p>0,00</text:p>
          </table:table-cell>
          <table:table-cell office:value-type="string">
            <text:p>25.602,85</text:p>
          </table:table-cell>
          <table:table-cell office:value-type="string">
            <text:p>19.068,07</text:p>
          </table:table-cell>
          <table:table-cell table:number-columns-repeated="1006"/>
        </table:table-row>
        <table:table-row>
          <table:table-cell office:value-type="float" office:value="1233">
            <text:p>1233</text:p>
          </table:table-cell>
          <table:table-cell office:value-type="string">
            <text:p>CLARISSA CUBIS DE LIMA CANAN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ÍVEL DE BARRA DO GARÇA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36.214,45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868,91</text:p>
          </table:table-cell>
          <table:table-cell office:value-type="string">
            <text:p>78.141,37</text:p>
          </table:table-cell>
          <table:table-cell office:value-type="string">
            <text:p>4.716,47</text:p>
          </table:table-cell>
          <table:table-cell office:value-type="string">
            <text:p>17.114,17</text:p>
          </table:table-cell>
          <table:table-cell office:value-type="string">
            <text:p>0,00</text:p>
          </table:table-cell>
          <table:table-cell office:value-type="string">
            <text:p>25.965,97</text:p>
          </table:table-cell>
          <table:table-cell office:value-type="string">
            <text:p>52.175,40</text:p>
          </table:table-cell>
          <table:table-cell table:number-columns-repeated="1006"/>
        </table:table-row>
        <table:table-row>
          <table:table-cell office:value-type="float" office:value="1343">
            <text:p>1343</text:p>
          </table:table-cell>
          <table:table-cell office:value-type="string">
            <text:p>CLAUDIO ANGELO CORREA GONZAG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 ITIQUIRA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040,78</text:p>
          </table:table-cell>
          <table:table-cell office:value-type="string">
            <text:p>40.333,61</text:p>
          </table:table-cell>
          <table:table-cell office:value-type="string">
            <text:p>4.256,62</text:p>
          </table:table-cell>
          <table:table-cell office:value-type="string">
            <text:p>7.115,60</text:p>
          </table:table-cell>
          <table:table-cell office:value-type="string">
            <text:p>0,00</text:p>
          </table:table-cell>
          <table:table-cell office:value-type="string">
            <text:p>14.258,26</text:p>
          </table:table-cell>
          <table:table-cell office:value-type="string">
            <text:p>26.075,35</text:p>
          </table:table-cell>
          <table:table-cell table:number-columns-repeated="1006"/>
        </table:table-row>
        <table:table-row>
          <table:table-cell office:value-type="float" office:value="1179">
            <text:p>1179</text:p>
          </table:table-cell>
          <table:table-cell office:value-type="string">
            <text:p>CLAUDIO CESAR MATEO CAVALCANTE</text:p>
          </table:table-cell>
          <table:table-cell office:value-type="string">
            <text:p>PROMOTOR (A) DE JUSTICA </text:p>
          </table:table-cell>
          <table:table-cell office:value-type="string">
            <text:p>3ª PROMOTORIA DE JUSTIÇA CÍVEL DE VÁRZEA GRAN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879,11</text:p>
          </table:table-cell>
          <table:table-cell office:value-type="string">
            <text:p>43.937,12</text:p>
          </table:table-cell>
          <table:table-cell office:value-type="string">
            <text:p>4.716,47</text:p>
          </table:table-cell>
          <table:table-cell office:value-type="string">
            <text:p>8.024,56</text:p>
          </table:table-cell>
          <table:table-cell office:value-type="string">
            <text:p>0,00</text:p>
          </table:table-cell>
          <table:table-cell office:value-type="string">
            <text:p>14.184,40</text:p>
          </table:table-cell>
          <table:table-cell office:value-type="string">
            <text:p>29.752,72</text:p>
          </table:table-cell>
          <table:table-cell table:number-columns-repeated="1006"/>
        </table:table-row>
        <table:table-row>
          <table:table-cell office:value-type="float" office:value="1360">
            <text:p>1360</text:p>
          </table:table-cell>
          <table:table-cell office:value-type="string">
            <text:p>CLEUBER ALVES MONTEIRO JUNIOR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APIACÁS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5.776,84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39.293,32</text:p>
          </table:table-cell>
          <table:table-cell office:value-type="string">
            <text:p>5.362,93</text:p>
          </table:table-cell>
          <table:table-cell office:value-type="string">
            <text:p>80.837,50</text:p>
          </table:table-cell>
          <table:table-cell office:value-type="string">
            <text:p>4.256,62</text:p>
          </table:table-cell>
          <table:table-cell office:value-type="string">
            <text:p>7.909,91</text:p>
          </table:table-cell>
          <table:table-cell office:value-type="string">
            <text:p>0,00</text:p>
          </table:table-cell>
          <table:table-cell office:value-type="string">
            <text:p>15.584,44</text:p>
          </table:table-cell>
          <table:table-cell office:value-type="string">
            <text:p>65.253,06</text:p>
          </table:table-cell>
          <table:table-cell table:number-columns-repeated="1006"/>
        </table:table-row>
        <table:table-row>
          <table:table-cell office:value-type="float" office:value="1145">
            <text:p>1145</text:p>
          </table:table-cell>
          <table:table-cell office:value-type="string">
            <text:p>CLOVIS DE ALMEIDA JUNIOR</text:p>
          </table:table-cell>
          <table:table-cell office:value-type="string">
            <text:p>PROMOTOR (A) DE JUSTICA </text:p>
          </table:table-cell>
          <table:table-cell office:value-type="string">
            <text:p>36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20.213,46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64.403,89</text:p>
          </table:table-cell>
          <table:table-cell office:value-type="string">
            <text:p>4.716,47</text:p>
          </table:table-cell>
          <table:table-cell office:value-type="string">
            <text:p>7.840,29</text:p>
          </table:table-cell>
          <table:table-cell office:value-type="string">
            <text:p>0,00</text:p>
          </table:table-cell>
          <table:table-cell office:value-type="string">
            <text:p>19.514,96</text:p>
          </table:table-cell>
          <table:table-cell office:value-type="string">
            <text:p>44.888,93</text:p>
          </table:table-cell>
          <table:table-cell table:number-columns-repeated="1006"/>
        </table:table-row>
        <table:table-row>
          <table:table-cell office:value-type="float" office:value="1345">
            <text:p>1345</text:p>
          </table:table-cell>
          <table:table-cell office:value-type="string">
            <text:p>CYNTHIA QUAGLIO GREGORIO ANTUNES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RIMINAL DE JACIAR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756,61</text:p>
          </table:table-cell>
          <table:table-cell office:value-type="string">
            <text:p>41.334,13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3.508,90</text:p>
          </table:table-cell>
          <table:table-cell office:value-type="string">
            <text:p>27.825,23</text:p>
          </table:table-cell>
          <table:table-cell table:number-columns-repeated="1006"/>
        </table:table-row>
        <table:table-row>
          <table:table-cell office:value-type="float" office:value="1011">
            <text:p>1011</text:p>
          </table:table-cell>
          <table:table-cell office:value-type="string">
            <text:p>DALVA MARIA DE JESUS ALMEID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CÍVE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7.628,54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7.880,04</text:p>
          </table:table-cell>
          <table:table-cell office:value-type="string">
            <text:p>88.823,93</text:p>
          </table:table-cell>
          <table:table-cell office:value-type="string">
            <text:p>4.964,71</text:p>
          </table:table-cell>
          <table:table-cell office:value-type="string">
            <text:p>19.155,56</text:p>
          </table:table-cell>
          <table:table-cell office:value-type="string">
            <text:p>0,00</text:p>
          </table:table-cell>
          <table:table-cell office:value-type="string">
            <text:p>40.124,61</text:p>
          </table:table-cell>
          <table:table-cell office:value-type="string">
            <text:p>48.699,32</text:p>
          </table:table-cell>
          <table:table-cell table:number-columns-repeated="1006"/>
        </table:table-row>
        <table:table-row>
          <table:table-cell office:value-type="float" office:value="1198">
            <text:p>1198</text:p>
          </table:table-cell>
          <table:table-cell office:value-type="string">
            <text:p>DANIELA BERIGO BUTTNER CASTOR</text:p>
          </table:table-cell>
          <table:table-cell office:value-type="string">
            <text:p>PROMOTOR (A) DE JUSTICA </text:p>
          </table:table-cell>
          <table:table-cell office:value-type="string">
            <text:p>29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44.670,92</text:p>
          </table:table-cell>
          <table:table-cell office:value-type="string">
            <text:p>4.716,47</text:p>
          </table:table-cell>
          <table:table-cell office:value-type="string">
            <text:p>7.920,29</text:p>
          </table:table-cell>
          <table:table-cell office:value-type="string">
            <text:p>0,00</text:p>
          </table:table-cell>
          <table:table-cell office:value-type="string">
            <text:p>14.921,09</text:p>
          </table:table-cell>
          <table:table-cell office:value-type="string">
            <text:p>29.749,83</text:p>
          </table:table-cell>
          <table:table-cell table:number-columns-repeated="1006"/>
        </table:table-row>
        <table:table-row>
          <table:table-cell office:value-type="float" office:value="1258">
            <text:p>1258</text:p>
          </table:table-cell>
          <table:table-cell office:value-type="string">
            <text:p>DANIEL BALAN ZAPPIA</text:p>
          </table:table-cell>
          <table:table-cell office:value-type="string">
            <text:p>PROMOTOR (A) DE JUSTICA </text:p>
          </table:table-cell>
          <table:table-cell office:value-type="string">
            <text:p>16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2,98</text:p>
          </table:table-cell>
          <table:table-cell office:value-type="string">
            <text:p>41.540,50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4.421,56</text:p>
          </table:table-cell>
          <table:table-cell office:value-type="string">
            <text:p>27.118,94</text:p>
          </table:table-cell>
          <table:table-cell table:number-columns-repeated="1006"/>
        </table:table-row>
        <table:table-row>
          <table:table-cell office:value-type="float" office:value="1276">
            <text:p>1276</text:p>
          </table:table-cell>
          <table:table-cell office:value-type="string">
            <text:p>DANIEL CARVALHO MARIANO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LUCAS DO RIO VER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330,40</text:p>
          </table:table-cell>
          <table:table-cell office:value-type="string">
            <text:p>43.388,41</text:p>
          </table:table-cell>
          <table:table-cell office:value-type="string">
            <text:p>4.716,47</text:p>
          </table:table-cell>
          <table:table-cell office:value-type="string">
            <text:p>7.972,43</text:p>
          </table:table-cell>
          <table:table-cell office:value-type="string">
            <text:p>0,00</text:p>
          </table:table-cell>
          <table:table-cell office:value-type="string">
            <text:p>15.385,84</text:p>
          </table:table-cell>
          <table:table-cell office:value-type="string">
            <text:p>28.002,57</text:p>
          </table:table-cell>
          <table:table-cell table:number-columns-repeated="1006"/>
        </table:table-row>
        <table:table-row>
          <table:table-cell office:value-type="float" office:value="1270">
            <text:p>1270</text:p>
          </table:table-cell>
          <table:table-cell office:value-type="string">
            <text:p>DANIELE CREMA DA ROCHA DE SOUZA</text:p>
          </table:table-cell>
          <table:table-cell office:value-type="string">
            <text:p>PROMOTOR (A) DE JUSTICA </text:p>
          </table:table-cell>
          <table:table-cell office:value-type="string">
            <text:p>13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3.929,8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5.948,33</text:p>
          </table:table-cell>
          <table:table-cell office:value-type="string">
            <text:p>76.455,65</text:p>
          </table:table-cell>
          <table:table-cell office:value-type="string">
            <text:p>4.716,47</text:p>
          </table:table-cell>
          <table:table-cell office:value-type="string">
            <text:p>16.301,63</text:p>
          </table:table-cell>
          <table:table-cell office:value-type="string">
            <text:p>0,00</text:p>
          </table:table-cell>
          <table:table-cell office:value-type="string">
            <text:p>23.402,58</text:p>
          </table:table-cell>
          <table:table-cell office:value-type="string">
            <text:p>53.053,07</text:p>
          </table:table-cell>
          <table:table-cell table:number-columns-repeated="1006"/>
        </table:table-row>
        <table:table-row>
          <table:table-cell office:value-type="float" office:value="1327">
            <text:p>1327</text:p>
          </table:table-cell>
          <table:table-cell office:value-type="string">
            <text:p>DANIEL LUIZ DOS SANTOS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ALTA FLOREST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142,53</text:p>
          </table:table-cell>
          <table:table-cell office:value-type="string">
            <text:p>43.720,05</text:p>
          </table:table-cell>
          <table:table-cell office:value-type="string">
            <text:p>4.716,47</text:p>
          </table:table-cell>
          <table:table-cell office:value-type="string">
            <text:p>7.788,15</text:p>
          </table:table-cell>
          <table:table-cell office:value-type="string">
            <text:p>0,00</text:p>
          </table:table-cell>
          <table:table-cell office:value-type="string">
            <text:p>17.136,45</text:p>
          </table:table-cell>
          <table:table-cell office:value-type="string">
            <text:p>26.583,60</text:p>
          </table:table-cell>
          <table:table-cell table:number-columns-repeated="1006"/>
        </table:table-row>
        <table:table-row>
          <table:table-cell office:value-type="float" office:value="1303">
            <text:p>1303</text:p>
          </table:table-cell>
          <table:table-cell office:value-type="string">
            <text:p>DANILO CARDOSO LIM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COLÍDER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117,13</text:p>
          </table:table-cell>
          <table:table-cell office:value-type="string">
            <text:p>42.694,65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4.757,12</text:p>
          </table:table-cell>
          <table:table-cell office:value-type="string">
            <text:p>27.937,53</text:p>
          </table:table-cell>
          <table:table-cell table:number-columns-repeated="1006"/>
        </table:table-row>
        <table:table-row>
          <table:table-cell office:value-type="float" office:value="1266">
            <text:p>1266</text:p>
          </table:table-cell>
          <table:table-cell office:value-type="string">
            <text:p>DANNILO PRETI VIEIR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JUÍN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5.958,24</text:p>
          </table:table-cell>
          <table:table-cell office:value-type="string">
            <text:p>42.535,76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2.653,90</text:p>
          </table:table-cell>
          <table:table-cell office:value-type="string">
            <text:p>29.881,86</text:p>
          </table:table-cell>
          <table:table-cell table:number-columns-repeated="1006"/>
        </table:table-row>
        <table:table-row>
          <table:table-cell office:value-type="float" office:value="1224">
            <text:p>1224</text:p>
          </table:table-cell>
          <table:table-cell office:value-type="string">
            <text:p>DEOSDETE CRUZ JUNIOR</text:p>
          </table:table-cell>
          <table:table-cell office:value-type="string">
            <text:p>PROMOTOR (A) DE JUSTICA </text:p>
          </table:table-cell>
          <table:table-cell office:value-type="string">
            <text:p>SUBPROCURADORIA-GERAL DE JUSTIÇA JURÍDICA E INSTITUCIONAL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6.737,8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48.039,83</text:p>
          </table:table-cell>
          <table:table-cell office:value-type="string">
            <text:p>4.716,47</text:p>
          </table:table-cell>
          <table:table-cell office:value-type="string">
            <text:p>8.482,86</text:p>
          </table:table-cell>
          <table:table-cell office:value-type="string">
            <text:p>1.133,60</text:p>
          </table:table-cell>
          <table:table-cell office:value-type="string">
            <text:p>17.273,17</text:p>
          </table:table-cell>
          <table:table-cell office:value-type="string">
            <text:p>30.766,66</text:p>
          </table:table-cell>
          <table:table-cell table:number-columns-repeated="1006"/>
        </table:table-row>
        <table:table-row>
          <table:table-cell office:value-type="float" office:value="1014">
            <text:p>1014</text:p>
          </table:table-cell>
          <table:table-cell office:value-type="string">
            <text:p>DOMINGOS SAVIO DE BARROS ARRUDA</text:p>
          </table:table-cell>
          <table:table-cell office:value-type="string">
            <text:p>PROCURADOR DE JUSTICA</text:p>
          </table:table-cell>
          <table:table-cell office:value-type="string">
            <text:p>NACO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3.546,2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7.310,38</text:p>
          </table:table-cell>
          <table:table-cell office:value-type="string">
            <text:p>51.283,53</text:p>
          </table:table-cell>
          <table:table-cell office:value-type="string">
            <text:p>4.964,71</text:p>
          </table:table-cell>
          <table:table-cell office:value-type="string">
            <text:p>9.208,14</text:p>
          </table:table-cell>
          <table:table-cell office:value-type="string">
            <text:p>0,00</text:p>
          </table:table-cell>
          <table:table-cell office:value-type="string">
            <text:p>20.845,06</text:p>
          </table:table-cell>
          <table:table-cell office:value-type="string">
            <text:p>30.438,47</text:p>
          </table:table-cell>
          <table:table-cell table:number-columns-repeated="1006"/>
        </table:table-row>
        <table:table-row>
          <table:table-cell office:value-type="float" office:value="1234">
            <text:p>1234</text:p>
          </table:table-cell>
          <table:table-cell office:value-type="string">
            <text:p>DOUGLAS LINGIARDI STRACHICINI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ÍVEL DE VÁRZEA GRAN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5.959,7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80.150,15</text:p>
          </table:table-cell>
          <table:table-cell office:value-type="string">
            <text:p>4.716,47</text:p>
          </table:table-cell>
          <table:table-cell office:value-type="string">
            <text:p>16.859,85</text:p>
          </table:table-cell>
          <table:table-cell office:value-type="string">
            <text:p>0,00</text:p>
          </table:table-cell>
          <table:table-cell office:value-type="string">
            <text:p>21.576,32</text:p>
          </table:table-cell>
          <table:table-cell office:value-type="string">
            <text:p>58.573,83</text:p>
          </table:table-cell>
          <table:table-cell table:number-columns-repeated="1006"/>
        </table:table-row>
        <table:table-row>
          <table:table-cell office:value-type="float" office:value="1385">
            <text:p>1385</text:p>
          </table:table-cell>
          <table:table-cell office:value-type="string">
            <text:p>DRIELE DE OLIVEIRA MASCHIO</text:p>
          </table:table-cell>
          <table:table-cell office:value-type="string">
            <text:p>PROMOTOR DE JUSTICA SUBSTITUTO</text:p>
          </table:table-cell>
          <table:table-cell office:value-type="string">
            <text:p>1ª PROMOTORIA DE JUSTIÇA DE COTRIGUAÇU</text:p>
          </table:table-cell>
          <table:table-cell office:value-type="string">
            <text:p>28.884,19</text:p>
          </table:table-cell>
          <table:table-cell office:value-type="string">
            <text:p>0,00</text:p>
          </table:table-cell>
          <table:table-cell office:value-type="string">
            <text:p>4.332,63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14.442,09</text:p>
          </table:table-cell>
          <table:table-cell office:value-type="string">
            <text:p>6.254,52</text:p>
          </table:table-cell>
          <table:table-cell office:value-type="string">
            <text:p>53.913,43</text:p>
          </table:table-cell>
          <table:table-cell office:value-type="string">
            <text:p>4.043,79</text:p>
          </table:table-cell>
          <table:table-cell office:value-type="string">
            <text:p>7.153,22</text:p>
          </table:table-cell>
          <table:table-cell office:value-type="string">
            <text:p>0,00</text:p>
          </table:table-cell>
          <table:table-cell office:value-type="string">
            <text:p>12.097,01</text:p>
          </table:table-cell>
          <table:table-cell office:value-type="string">
            <text:p>41.816,42</text:p>
          </table:table-cell>
          <table:table-cell table:number-columns-repeated="1006"/>
        </table:table-row>
        <table:table-row>
          <table:table-cell office:value-type="float" office:value="1355">
            <text:p>1355</text:p>
          </table:table-cell>
          <table:table-cell office:value-type="string">
            <text:p>EDINALDO DOS SANTOS COELHO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QUERÊNCIA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39.293,32</text:p>
          </table:table-cell>
          <table:table-cell office:value-type="string">
            <text:p>3.499,58</text:p>
          </table:table-cell>
          <table:table-cell office:value-type="string">
            <text:p>76.085,73</text:p>
          </table:table-cell>
          <table:table-cell office:value-type="string">
            <text:p>4.256,62</text:p>
          </table:table-cell>
          <table:table-cell office:value-type="string">
            <text:p>7.063,46</text:p>
          </table:table-cell>
          <table:table-cell office:value-type="string">
            <text:p>0,00</text:p>
          </table:table-cell>
          <table:table-cell office:value-type="string">
            <text:p>15.445,90</text:p>
          </table:table-cell>
          <table:table-cell office:value-type="string">
            <text:p>60.639,83</text:p>
          </table:table-cell>
          <table:table-cell table:number-columns-repeated="1006"/>
        </table:table-row>
        <table:table-row>
          <table:table-cell office:value-type="float" office:value="1086">
            <text:p>1086</text:p>
          </table:table-cell>
          <table:table-cell office:value-type="string">
            <text:p>EDMILSON DA COSTA PEREIRA</text:p>
          </table:table-cell>
          <table:table-cell office:value-type="string">
            <text:p>PROCURADOR DE JUSTICA</text:p>
          </table:table-cell>
          <table:table-cell office:value-type="string">
            <text:p>PROCURADORIA DE JUSTIÇA ESPECIALIZADA NA DEFESA DA PROBIDADE, PATRIMÔNIO PÚBLICO E ORDEM TRIBUTÁRIA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3.546,2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11.820,74</text:p>
          </table:table-cell>
          <table:table-cell office:value-type="string">
            <text:p>6.479,52</text:p>
          </table:table-cell>
          <table:table-cell office:value-type="string">
            <text:p>62.273,41</text:p>
          </table:table-cell>
          <table:table-cell office:value-type="string">
            <text:p>4.964,71</text:p>
          </table:table-cell>
          <table:table-cell office:value-type="string">
            <text:p>9.857,96</text:p>
          </table:table-cell>
          <table:table-cell office:value-type="string">
            <text:p>0,00</text:p>
          </table:table-cell>
          <table:table-cell office:value-type="string">
            <text:p>17.880,56</text:p>
          </table:table-cell>
          <table:table-cell office:value-type="string">
            <text:p>44.392,85</text:p>
          </table:table-cell>
          <table:table-cell table:number-columns-repeated="1006"/>
        </table:table-row>
        <table:table-row>
          <table:table-cell office:value-type="float" office:value="1350">
            <text:p>1350</text:p>
          </table:table-cell>
          <table:table-cell office:value-type="string">
            <text:p>EDUARDO ANTONIO FERREIRA ZAQUE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CLÁUDIA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0.911,48</text:p>
          </table:table-cell>
          <table:table-cell office:value-type="string">
            <text:p>6.652,68</text:p>
          </table:table-cell>
          <table:table-cell office:value-type="string">
            <text:p>60.856,99</text:p>
          </table:table-cell>
          <table:table-cell office:value-type="string">
            <text:p>4.256,62</text:p>
          </table:table-cell>
          <table:table-cell office:value-type="string">
            <text:p>7.115,60</text:p>
          </table:table-cell>
          <table:table-cell office:value-type="string">
            <text:p>0,00</text:p>
          </table:table-cell>
          <table:table-cell office:value-type="string">
            <text:p>17.113,04</text:p>
          </table:table-cell>
          <table:table-cell office:value-type="string">
            <text:p>43.743,95</text:p>
          </table:table-cell>
          <table:table-cell table:number-columns-repeated="1006"/>
        </table:table-row>
        <table:table-row>
          <table:table-cell office:value-type="float" office:value="1015">
            <text:p>1015</text:p>
          </table:table-cell>
          <table:table-cell office:value-type="string">
            <text:p>ELIANA CICERO DE SA MARANHAO AYRES</text:p>
          </table:table-cell>
          <table:table-cell office:value-type="string">
            <text:p>PROCURADOR DE JUSTICA</text:p>
          </table:table-cell>
          <table:table-cell office:value-type="string">
            <text:p>PROCURADORIA DE JUSTIÇA ESPECIALIZADA NA DEFESA DA CIDADANIA E CONSUMIDOR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7.350,09</text:p>
          </table:table-cell>
          <table:table-cell office:value-type="string">
            <text:p>50.665,44</text:p>
          </table:table-cell>
          <table:table-cell office:value-type="string">
            <text:p>4.964,71</text:p>
          </table:table-cell>
          <table:table-cell office:value-type="string">
            <text:p>9.677,07</text:p>
          </table:table-cell>
          <table:table-cell office:value-type="string">
            <text:p>0,00</text:p>
          </table:table-cell>
          <table:table-cell office:value-type="string">
            <text:p>31.318,81</text:p>
          </table:table-cell>
          <table:table-cell office:value-type="string">
            <text:p>19.346,63</text:p>
          </table:table-cell>
          <table:table-cell table:number-columns-repeated="1006"/>
        </table:table-row>
        <table:table-row>
          <table:table-cell office:value-type="float" office:value="1245">
            <text:p>1245</text:p>
          </table:table-cell>
          <table:table-cell office:value-type="string">
            <text:p>ELIDE MANZINI DE CAMPOS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SORRISO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3.894,02</text:p>
          </table:table-cell>
          <table:table-cell office:value-type="string">
            <text:p>6.489,94</text:p>
          </table:table-cell>
          <table:table-cell office:value-type="string">
            <text:p>66.961,48</text:p>
          </table:table-cell>
          <table:table-cell office:value-type="string">
            <text:p>4.716,47</text:p>
          </table:table-cell>
          <table:table-cell office:value-type="string">
            <text:p>7.788,15</text:p>
          </table:table-cell>
          <table:table-cell office:value-type="string">
            <text:p>0,00</text:p>
          </table:table-cell>
          <table:table-cell office:value-type="string">
            <text:p>16.329,41</text:p>
          </table:table-cell>
          <table:table-cell office:value-type="string">
            <text:p>50.632,07</text:p>
          </table:table-cell>
          <table:table-cell table:number-columns-repeated="1006"/>
        </table:table-row>
        <table:table-row>
          <table:table-cell office:value-type="float" office:value="1016">
            <text:p>1016</text:p>
          </table:table-cell>
          <table:table-cell office:value-type="string">
            <text:p>ELIO AMERICO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CRIMINA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7.934,64</text:p>
          </table:table-cell>
          <table:table-cell office:value-type="string">
            <text:p>51.249,99</text:p>
          </table:table-cell>
          <table:table-cell office:value-type="string">
            <text:p>4.964,71</text:p>
          </table:table-cell>
          <table:table-cell office:value-type="string">
            <text:p>9.677,07</text:p>
          </table:table-cell>
          <table:table-cell office:value-type="string">
            <text:p>0,00</text:p>
          </table:table-cell>
          <table:table-cell office:value-type="string">
            <text:p>25.953,54</text:p>
          </table:table-cell>
          <table:table-cell office:value-type="string">
            <text:p>25.296,45</text:p>
          </table:table-cell>
          <table:table-cell table:number-columns-repeated="1006"/>
        </table:table-row>
        <table:table-row>
          <table:table-cell office:value-type="float" office:value="1143">
            <text:p>1143</text:p>
          </table:table-cell>
          <table:table-cell office:value-type="string">
            <text:p>ELISAMARA SIGLES VODONOS PORTELA</text:p>
          </table:table-cell>
          <table:table-cell office:value-type="string">
            <text:p>PROMOTOR (A) DE JUSTICA </text:p>
          </table:table-cell>
          <table:table-cell office:value-type="string">
            <text:p>16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33.969,84</text:p>
          </table:table-cell>
          <table:table-cell office:value-type="string">
            <text:p>4.716,47</text:p>
          </table:table-cell>
          <table:table-cell office:value-type="string">
            <text:p>0,00</text:p>
          </table:table-cell>
          <table:table-cell office:value-type="string">
            <text:p>6.794,43</text:p>
          </table:table-cell>
          <table:table-cell office:value-type="string">
            <text:p>82.538,75</text:p>
          </table:table-cell>
          <table:table-cell office:value-type="string">
            <text:p>4.716,47</text:p>
          </table:table-cell>
          <table:table-cell office:value-type="string">
            <text:p>17.637,53</text:p>
          </table:table-cell>
          <table:table-cell office:value-type="string">
            <text:p>0,00</text:p>
          </table:table-cell>
          <table:table-cell office:value-type="string">
            <text:p>23.831,62</text:p>
          </table:table-cell>
          <table:table-cell office:value-type="string">
            <text:p>58.707,13</text:p>
          </table:table-cell>
          <table:table-cell table:number-columns-repeated="1006"/>
        </table:table-row>
        <table:table-row>
          <table:table-cell office:value-type="float" office:value="1335">
            <text:p>1335</text:p>
          </table:table-cell>
          <table:table-cell office:value-type="string">
            <text:p>ELTON OLIVEIRA AMARAL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MIRASSOL D'OEST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5.901,87</text:p>
          </table:table-cell>
          <table:table-cell office:value-type="string">
            <text:p>42.479,39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5.156,45</text:p>
          </table:table-cell>
          <table:table-cell office:value-type="string">
            <text:p>27.322,94</text:p>
          </table:table-cell>
          <table:table-cell table:number-columns-repeated="1006"/>
        </table:table-row>
        <table:table-row>
          <table:table-cell office:value-type="float" office:value="1334">
            <text:p>1334</text:p>
          </table:table-cell>
          <table:table-cell office:value-type="string">
            <text:p>EMANUEL FILARTIGA ESCALANTE RIBEIRO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ARAPUTANGA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0.360,54</text:p>
          </table:table-cell>
          <table:table-cell office:value-type="string">
            <text:p>4.758,99</text:p>
          </table:table-cell>
          <table:table-cell office:value-type="string">
            <text:p>58.412,36</text:p>
          </table:table-cell>
          <table:table-cell office:value-type="string">
            <text:p>4.256,62</text:p>
          </table:table-cell>
          <table:table-cell office:value-type="string">
            <text:p>7.115,60</text:p>
          </table:table-cell>
          <table:table-cell office:value-type="string">
            <text:p>0,00</text:p>
          </table:table-cell>
          <table:table-cell office:value-type="string">
            <text:p>12.317,22</text:p>
          </table:table-cell>
          <table:table-cell office:value-type="string">
            <text:p>46.095,14</text:p>
          </table:table-cell>
          <table:table-cell table:number-columns-repeated="1006"/>
        </table:table-row>
        <table:table-row>
          <table:table-cell office:value-type="float" office:value="1261">
            <text:p>1261</text:p>
          </table:table-cell>
          <table:table-cell office:value-type="string">
            <text:p>ENAILE LAURA NUNES DA SILVA</text:p>
          </table:table-cell>
          <table:table-cell office:value-type="string">
            <text:p>PROMOTOR (A) DE JUSTICA </text:p>
          </table:table-cell>
          <table:table-cell office:value-type="string">
            <text:p>3ª PROMOTORIA DE JUSTIÇA CÍVEL DE CÁCERE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35.952,85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868,91</text:p>
          </table:table-cell>
          <table:table-cell office:value-type="string">
            <text:p>77.879,77</text:p>
          </table:table-cell>
          <table:table-cell office:value-type="string">
            <text:p>4.716,47</text:p>
          </table:table-cell>
          <table:table-cell office:value-type="string">
            <text:p>17.042,23</text:p>
          </table:table-cell>
          <table:table-cell office:value-type="string">
            <text:p>0,00</text:p>
          </table:table-cell>
          <table:table-cell office:value-type="string">
            <text:p>26.085,95</text:p>
          </table:table-cell>
          <table:table-cell office:value-type="string">
            <text:p>51.793,82</text:p>
          </table:table-cell>
          <table:table-cell table:number-columns-repeated="1006"/>
        </table:table-row>
        <table:table-row>
          <table:table-cell office:value-type="float" office:value="1018">
            <text:p>1018</text:p>
          </table:table-cell>
          <table:table-cell office:value-type="string">
            <text:p>ESTHER LOUISE ASVOLINSQUE PEIXOTO</text:p>
          </table:table-cell>
          <table:table-cell office:value-type="string">
            <text:p>PROCURADOR DE JUSTICA</text:p>
          </table:table-cell>
          <table:table-cell office:value-type="string">
            <text:p>15ª PROCURADORIA DE JUSTIÇA CRIMINA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7.092,44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39.293,32</text:p>
          </table:table-cell>
          <table:table-cell office:value-type="string">
            <text:p>7.934,64</text:p>
          </table:table-cell>
          <table:table-cell office:value-type="string">
            <text:p>94.747,33</text:p>
          </table:table-cell>
          <table:table-cell office:value-type="string">
            <text:p>4.964,71</text:p>
          </table:table-cell>
          <table:table-cell office:value-type="string">
            <text:p>9.936,30</text:p>
          </table:table-cell>
          <table:table-cell office:value-type="string">
            <text:p>3.261,34</text:p>
          </table:table-cell>
          <table:table-cell office:value-type="string">
            <text:p>31.924,35</text:p>
          </table:table-cell>
          <table:table-cell office:value-type="string">
            <text:p>62.822,98</text:p>
          </table:table-cell>
          <table:table-cell table:number-columns-repeated="1006"/>
        </table:table-row>
        <table:table-row>
          <table:table-cell office:value-type="float" office:value="1295">
            <text:p>1295</text:p>
          </table:table-cell>
          <table:table-cell office:value-type="string">
            <text:p>EULALIA NATALIA SILVA MELO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RIMINAL DE CÁCERE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35.462,22</text:p>
          </table:table-cell>
          <table:table-cell office:value-type="string">
            <text:p>7.131,60</text:p>
          </table:table-cell>
          <table:table-cell office:value-type="string">
            <text:p>79.171,34</text:p>
          </table:table-cell>
          <table:table-cell office:value-type="string">
            <text:p>4.716,47</text:p>
          </table:table-cell>
          <table:table-cell office:value-type="string">
            <text:p>7.788,15</text:p>
          </table:table-cell>
          <table:table-cell office:value-type="string">
            <text:p>0,00</text:p>
          </table:table-cell>
          <table:table-cell office:value-type="string">
            <text:p>23.670,67</text:p>
          </table:table-cell>
          <table:table-cell office:value-type="string">
            <text:p>55.500,67</text:p>
          </table:table-cell>
          <table:table-cell table:number-columns-repeated="1006"/>
        </table:table-row>
        <table:table-row>
          <table:table-cell office:value-type="float" office:value="1019">
            <text:p>1019</text:p>
          </table:table-cell>
          <table:table-cell office:value-type="string">
            <text:p>EUNICE HELENA RODRIGUES DE BARROS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CÍVE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24.256,16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7.352,67</text:p>
          </table:table-cell>
          <table:table-cell office:value-type="string">
            <text:p>74.924,18</text:p>
          </table:table-cell>
          <table:table-cell office:value-type="string">
            <text:p>4.964,71</text:p>
          </table:table-cell>
          <table:table-cell office:value-type="string">
            <text:p>9.677,07</text:p>
          </table:table-cell>
          <table:table-cell office:value-type="string">
            <text:p>0,00</text:p>
          </table:table-cell>
          <table:table-cell office:value-type="string">
            <text:p>28.924,85</text:p>
          </table:table-cell>
          <table:table-cell office:value-type="string">
            <text:p>45.999,33</text:p>
          </table:table-cell>
          <table:table-cell table:number-columns-repeated="1006"/>
        </table:table-row>
        <table:table-row>
          <table:table-cell office:value-type="float" office:value="1120">
            <text:p>1120</text:p>
          </table:table-cell>
          <table:table-cell office:value-type="string">
            <text:p>EZEQUIEL BORGES DE CAMPOS</text:p>
          </table:table-cell>
          <table:table-cell office:value-type="string">
            <text:p>PROCURADOR DE JUSTICA</text:p>
          </table:table-cell>
          <table:table-cell office:value-type="string">
            <text:p>16ª PROCURADORIA DE JUSTIÇA CÍVE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3.546,22</text:p>
          </table:table-cell>
          <table:table-cell office:value-type="string">
            <text:p>0,00</text:p>
          </table:table-cell>
          <table:table-cell office:value-type="string">
            <text:p>35.757,74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4,41</text:p>
          </table:table-cell>
          <table:table-cell office:value-type="string">
            <text:p>82.380,59</text:p>
          </table:table-cell>
          <table:table-cell office:value-type="string">
            <text:p>4.964,71</text:p>
          </table:table-cell>
          <table:table-cell office:value-type="string">
            <text:p>17.300,27</text:p>
          </table:table-cell>
          <table:table-cell office:value-type="string">
            <text:p>0,00</text:p>
          </table:table-cell>
          <table:table-cell office:value-type="string">
            <text:p>27.542,14</text:p>
          </table:table-cell>
          <table:table-cell office:value-type="string">
            <text:p>54.838,45</text:p>
          </table:table-cell>
          <table:table-cell table:number-columns-repeated="1006"/>
        </table:table-row>
        <table:table-row>
          <table:table-cell office:value-type="float" office:value="1215">
            <text:p>1215</text:p>
          </table:table-cell>
          <table:table-cell office:value-type="string">
            <text:p>FABIANA DA COSTA SILVA VIEIRA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ÍVEL DE TANGARÁ DA SERR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3.903,61</text:p>
          </table:table-cell>
          <table:table-cell office:value-type="string">
            <text:p>6.602,24</text:p>
          </table:table-cell>
          <table:table-cell office:value-type="string">
            <text:p>67.083,37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3.282,90</text:p>
          </table:table-cell>
          <table:table-cell office:value-type="string">
            <text:p>53.800,47</text:p>
          </table:table-cell>
          <table:table-cell table:number-columns-repeated="1006"/>
        </table:table-row>
        <table:table-row>
          <table:table-cell office:value-type="float" office:value="1240">
            <text:p>1240</text:p>
          </table:table-cell>
          <table:table-cell office:value-type="string">
            <text:p>FABIOLA FUZINATTO VALANDRO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PRIMAVERA DO LEST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288,87</text:p>
          </table:table-cell>
          <table:table-cell office:value-type="string">
            <text:p>42.866,39</text:p>
          </table:table-cell>
          <table:table-cell office:value-type="string">
            <text:p>4.716,47</text:p>
          </table:table-cell>
          <table:table-cell office:value-type="string">
            <text:p>7.840,29</text:p>
          </table:table-cell>
          <table:table-cell office:value-type="string">
            <text:p>0,00</text:p>
          </table:table-cell>
          <table:table-cell office:value-type="string">
            <text:p>13.717,56</text:p>
          </table:table-cell>
          <table:table-cell office:value-type="string">
            <text:p>29.148,83</text:p>
          </table:table-cell>
          <table:table-cell table:number-columns-repeated="1006"/>
        </table:table-row>
        <table:table-row>
          <table:table-cell office:value-type="float" office:value="1259">
            <text:p>1259</text:p>
          </table:table-cell>
          <table:table-cell office:value-type="string">
            <text:p>FABIO PAULO DA COSTA LATORRACA</text:p>
          </table:table-cell>
          <table:table-cell office:value-type="string">
            <text:p>PROMOTOR (A) DE JUSTICA </text:p>
          </table:table-cell>
          <table:table-cell office:value-type="string">
            <text:p>3ª PROMOTORIA DE JUSTIÇA CRIMINAL DE RONDONÓPOLI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944,86</text:p>
          </table:table-cell>
          <table:table-cell office:value-type="string">
            <text:p>43.522,38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5.838,40</text:p>
          </table:table-cell>
          <table:table-cell office:value-type="string">
            <text:p>27.683,98</text:p>
          </table:table-cell>
          <table:table-cell table:number-columns-repeated="1006"/>
        </table:table-row>
        <table:table-row>
          <table:table-cell office:value-type="float" office:value="1344">
            <text:p>1344</text:p>
          </table:table-cell>
          <table:table-cell office:value-type="string">
            <text:p>FABIO ROGERIO DE SOUZA SANT ANNA PINHEIRO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NOVA XAVANTIN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5.105,80</text:p>
          </table:table-cell>
          <table:table-cell office:value-type="string">
            <text:p>41.683,32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3.553,90</text:p>
          </table:table-cell>
          <table:table-cell office:value-type="string">
            <text:p>28.129,42</text:p>
          </table:table-cell>
          <table:table-cell table:number-columns-repeated="1006"/>
        </table:table-row>
        <table:table-row>
          <table:table-cell office:value-type="float" office:value="1352">
            <text:p>1352</text:p>
          </table:table-cell>
          <table:table-cell office:value-type="string">
            <text:p>FABISON MIRANDA CARDOSO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RIMINAL DE PONTES E LACERD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39.293,32</text:p>
          </table:table-cell>
          <table:table-cell office:value-type="string">
            <text:p>7.163,72</text:p>
          </table:table-cell>
          <table:table-cell office:value-type="string">
            <text:p>83.515,05</text:p>
          </table:table-cell>
          <table:table-cell office:value-type="string">
            <text:p>4.716,47</text:p>
          </table:table-cell>
          <table:table-cell office:value-type="string">
            <text:p>8.024,56</text:p>
          </table:table-cell>
          <table:table-cell office:value-type="string">
            <text:p>0,00</text:p>
          </table:table-cell>
          <table:table-cell office:value-type="string">
            <text:p>14.779,13</text:p>
          </table:table-cell>
          <table:table-cell office:value-type="string">
            <text:p>68.735,92</text:p>
          </table:table-cell>
          <table:table-cell table:number-columns-repeated="1006"/>
        </table:table-row>
        <table:table-row>
          <table:table-cell office:value-type="float" office:value="1379">
            <text:p>1379</text:p>
          </table:table-cell>
          <table:table-cell office:value-type="string">
            <text:p>FABRICIO MIRANDA MEREB</text:p>
          </table:table-cell>
          <table:table-cell office:value-type="string">
            <text:p>PROMOTOR DE JUSTICA SUBSTITUTO</text:p>
          </table:table-cell>
          <table:table-cell office:value-type="string">
            <text:p>COORDENAÇÃO ADMINISTRATIVA  PROJUS DE ALTO GARÇAS</text:p>
          </table:table-cell>
          <table:table-cell office:value-type="string">
            <text:p>28.884,19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0.160,27</text:p>
          </table:table-cell>
          <table:table-cell office:value-type="string">
            <text:p>5.705,89</text:p>
          </table:table-cell>
          <table:table-cell office:value-type="string">
            <text:p>57.638,77</text:p>
          </table:table-cell>
          <table:table-cell office:value-type="string">
            <text:p>2.626,98</text:p>
          </table:table-cell>
          <table:table-cell office:value-type="string">
            <text:p>7.595,25</text:p>
          </table:table-cell>
          <table:table-cell office:value-type="string">
            <text:p>0,00</text:p>
          </table:table-cell>
          <table:table-cell office:value-type="string">
            <text:p>13.439,13</text:p>
          </table:table-cell>
          <table:table-cell office:value-type="string">
            <text:p>44.199,64</text:p>
          </table:table-cell>
          <table:table-cell table:number-columns-repeated="1006"/>
        </table:table-row>
        <table:table-row>
          <table:table-cell office:value-type="float" office:value="1140">
            <text:p>1140</text:p>
          </table:table-cell>
          <table:table-cell office:value-type="string">
            <text:p>FANIA HELENA OLIVEIRA DE AMORIM</text:p>
          </table:table-cell>
          <table:table-cell office:value-type="string">
            <text:p>PROMOTOR (A) DE JUSTICA </text:p>
          </table:table-cell>
          <table:table-cell office:value-type="string">
            <text:p>7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716,47</text:p>
          </table:table-cell>
          <table:table-cell office:value-type="string">
            <text:p>16.844,55</text:p>
          </table:table-cell>
          <table:table-cell office:value-type="string">
            <text:p>7.757,33</text:p>
          </table:table-cell>
          <table:table-cell office:value-type="string">
            <text:p>65.895,87</text:p>
          </table:table-cell>
          <table:table-cell office:value-type="string">
            <text:p>4.716,47</text:p>
          </table:table-cell>
          <table:table-cell office:value-type="string">
            <text:p>9.189,46</text:p>
          </table:table-cell>
          <table:table-cell office:value-type="string">
            <text:p>0,00</text:p>
          </table:table-cell>
          <table:table-cell office:value-type="string">
            <text:p>23.267,74</text:p>
          </table:table-cell>
          <table:table-cell office:value-type="string">
            <text:p>42.628,13</text:p>
          </table:table-cell>
          <table:table-cell table:number-columns-repeated="1006"/>
        </table:table-row>
        <table:table-row>
          <table:table-cell office:value-type="float" office:value="1311">
            <text:p>1311</text:p>
          </table:table-cell>
          <table:table-cell office:value-type="string">
            <text:p>FELIPE AUGUSTO RIBEIRO DE OLIVEIR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CAMPO NOVO DO PARECI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063,79</text:p>
          </table:table-cell>
          <table:table-cell office:value-type="string">
            <text:p>43.641,31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2.653,90</text:p>
          </table:table-cell>
          <table:table-cell office:value-type="string">
            <text:p>30.987,41</text:p>
          </table:table-cell>
          <table:table-cell table:number-columns-repeated="1006"/>
        </table:table-row>
        <table:table-row>
          <table:table-cell office:value-type="float" office:value="1347">
            <text:p>1347</text:p>
          </table:table-cell>
          <table:table-cell office:value-type="string">
            <text:p>FERNANDA ALBERTON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ALTA FLOREST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029,12</text:p>
          </table:table-cell>
          <table:table-cell office:value-type="string">
            <text:p>42.606,64</text:p>
          </table:table-cell>
          <table:table-cell office:value-type="string">
            <text:p>4.716,47</text:p>
          </table:table-cell>
          <table:table-cell office:value-type="string">
            <text:p>7.840,29</text:p>
          </table:table-cell>
          <table:table-cell office:value-type="string">
            <text:p>0,00</text:p>
          </table:table-cell>
          <table:table-cell office:value-type="string">
            <text:p>14.593,57</text:p>
          </table:table-cell>
          <table:table-cell office:value-type="string">
            <text:p>28.013,07</text:p>
          </table:table-cell>
          <table:table-cell table:number-columns-repeated="1006"/>
        </table:table-row>
        <table:table-row>
          <table:table-cell office:value-type="float" office:value="1376">
            <text:p>1376</text:p>
          </table:table-cell>
          <table:table-cell office:value-type="string">
            <text:p>FERNANDA LUIZA MENDONCA SISCAR</text:p>
          </table:table-cell>
          <table:table-cell office:value-type="string">
            <text:p>PROMOTOR DE JUSTICA SUBSTITUTO</text:p>
          </table:table-cell>
          <table:table-cell office:value-type="string">
            <text:p>1ª PROMOTORIA DE JUSTIÇA CRIMINAL DE JACIARA</text:p>
          </table:table-cell>
          <table:table-cell office:value-type="string">
            <text:p>28.884,19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903,02</text:p>
          </table:table-cell>
          <table:table-cell office:value-type="string">
            <text:p>35.787,21</text:p>
          </table:table-cell>
          <table:table-cell office:value-type="string">
            <text:p>2.626,98</text:p>
          </table:table-cell>
          <table:table-cell office:value-type="string">
            <text:p>6.800,93</text:p>
          </table:table-cell>
          <table:table-cell office:value-type="string">
            <text:p>0,00</text:p>
          </table:table-cell>
          <table:table-cell office:value-type="string">
            <text:p>13.092,51</text:p>
          </table:table-cell>
          <table:table-cell office:value-type="string">
            <text:p>22.694,70</text:p>
          </table:table-cell>
          <table:table-cell table:number-columns-repeated="1006"/>
        </table:table-row>
        <table:table-row>
          <table:table-cell office:value-type="float" office:value="1242">
            <text:p>1242</text:p>
          </table:table-cell>
          <table:table-cell office:value-type="string">
            <text:p>FERNANDA PAWELEC VASCONCELOS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SORRISO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7.788,04</text:p>
          </table:table-cell>
          <table:table-cell office:value-type="string">
            <text:p>6.288,15</text:p>
          </table:table-cell>
          <table:table-cell office:value-type="string">
            <text:p>90.653,71</text:p>
          </table:table-cell>
          <table:table-cell office:value-type="string">
            <text:p>4.716,47</text:p>
          </table:table-cell>
          <table:table-cell office:value-type="string">
            <text:p>7.788,15</text:p>
          </table:table-cell>
          <table:table-cell office:value-type="string">
            <text:p>0,00</text:p>
          </table:table-cell>
          <table:table-cell office:value-type="string">
            <text:p>26.496,53</text:p>
          </table:table-cell>
          <table:table-cell office:value-type="string">
            <text:p>64.157,18</text:p>
          </table:table-cell>
          <table:table-cell table:number-columns-repeated="1006"/>
        </table:table-row>
        <table:table-row>
          <table:table-cell office:value-type="float" office:value="1373">
            <text:p>1373</text:p>
          </table:table-cell>
          <table:table-cell office:value-type="string">
            <text:p>FERNANDO DE ALMEIDA BOSSO</text:p>
          </table:table-cell>
          <table:table-cell office:value-type="string">
            <text:p>PROMOTOR DE JUSTICA SUBSTITUTO</text:p>
          </table:table-cell>
          <table:table-cell office:value-type="string">
            <text:p>1ª PROMOTORIA DE JUSTIÇA DE ARIPUANÃ</text:p>
          </table:table-cell>
          <table:table-cell office:value-type="string">
            <text:p>28.884,19</text:p>
          </table:table-cell>
          <table:table-cell office:value-type="string">
            <text:p>0,00</text:p>
          </table:table-cell>
          <table:table-cell office:value-type="string">
            <text:p>5.776,84</text:p>
          </table:table-cell>
          <table:table-cell office:value-type="string">
            <text:p>17.330,5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988,00</text:p>
          </table:table-cell>
          <table:table-cell office:value-type="string">
            <text:p>58.979,54</text:p>
          </table:table-cell>
          <table:table-cell office:value-type="string">
            <text:p>2.626,98</text:p>
          </table:table-cell>
          <table:table-cell office:value-type="string">
            <text:p>8.389,57</text:p>
          </table:table-cell>
          <table:table-cell office:value-type="string">
            <text:p>0,00</text:p>
          </table:table-cell>
          <table:table-cell office:value-type="string">
            <text:p>14.951,99</text:p>
          </table:table-cell>
          <table:table-cell office:value-type="string">
            <text:p>44.027,55</text:p>
          </table:table-cell>
          <table:table-cell table:number-columns-repeated="1006"/>
        </table:table-row>
        <table:table-row>
          <table:table-cell office:value-type="float" office:value="1021">
            <text:p>1021</text:p>
          </table:table-cell>
          <table:table-cell office:value-type="string">
            <text:p>FLAVIO CEZAR FACHONE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CÍVE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3.546,22</text:p>
          </table:table-cell>
          <table:table-cell office:value-type="string">
            <text:p>0,00</text:p>
          </table:table-cell>
          <table:table-cell office:value-type="string">
            <text:p>38.535,62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7.495,60</text:p>
          </table:table-cell>
          <table:table-cell office:value-type="string">
            <text:p>90.004,37</text:p>
          </table:table-cell>
          <table:table-cell office:value-type="string">
            <text:p>4.964,71</text:p>
          </table:table-cell>
          <table:table-cell office:value-type="string">
            <text:p>19.069,13</text:p>
          </table:table-cell>
          <table:table-cell office:value-type="string">
            <text:p>0,00</text:p>
          </table:table-cell>
          <table:table-cell office:value-type="string">
            <text:p>26.628,84</text:p>
          </table:table-cell>
          <table:table-cell office:value-type="string">
            <text:p>63.375,53</text:p>
          </table:table-cell>
          <table:table-cell table:number-columns-repeated="1006"/>
        </table:table-row>
        <table:table-row>
          <table:table-cell office:value-type="float" office:value="1268">
            <text:p>1268</text:p>
          </table:table-cell>
          <table:table-cell office:value-type="string">
            <text:p>FRANCISCO GOMES DE SOUZA JUNIOR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RIMINAL DE RONDONÓPOLI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3.903,61</text:p>
          </table:table-cell>
          <table:table-cell office:value-type="string">
            <text:p>7.612,42</text:p>
          </table:table-cell>
          <table:table-cell office:value-type="string">
            <text:p>68.093,55</text:p>
          </table:table-cell>
          <table:table-cell office:value-type="string">
            <text:p>4.716,47</text:p>
          </table:table-cell>
          <table:table-cell office:value-type="string">
            <text:p>7.840,29</text:p>
          </table:table-cell>
          <table:table-cell office:value-type="string">
            <text:p>0,00</text:p>
          </table:table-cell>
          <table:table-cell office:value-type="string">
            <text:p>16.427,40</text:p>
          </table:table-cell>
          <table:table-cell office:value-type="string">
            <text:p>51.666,15</text:p>
          </table:table-cell>
          <table:table-cell table:number-columns-repeated="1006"/>
        </table:table-row>
        <table:table-row>
          <table:table-cell office:value-type="float" office:value="1294">
            <text:p>1294</text:p>
          </table:table-cell>
          <table:table-cell office:value-type="string">
            <text:p>FREDERICO CESAR BATISTA RIBEIRO</text:p>
          </table:table-cell>
          <table:table-cell office:value-type="string">
            <text:p>PROMOTOR (A) DE JUSTICA </text:p>
          </table:table-cell>
          <table:table-cell office:value-type="string">
            <text:p>3ª PROMOTORIA DE JUSTIÇA DE ALTO ARAGUAI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170,55</text:p>
          </table:table-cell>
          <table:table-cell office:value-type="string">
            <text:p>43.748,07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5.855,54</text:p>
          </table:table-cell>
          <table:table-cell office:value-type="string">
            <text:p>27.892,53</text:p>
          </table:table-cell>
          <table:table-cell table:number-columns-repeated="1006"/>
        </table:table-row>
        <table:table-row>
          <table:table-cell office:value-type="float" office:value="1122">
            <text:p>1122</text:p>
          </table:table-cell>
          <table:table-cell office:value-type="string">
            <text:p>GERSON NATALICIO BARBOSA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CRIMINA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3.546,2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6.831,47</text:p>
          </table:table-cell>
          <table:table-cell office:value-type="string">
            <text:p>50.804,62</text:p>
          </table:table-cell>
          <table:table-cell office:value-type="string">
            <text:p>4.964,71</text:p>
          </table:table-cell>
          <table:table-cell office:value-type="string">
            <text:p>8.858,06</text:p>
          </table:table-cell>
          <table:table-cell office:value-type="string">
            <text:p>0,00</text:p>
          </table:table-cell>
          <table:table-cell office:value-type="string">
            <text:p>29.013,80</text:p>
          </table:table-cell>
          <table:table-cell office:value-type="string">
            <text:p>21.790,82</text:p>
          </table:table-cell>
          <table:table-cell table:number-columns-repeated="1006"/>
        </table:table-row>
        <table:table-row>
          <table:table-cell office:value-type="float" office:value="1257">
            <text:p>1257</text:p>
          </table:table-cell>
          <table:table-cell office:value-type="string">
            <text:p>GILEADE PEREIRA SOUZA MAIA</text:p>
          </table:table-cell>
          <table:table-cell office:value-type="string">
            <text:p>PROMOTOR (A) DE JUSTICA </text:p>
          </table:table-cell>
          <table:table-cell office:value-type="string">
            <text:p>22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36.392,3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81.063,22</text:p>
          </table:table-cell>
          <table:table-cell office:value-type="string">
            <text:p>4.716,47</text:p>
          </table:table-cell>
          <table:table-cell office:value-type="string">
            <text:p>17.163,08</text:p>
          </table:table-cell>
          <table:table-cell office:value-type="string">
            <text:p>0,00</text:p>
          </table:table-cell>
          <table:table-cell office:value-type="string">
            <text:p>22.824,55</text:p>
          </table:table-cell>
          <table:table-cell office:value-type="string">
            <text:p>58.238,67</text:p>
          </table:table-cell>
          <table:table-cell table:number-columns-repeated="1006"/>
        </table:table-row>
        <table:table-row>
          <table:table-cell office:value-type="float" office:value="1024">
            <text:p>1024</text:p>
          </table:table-cell>
          <table:table-cell office:value-type="string">
            <text:p>GILL ROSA FECHTNER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CRIMINA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23.641,48</text:p>
          </table:table-cell>
          <table:table-cell office:value-type="string">
            <text:p>7.221,54</text:p>
          </table:table-cell>
          <table:table-cell office:value-type="string">
            <text:p>74.178,37</text:p>
          </table:table-cell>
          <table:table-cell office:value-type="string">
            <text:p>4.964,71</text:p>
          </table:table-cell>
          <table:table-cell office:value-type="string">
            <text:p>9.572,79</text:p>
          </table:table-cell>
          <table:table-cell office:value-type="string">
            <text:p>0,00</text:p>
          </table:table-cell>
          <table:table-cell office:value-type="string">
            <text:p>21.304,73</text:p>
          </table:table-cell>
          <table:table-cell office:value-type="string">
            <text:p>52.873,64</text:p>
          </table:table-cell>
          <table:table-cell table:number-columns-repeated="1006"/>
        </table:table-row>
        <table:table-row>
          <table:table-cell office:value-type="float" office:value="1305">
            <text:p>1305</text:p>
          </table:table-cell>
          <table:table-cell office:value-type="string">
            <text:p>GRASIELLE BEATRIZ GALVAO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GUIRATINGA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1.713,82</text:p>
          </table:table-cell>
          <table:table-cell office:value-type="string">
            <text:p>5.444,51</text:p>
          </table:table-cell>
          <table:table-cell office:value-type="string">
            <text:p>90.855,57</text:p>
          </table:table-cell>
          <table:table-cell office:value-type="string">
            <text:p>4.256,62</text:p>
          </table:table-cell>
          <table:table-cell office:value-type="string">
            <text:p>14.607,45</text:p>
          </table:table-cell>
          <table:table-cell office:value-type="string">
            <text:p>0,00</text:p>
          </table:table-cell>
          <table:table-cell office:value-type="string">
            <text:p>22.110,71</text:p>
          </table:table-cell>
          <table:table-cell office:value-type="string">
            <text:p>68.744,86</text:p>
          </table:table-cell>
          <table:table-cell table:number-columns-repeated="1006"/>
        </table:table-row>
        <table:table-row>
          <table:table-cell office:value-type="float" office:value="1336">
            <text:p>1336</text:p>
          </table:table-cell>
          <table:table-cell office:value-type="string">
            <text:p>GRAZIELLA SALINA FERRARI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COLÍDER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12.192,12</text:p>
          </table:table-cell>
          <table:table-cell office:value-type="string">
            <text:p>5.101,46</text:p>
          </table:table-cell>
          <table:table-cell office:value-type="string">
            <text:p>53.871,10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3.553,90</text:p>
          </table:table-cell>
          <table:table-cell office:value-type="string">
            <text:p>40.317,20</text:p>
          </table:table-cell>
          <table:table-cell table:number-columns-repeated="1006"/>
        </table:table-row>
        <table:table-row>
          <table:table-cell office:value-type="float" office:value="1353">
            <text:p>1353</text:p>
          </table:table-cell>
          <table:table-cell office:value-type="string">
            <text:p>GUILHERME DA COST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JAURU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2.726,97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5.213,33</text:p>
          </table:table-cell>
          <table:table-cell office:value-type="string">
            <text:p>71.233,13</text:p>
          </table:table-cell>
          <table:table-cell office:value-type="string">
            <text:p>4.256,62</text:p>
          </table:table-cell>
          <table:table-cell office:value-type="string">
            <text:p>15.246,16</text:p>
          </table:table-cell>
          <table:table-cell office:value-type="string">
            <text:p>0,00</text:p>
          </table:table-cell>
          <table:table-cell office:value-type="string">
            <text:p>21.818,76</text:p>
          </table:table-cell>
          <table:table-cell office:value-type="string">
            <text:p>49.414,37</text:p>
          </table:table-cell>
          <table:table-cell table:number-columns-repeated="1006"/>
        </table:table-row>
        <table:table-row>
          <table:table-cell office:value-type="float" office:value="1256">
            <text:p>1256</text:p>
          </table:table-cell>
          <table:table-cell office:value-type="string">
            <text:p>GUILHERME IGNACIO DE OLIVEIRA</text:p>
          </table:table-cell>
          <table:table-cell office:value-type="string">
            <text:p>PROMOTOR (A) DE JUSTICA </text:p>
          </table:table-cell>
          <table:table-cell office:value-type="string">
            <text:p>4ª PROMOTORIA DE JUSTIÇA CÍVEL DE SINOP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44.190,43</text:p>
          </table:table-cell>
          <table:table-cell office:value-type="string">
            <text:p>4.716,47</text:p>
          </table:table-cell>
          <table:table-cell office:value-type="string">
            <text:p>7.788,15</text:p>
          </table:table-cell>
          <table:table-cell office:value-type="string">
            <text:p>0,00</text:p>
          </table:table-cell>
          <table:table-cell office:value-type="string">
            <text:p>16.384,58</text:p>
          </table:table-cell>
          <table:table-cell office:value-type="string">
            <text:p>27.805,85</text:p>
          </table:table-cell>
          <table:table-cell table:number-columns-repeated="1006"/>
        </table:table-row>
        <table:table-row>
          <table:table-cell office:value-type="float" office:value="1148">
            <text:p>1148</text:p>
          </table:table-cell>
          <table:table-cell office:value-type="string">
            <text:p>GUSTAVO DANTAS FERRAZ</text:p>
          </table:table-cell>
          <table:table-cell office:value-type="string">
            <text:p>PROMOTOR (A) DE JUSTICA </text:p>
          </table:table-cell>
          <table:table-cell office:value-type="string">
            <text:p>10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20.213,46</text:p>
          </table:table-cell>
          <table:table-cell office:value-type="string">
            <text:p>37.219,27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940,30</text:p>
          </table:table-cell>
          <table:table-cell office:value-type="string">
            <text:p>101.431,04</text:p>
          </table:table-cell>
          <table:table-cell office:value-type="string">
            <text:p>4.716,47</text:p>
          </table:table-cell>
          <table:table-cell office:value-type="string">
            <text:p>17.390,50</text:p>
          </table:table-cell>
          <table:table-cell office:value-type="string">
            <text:p>0,00</text:p>
          </table:table-cell>
          <table:table-cell office:value-type="string">
            <text:p>24.196,30</text:p>
          </table:table-cell>
          <table:table-cell office:value-type="string">
            <text:p>77.234,74</text:p>
          </table:table-cell>
          <table:table-cell table:number-columns-repeated="1006"/>
        </table:table-row>
        <table:table-row>
          <table:table-cell office:value-type="float" office:value="1026">
            <text:p>1026</text:p>
          </table:table-cell>
          <table:table-cell office:value-type="string">
            <text:p>HELIO FREDOLINO FAUST</text:p>
          </table:table-cell>
          <table:table-cell office:value-type="string">
            <text:p>CORREGEDOR-GERAL</text:p>
          </table:table-cell>
          <table:table-cell office:value-type="string">
            <text:p>CORREGEDORIA GERAL DO MP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7.092,44</text:p>
          </table:table-cell>
          <table:table-cell office:value-type="string">
            <text:p>0,00</text:p>
          </table:table-cell>
          <table:table-cell office:value-type="string">
            <text:p>35.781,48</text:p>
          </table:table-cell>
          <table:table-cell office:value-type="string">
            <text:p>4.964,71</text:p>
          </table:table-cell>
          <table:table-cell office:value-type="string">
            <text:p>59.316,54</text:p>
          </table:table-cell>
          <table:table-cell office:value-type="string">
            <text:p>6.752,57</text:p>
          </table:table-cell>
          <table:table-cell office:value-type="string">
            <text:p>149.369,96</text:p>
          </table:table-cell>
          <table:table-cell office:value-type="string">
            <text:p>4.964,71</text:p>
          </table:table-cell>
          <table:table-cell office:value-type="string">
            <text:p>18.854,72</text:p>
          </table:table-cell>
          <table:table-cell office:value-type="string">
            <text:p>3.261,34</text:p>
          </table:table-cell>
          <table:table-cell office:value-type="string">
            <text:p>37.689,39</text:p>
          </table:table-cell>
          <table:table-cell office:value-type="string">
            <text:p>111.680,57</text:p>
          </table:table-cell>
          <table:table-cell table:number-columns-repeated="1006"/>
        </table:table-row>
        <table:table-row>
          <table:table-cell office:value-type="float" office:value="1235">
            <text:p>1235</text:p>
          </table:table-cell>
          <table:table-cell office:value-type="string">
            <text:p>HELLEN ULIAM KURIKI</text:p>
          </table:table-cell>
          <table:table-cell office:value-type="string">
            <text:p>PROMOTOR (A) DE JUSTICA </text:p>
          </table:table-cell>
          <table:table-cell office:value-type="string">
            <text:p>NÚCLEO ESTADUAL DE AUTOCOMPOSIÇÃO - NE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666,09</text:p>
          </table:table-cell>
          <table:table-cell office:value-type="string">
            <text:p>43.724,10</text:p>
          </table:table-cell>
          <table:table-cell office:value-type="string">
            <text:p>4.716,47</text:p>
          </table:table-cell>
          <table:table-cell office:value-type="string">
            <text:p>8.024,56</text:p>
          </table:table-cell>
          <table:table-cell office:value-type="string">
            <text:p>0,00</text:p>
          </table:table-cell>
          <table:table-cell office:value-type="string">
            <text:p>13.641,03</text:p>
          </table:table-cell>
          <table:table-cell office:value-type="string">
            <text:p>30.083,07</text:p>
          </table:table-cell>
          <table:table-cell table:number-columns-repeated="1006"/>
        </table:table-row>
        <table:table-row>
          <table:table-cell office:value-type="float" office:value="1273">
            <text:p>1273</text:p>
          </table:table-cell>
          <table:table-cell office:value-type="string">
            <text:p>HENRIQUE DE CARVALHO PUGLIESI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NOVA MUTUM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4.170,50</text:p>
          </table:table-cell>
          <table:table-cell office:value-type="string">
            <text:p>0,00</text:p>
          </table:table-cell>
          <table:table-cell office:value-type="string">
            <text:p>24.048,03</text:p>
          </table:table-cell>
          <table:table-cell office:value-type="string">
            <text:p>6.522,06</text:p>
          </table:table-cell>
          <table:table-cell office:value-type="string">
            <text:p>101.318,11</text:p>
          </table:table-cell>
          <table:table-cell office:value-type="string">
            <text:p>4.716,47</text:p>
          </table:table-cell>
          <table:table-cell office:value-type="string">
            <text:p>16.315,68</text:p>
          </table:table-cell>
          <table:table-cell office:value-type="string">
            <text:p>0,00</text:p>
          </table:table-cell>
          <table:table-cell office:value-type="string">
            <text:p>25.995,40</text:p>
          </table:table-cell>
          <table:table-cell office:value-type="string">
            <text:p>75.322,71</text:p>
          </table:table-cell>
          <table:table-cell table:number-columns-repeated="1006"/>
        </table:table-row>
        <table:table-row>
          <table:table-cell office:value-type="float" office:value="1190">
            <text:p>1190</text:p>
          </table:table-cell>
          <table:table-cell office:value-type="string">
            <text:p>HENRIQUE SCHNEIDER NETO</text:p>
          </table:table-cell>
          <table:table-cell office:value-type="string">
            <text:p>PROMOTOR (A) DE JUSTICA </text:p>
          </table:table-cell>
          <table:table-cell office:value-type="string">
            <text:p>25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3.020,89</text:p>
          </table:table-cell>
          <table:table-cell office:value-type="string">
            <text:p>7.612,91</text:p>
          </table:table-cell>
          <table:table-cell office:value-type="string">
            <text:p>67.691,81</text:p>
          </table:table-cell>
          <table:table-cell office:value-type="string">
            <text:p>4.716,47</text:p>
          </table:table-cell>
          <table:table-cell office:value-type="string">
            <text:p>8.024,56</text:p>
          </table:table-cell>
          <table:table-cell office:value-type="string">
            <text:p>0,00</text:p>
          </table:table-cell>
          <table:table-cell office:value-type="string">
            <text:p>16.704,91</text:p>
          </table:table-cell>
          <table:table-cell office:value-type="string">
            <text:p>50.986,90</text:p>
          </table:table-cell>
          <table:table-cell table:number-columns-repeated="1006"/>
        </table:table-row>
        <table:table-row>
          <table:table-cell office:value-type="float" office:value="1329">
            <text:p>1329</text:p>
          </table:table-cell>
          <table:table-cell office:value-type="string">
            <text:p>HERBERT DIAS FERREIR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JUAR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5.496,07</text:p>
          </table:table-cell>
          <table:table-cell office:value-type="string">
            <text:p>42.073,59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4.543,39</text:p>
          </table:table-cell>
          <table:table-cell office:value-type="string">
            <text:p>27.530,20</text:p>
          </table:table-cell>
          <table:table-cell table:number-columns-repeated="1006"/>
        </table:table-row>
        <table:table-row>
          <table:table-cell office:value-type="float" office:value="1374">
            <text:p>1374</text:p>
          </table:table-cell>
          <table:table-cell office:value-type="string">
            <text:p>ITALO JOAO CHIODELLI</text:p>
          </table:table-cell>
          <table:table-cell office:value-type="string">
            <text:p>PROMOTOR DE JUSTICA SUBSTITUTO</text:p>
          </table:table-cell>
          <table:table-cell office:value-type="string">
            <text:p>1ª PROMOTORIA DE JUSTIÇA DE NOVA CANAÃ DO NORTE</text:p>
          </table:table-cell>
          <table:table-cell office:value-type="string">
            <text:p>28.884,19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197,53</text:p>
          </table:table-cell>
          <table:table-cell office:value-type="string">
            <text:p>37.970,14</text:p>
          </table:table-cell>
          <table:table-cell office:value-type="string">
            <text:p>2.626,98</text:p>
          </table:table-cell>
          <table:table-cell office:value-type="string">
            <text:p>7.595,25</text:p>
          </table:table-cell>
          <table:table-cell office:value-type="string">
            <text:p>0,00</text:p>
          </table:table-cell>
          <table:table-cell office:value-type="string">
            <text:p>13.736,84</text:p>
          </table:table-cell>
          <table:table-cell office:value-type="string">
            <text:p>24.233,30</text:p>
          </table:table-cell>
          <table:table-cell table:number-columns-repeated="1006"/>
        </table:table-row>
        <table:table-row>
          <table:table-cell office:value-type="float" office:value="1292">
            <text:p>1292</text:p>
          </table:table-cell>
          <table:table-cell office:value-type="string">
            <text:p>ITAMARA GUIMARAES ROSARIO PINHEIRO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JACIAR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5.239,74</text:p>
          </table:table-cell>
          <table:table-cell office:value-type="string">
            <text:p>3.754,41</text:p>
          </table:table-cell>
          <table:table-cell office:value-type="string">
            <text:p>85.571,67</text:p>
          </table:table-cell>
          <table:table-cell office:value-type="string">
            <text:p>4.716,47</text:p>
          </table:table-cell>
          <table:table-cell office:value-type="string">
            <text:p>7.840,29</text:p>
          </table:table-cell>
          <table:table-cell office:value-type="string">
            <text:p>0,00</text:p>
          </table:table-cell>
          <table:table-cell office:value-type="string">
            <text:p>14.508,25</text:p>
          </table:table-cell>
          <table:table-cell office:value-type="string">
            <text:p>71.063,42</text:p>
          </table:table-cell>
          <table:table-cell table:number-columns-repeated="1006"/>
        </table:table-row>
        <table:table-row>
          <table:table-cell office:value-type="float" office:value="1050">
            <text:p>1050</text:p>
          </table:table-cell>
          <table:table-cell office:value-type="string">
            <text:p>IVONETE BERNARDES OLIVEIRA LOPES</text:p>
          </table:table-cell>
          <table:table-cell office:value-type="string">
            <text:p>PROMOTOR (A) DE JUSTICA </text:p>
          </table:table-cell>
          <table:table-cell office:value-type="string">
            <text:p>5ª PROMOTORIA DE JUSTIÇA CÍVEL DE RONDONÓPOLI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5.776,8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716,47</text:p>
          </table:table-cell>
          <table:table-cell office:value-type="string">
            <text:p>0,00</text:p>
          </table:table-cell>
          <table:table-cell office:value-type="string">
            <text:p>6.712,03</text:p>
          </table:table-cell>
          <table:table-cell office:value-type="string">
            <text:p>50.894,42</text:p>
          </table:table-cell>
          <table:table-cell office:value-type="string">
            <text:p>4.716,47</text:p>
          </table:table-cell>
          <table:table-cell office:value-type="string">
            <text:p>9.983,77</text:p>
          </table:table-cell>
          <table:table-cell office:value-type="string">
            <text:p>0,00</text:p>
          </table:table-cell>
          <table:table-cell office:value-type="string">
            <text:p>18.282,84</text:p>
          </table:table-cell>
          <table:table-cell office:value-type="string">
            <text:p>32.611,58</text:p>
          </table:table-cell>
          <table:table-cell table:number-columns-repeated="1006"/>
        </table:table-row>
        <table:table-row>
          <table:table-cell office:value-type="float" office:value="1383">
            <text:p>1383</text:p>
          </table:table-cell>
          <table:table-cell office:value-type="string">
            <text:p>JACQUES DE BARROS LOPES</text:p>
          </table:table-cell>
          <table:table-cell office:value-type="string">
            <text:p>PROMOTOR DE JUSTICA SUBSTITUTO</text:p>
          </table:table-cell>
          <table:table-cell office:value-type="string">
            <text:p>2ª PROMOTORIA DE JUSTIÇA DE VILA RICA</text:p>
          </table:table-cell>
          <table:table-cell office:value-type="string">
            <text:p>28.884,19</text:p>
          </table:table-cell>
          <table:table-cell office:value-type="string">
            <text:p>0,00</text:p>
          </table:table-cell>
          <table:table-cell office:value-type="string">
            <text:p>4.621,47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988,00</text:p>
          </table:table-cell>
          <table:table-cell office:value-type="string">
            <text:p>40.493,66</text:p>
          </table:table-cell>
          <table:table-cell office:value-type="string">
            <text:p>4.043,79</text:p>
          </table:table-cell>
          <table:table-cell office:value-type="string">
            <text:p>7.232,65</text:p>
          </table:table-cell>
          <table:table-cell office:value-type="string">
            <text:p>0,00</text:p>
          </table:table-cell>
          <table:table-cell office:value-type="string">
            <text:p>12.785,75</text:p>
          </table:table-cell>
          <table:table-cell office:value-type="string">
            <text:p>27.707,91</text:p>
          </table:table-cell>
          <table:table-cell table:number-columns-repeated="1006"/>
        </table:table-row>
        <table:table-row>
          <table:table-cell office:value-type="float" office:value="1123">
            <text:p>1123</text:p>
          </table:table-cell>
          <table:table-cell office:value-type="string">
            <text:p>JAIME ROMAQUELLI</text:p>
          </table:table-cell>
          <table:table-cell office:value-type="string">
            <text:p>PROMOTOR (A) DE JUSTICA </text:p>
          </table:table-cell>
          <table:table-cell office:value-type="string">
            <text:p>26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5.855,42</text:p>
          </table:table-cell>
          <table:table-cell office:value-type="string">
            <text:p>4.716,47</text:p>
          </table:table-cell>
          <table:table-cell office:value-type="string">
            <text:p>67.663,06</text:p>
          </table:table-cell>
          <table:table-cell office:value-type="string">
            <text:p>7.018,86</text:p>
          </table:table-cell>
          <table:table-cell office:value-type="string">
            <text:p>151.831,33</text:p>
          </table:table-cell>
          <table:table-cell office:value-type="string">
            <text:p>4.716,47</text:p>
          </table:table-cell>
          <table:table-cell office:value-type="string">
            <text:p>18.128,20</text:p>
          </table:table-cell>
          <table:table-cell office:value-type="string">
            <text:p>0,00</text:p>
          </table:table-cell>
          <table:table-cell office:value-type="string">
            <text:p>27.008,75</text:p>
          </table:table-cell>
          <table:table-cell office:value-type="string">
            <text:p>124.822,58</text:p>
          </table:table-cell>
          <table:table-cell table:number-columns-repeated="1006"/>
        </table:table-row>
        <table:table-row>
          <table:table-cell office:value-type="float" office:value="1246">
            <text:p>1246</text:p>
          </table:table-cell>
          <table:table-cell office:value-type="string">
            <text:p>JANINE BARROS LOPES</text:p>
          </table:table-cell>
          <table:table-cell office:value-type="string">
            <text:p>PROMOTOR (A) DE JUSTICA </text:p>
          </table:table-cell>
          <table:table-cell office:value-type="string">
            <text:p>7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0.213,46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3.582,67</text:p>
          </table:table-cell>
          <table:table-cell office:value-type="string">
            <text:p>6.271,92</text:p>
          </table:table-cell>
          <table:table-cell office:value-type="string">
            <text:p>83.757,15</text:p>
          </table:table-cell>
          <table:table-cell office:value-type="string">
            <text:p>4.716,47</text:p>
          </table:table-cell>
          <table:table-cell office:value-type="string">
            <text:p>7.098,11</text:p>
          </table:table-cell>
          <table:table-cell office:value-type="string">
            <text:p>0,00</text:p>
          </table:table-cell>
          <table:table-cell office:value-type="string">
            <text:p>12.714,58</text:p>
          </table:table-cell>
          <table:table-cell office:value-type="string">
            <text:p>71.042,57</text:p>
          </table:table-cell>
          <table:table-cell table:number-columns-repeated="1006"/>
        </table:table-row>
        <table:table-row>
          <table:table-cell office:value-type="float" office:value="1197">
            <text:p>1197</text:p>
          </table:table-cell>
          <table:table-cell office:value-type="string">
            <text:p>JANUARIA DORILEO</text:p>
          </table:table-cell>
          <table:table-cell office:value-type="string">
            <text:p>PROMOTOR (A) DE JUSTICA </text:p>
          </table:table-cell>
          <table:table-cell office:value-type="string">
            <text:p>8ª PROMOTORIA DE JUSTIÇA CRIMINAL DE VÁRZEA GRAN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20.213,46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5.956,98</text:p>
          </table:table-cell>
          <table:table-cell office:value-type="string">
            <text:p>62.747,96</text:p>
          </table:table-cell>
          <table:table-cell office:value-type="string">
            <text:p>4.716,47</text:p>
          </table:table-cell>
          <table:table-cell office:value-type="string">
            <text:p>7.788,15</text:p>
          </table:table-cell>
          <table:table-cell office:value-type="string">
            <text:p>0,00</text:p>
          </table:table-cell>
          <table:table-cell office:value-type="string">
            <text:p>33.082,75</text:p>
          </table:table-cell>
          <table:table-cell office:value-type="string">
            <text:p>29.665,21</text:p>
          </table:table-cell>
          <table:table-cell table:number-columns-repeated="1006"/>
        </table:table-row>
        <table:table-row>
          <table:table-cell office:value-type="float" office:value="1155">
            <text:p>1155</text:p>
          </table:table-cell>
          <table:table-cell office:value-type="string">
            <text:p>JOANA MARIA BORTONI NINIS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RONDONÓPOLI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716,47</text:p>
          </table:table-cell>
          <table:table-cell office:value-type="string">
            <text:p>0,00</text:p>
          </table:table-cell>
          <table:table-cell office:value-type="string">
            <text:p>6.599,27</text:p>
          </table:table-cell>
          <table:table-cell office:value-type="string">
            <text:p>47.893,26</text:p>
          </table:table-cell>
          <table:table-cell office:value-type="string">
            <text:p>4.716,47</text:p>
          </table:table-cell>
          <table:table-cell office:value-type="string">
            <text:p>9.085,18</text:p>
          </table:table-cell>
          <table:table-cell office:value-type="string">
            <text:p>0,00</text:p>
          </table:table-cell>
          <table:table-cell office:value-type="string">
            <text:p>14.901,65</text:p>
          </table:table-cell>
          <table:table-cell office:value-type="string">
            <text:p>32.991,61</text:p>
          </table:table-cell>
          <table:table-cell table:number-columns-repeated="1006"/>
        </table:table-row>
        <table:table-row>
          <table:table-cell office:value-type="float" office:value="1027">
            <text:p>1027</text:p>
          </table:table-cell>
          <table:table-cell office:value-type="string">
            <text:p>JOAO AUGUSTO VERAS GADELH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CRIMINA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7.092,44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7.934,64</text:p>
          </table:table-cell>
          <table:table-cell office:value-type="string">
            <text:p>55.454,01</text:p>
          </table:table-cell>
          <table:table-cell office:value-type="string">
            <text:p>4.964,71</text:p>
          </table:table-cell>
          <table:table-cell office:value-type="string">
            <text:p>9.936,30</text:p>
          </table:table-cell>
          <table:table-cell office:value-type="string">
            <text:p>3.261,34</text:p>
          </table:table-cell>
          <table:table-cell office:value-type="string">
            <text:p>31.445,48</text:p>
          </table:table-cell>
          <table:table-cell office:value-type="string">
            <text:p>24.008,53</text:p>
          </table:table-cell>
          <table:table-cell table:number-columns-repeated="1006"/>
        </table:table-row>
        <table:table-row>
          <table:table-cell office:value-type="float" office:value="1028">
            <text:p>1028</text:p>
          </table:table-cell>
          <table:table-cell office:value-type="string">
            <text:p>JOAO BATISTA DE ALMEID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CRIMINA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24.256,16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39.293,32</text:p>
          </table:table-cell>
          <table:table-cell office:value-type="string">
            <text:p>7.934,64</text:p>
          </table:table-cell>
          <table:table-cell office:value-type="string">
            <text:p>114.799,47</text:p>
          </table:table-cell>
          <table:table-cell office:value-type="string">
            <text:p>4.964,71</text:p>
          </table:table-cell>
          <table:table-cell office:value-type="string">
            <text:p>9.624,93</text:p>
          </table:table-cell>
          <table:table-cell office:value-type="string">
            <text:p>0,00</text:p>
          </table:table-cell>
          <table:table-cell office:value-type="string">
            <text:p>28.772,84</text:p>
          </table:table-cell>
          <table:table-cell office:value-type="string">
            <text:p>86.026,63</text:p>
          </table:table-cell>
          <table:table-cell table:number-columns-repeated="1006"/>
        </table:table-row>
        <table:table-row>
          <table:table-cell office:value-type="float" office:value="1269">
            <text:p>1269</text:p>
          </table:table-cell>
          <table:table-cell office:value-type="string">
            <text:p>JOAO BATISTA DE OLIVEIRA</text:p>
          </table:table-cell>
          <table:table-cell office:value-type="string">
            <text:p>PROMOTOR (A) DE JUSTICA </text:p>
          </table:table-cell>
          <table:table-cell office:value-type="string">
            <text:p>4ª PROMOTORIA DE JUSTIÇA CÍVEL DE VÁRZEA GRAN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6.064,6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585,76</text:p>
          </table:table-cell>
          <table:table-cell office:value-type="string">
            <text:p>79.227,90</text:p>
          </table:table-cell>
          <table:table-cell office:value-type="string">
            <text:p>4.716,47</text:p>
          </table:table-cell>
          <table:table-cell office:value-type="string">
            <text:p>16.940,84</text:p>
          </table:table-cell>
          <table:table-cell office:value-type="string">
            <text:p>0,00</text:p>
          </table:table-cell>
          <table:table-cell office:value-type="string">
            <text:p>22.557,31</text:p>
          </table:table-cell>
          <table:table-cell office:value-type="string">
            <text:p>56.670,59</text:p>
          </table:table-cell>
          <table:table-cell table:number-columns-repeated="1006"/>
        </table:table-row>
        <table:table-row>
          <table:table-cell office:value-type="float" office:value="1341">
            <text:p>1341</text:p>
          </table:table-cell>
          <table:table-cell office:value-type="string">
            <text:p>JOAO MARCOS DE PAULA ALVES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SAPEZAL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224,00</text:p>
          </table:table-cell>
          <table:table-cell office:value-type="string">
            <text:p>39.516,83</text:p>
          </table:table-cell>
          <table:table-cell office:value-type="string">
            <text:p>4.256,62</text:p>
          </table:table-cell>
          <table:table-cell office:value-type="string">
            <text:p>7.115,60</text:p>
          </table:table-cell>
          <table:table-cell office:value-type="string">
            <text:p>0,00</text:p>
          </table:table-cell>
          <table:table-cell office:value-type="string">
            <text:p>11.372,22</text:p>
          </table:table-cell>
          <table:table-cell office:value-type="string">
            <text:p>28.144,61</text:p>
          </table:table-cell>
          <table:table-cell table:number-columns-repeated="1006"/>
        </table:table-row>
        <table:table-row>
          <table:table-cell office:value-type="float" office:value="1338">
            <text:p>1338</text:p>
          </table:table-cell>
          <table:table-cell office:value-type="string">
            <text:p>JOAO RIBEIRO DA MOT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NOVA XAVANTIN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5.686,9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868,91</text:p>
          </table:table-cell>
          <table:table-cell office:value-type="string">
            <text:p>77.133,35</text:p>
          </table:table-cell>
          <table:table-cell office:value-type="string">
            <text:p>4.716,47</text:p>
          </table:table-cell>
          <table:table-cell office:value-type="string">
            <text:p>16.836,97</text:p>
          </table:table-cell>
          <table:table-cell office:value-type="string">
            <text:p>0,00</text:p>
          </table:table-cell>
          <table:table-cell office:value-type="string">
            <text:p>31.405,95</text:p>
          </table:table-cell>
          <table:table-cell office:value-type="string">
            <text:p>45.727,40</text:p>
          </table:table-cell>
          <table:table-cell table:number-columns-repeated="1006"/>
        </table:table-row>
        <table:table-row>
          <table:table-cell office:value-type="float" office:value="1149">
            <text:p>1149</text:p>
          </table:table-cell>
          <table:table-cell office:value-type="string">
            <text:p>JOELSON DE CAMPOS MACIEL</text:p>
          </table:table-cell>
          <table:table-cell office:value-type="string">
            <text:p>PROMOTOR (A) DE JUSTICA </text:p>
          </table:table-cell>
          <table:table-cell office:value-type="string">
            <text:p>15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3.649,95</text:p>
          </table:table-cell>
          <table:table-cell office:value-type="string">
            <text:p>37.339,05</text:p>
          </table:table-cell>
          <table:table-cell office:value-type="string">
            <text:p>4.716,47</text:p>
          </table:table-cell>
          <table:table-cell office:value-type="string">
            <text:p>7.045,98</text:p>
          </table:table-cell>
          <table:table-cell office:value-type="string">
            <text:p>0,00</text:p>
          </table:table-cell>
          <table:table-cell office:value-type="string">
            <text:p>15.026,61</text:p>
          </table:table-cell>
          <table:table-cell office:value-type="string">
            <text:p>22.312,44</text:p>
          </table:table-cell>
          <table:table-cell table:number-columns-repeated="1006"/>
        </table:table-row>
        <table:table-row>
          <table:table-cell office:value-type="float" office:value="1030">
            <text:p>1030</text:p>
          </table:table-cell>
          <table:table-cell office:value-type="string">
            <text:p>JORGE DA COSTA LAN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CRIMINA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7.212,90</text:p>
          </table:table-cell>
          <table:table-cell office:value-type="string">
            <text:p>50.528,25</text:p>
          </table:table-cell>
          <table:table-cell office:value-type="string">
            <text:p>4.964,71</text:p>
          </table:table-cell>
          <table:table-cell office:value-type="string">
            <text:p>9.677,07</text:p>
          </table:table-cell>
          <table:table-cell office:value-type="string">
            <text:p>0,00</text:p>
          </table:table-cell>
          <table:table-cell office:value-type="string">
            <text:p>15.641,78</text:p>
          </table:table-cell>
          <table:table-cell office:value-type="string">
            <text:p>34.886,47</text:p>
          </table:table-cell>
          <table:table-cell table:number-columns-repeated="1006"/>
        </table:table-row>
        <table:table-row>
          <table:table-cell office:value-type="float" office:value="1248">
            <text:p>1248</text:p>
          </table:table-cell>
          <table:table-cell office:value-type="string">
            <text:p>JORGE PAULO DAMANTE PEREIRA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DE POCONÉ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743,02</text:p>
          </table:table-cell>
          <table:table-cell office:value-type="string">
            <text:p>44.801,03</text:p>
          </table:table-cell>
          <table:table-cell office:value-type="string">
            <text:p>4.716,47</text:p>
          </table:table-cell>
          <table:table-cell office:value-type="string">
            <text:p>6.212,43</text:p>
          </table:table-cell>
          <table:table-cell office:value-type="string">
            <text:p>0,00</text:p>
          </table:table-cell>
          <table:table-cell office:value-type="string">
            <text:p>21.248,72</text:p>
          </table:table-cell>
          <table:table-cell office:value-type="string">
            <text:p>23.552,31</text:p>
          </table:table-cell>
          <table:table-cell table:number-columns-repeated="1006"/>
        </table:table-row>
        <table:table-row>
          <table:table-cell office:value-type="float" office:value="1131">
            <text:p>1131</text:p>
          </table:table-cell>
          <table:table-cell office:value-type="string">
            <text:p>JOSANE FATIMA DE CARVALHO GUARIENTE</text:p>
          </table:table-cell>
          <table:table-cell office:value-type="string">
            <text:p>PROMOTOR (A) DE JUSTICA </text:p>
          </table:table-cell>
          <table:table-cell office:value-type="string">
            <text:p>3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757,33</text:p>
          </table:table-cell>
          <table:table-cell office:value-type="string">
            <text:p>44.815,34</text:p>
          </table:table-cell>
          <table:table-cell office:value-type="string">
            <text:p>4.716,47</text:p>
          </table:table-cell>
          <table:table-cell office:value-type="string">
            <text:p>7.972,43</text:p>
          </table:table-cell>
          <table:table-cell office:value-type="string">
            <text:p>0,00</text:p>
          </table:table-cell>
          <table:table-cell office:value-type="string">
            <text:p>21.872,38</text:p>
          </table:table-cell>
          <table:table-cell office:value-type="string">
            <text:p>22.942,96</text:p>
          </table:table-cell>
          <table:table-cell table:number-columns-repeated="1006"/>
        </table:table-row>
        <table:table-row>
          <table:table-cell office:value-type="float" office:value="1117">
            <text:p>1117</text:p>
          </table:table-cell>
          <table:table-cell office:value-type="string">
            <text:p>JOSE ANTONIO BORGES PEREIRA</text:p>
          </table:table-cell>
          <table:table-cell office:value-type="string">
            <text:p>PROCURADOR DE JUSTICA</text:p>
          </table:table-cell>
          <table:table-cell office:value-type="string">
            <text:p>PROCURADORIA GERAL DE JUSTICA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7.092,44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4.981,92</text:p>
          </table:table-cell>
          <table:table-cell office:value-type="string">
            <text:p>52.501,29</text:p>
          </table:table-cell>
          <table:table-cell office:value-type="string">
            <text:p>4.964,71</text:p>
          </table:table-cell>
          <table:table-cell office:value-type="string">
            <text:p>7.195,46</text:p>
          </table:table-cell>
          <table:table-cell office:value-type="string">
            <text:p>3.261,34</text:p>
          </table:table-cell>
          <table:table-cell office:value-type="string">
            <text:p>29.472,97</text:p>
          </table:table-cell>
          <table:table-cell office:value-type="string">
            <text:p>23.028,32</text:p>
          </table:table-cell>
          <table:table-cell table:number-columns-repeated="1006"/>
        </table:table-row>
        <table:table-row>
          <table:table-cell office:value-type="float" office:value="1032">
            <text:p>1032</text:p>
          </table:table-cell>
          <table:table-cell office:value-type="string">
            <text:p>JOSE BASILIO GONCALVES</text:p>
          </table:table-cell>
          <table:table-cell office:value-type="string">
            <text:p>PROCURADOR DE JUSTICA</text:p>
          </table:table-cell>
          <table:table-cell office:value-type="string">
            <text:p>13ª PROCURADORIA DE JUSTIÇA CÍVE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5.046,22</text:p>
          </table:table-cell>
          <table:table-cell office:value-type="string">
            <text:p>48.361,57</text:p>
          </table:table-cell>
          <table:table-cell office:value-type="string">
            <text:p>4.964,71</text:p>
          </table:table-cell>
          <table:table-cell office:value-type="string">
            <text:p>9.624,93</text:p>
          </table:table-cell>
          <table:table-cell office:value-type="string">
            <text:p>0,00</text:p>
          </table:table-cell>
          <table:table-cell office:value-type="string">
            <text:p>22.591,15</text:p>
          </table:table-cell>
          <table:table-cell office:value-type="string">
            <text:p>25.770,42</text:p>
          </table:table-cell>
          <table:table-cell table:number-columns-repeated="1006"/>
        </table:table-row>
        <table:table-row>
          <table:table-cell office:value-type="float" office:value="1038">
            <text:p>1038</text:p>
          </table:table-cell>
          <table:table-cell office:value-type="string">
            <text:p>JOSE DE MEDEIRO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CRIMINA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18.617,67</text:p>
          </table:table-cell>
          <table:table-cell office:value-type="string">
            <text:p>7.657,58</text:p>
          </table:table-cell>
          <table:table-cell office:value-type="string">
            <text:p>69.590,60</text:p>
          </table:table-cell>
          <table:table-cell office:value-type="string">
            <text:p>4.964,71</text:p>
          </table:table-cell>
          <table:table-cell office:value-type="string">
            <text:p>9.624,93</text:p>
          </table:table-cell>
          <table:table-cell office:value-type="string">
            <text:p>0,00</text:p>
          </table:table-cell>
          <table:table-cell office:value-type="string">
            <text:p>23.332,29</text:p>
          </table:table-cell>
          <table:table-cell office:value-type="string">
            <text:p>46.258,31</text:p>
          </table:table-cell>
          <table:table-cell table:number-columns-repeated="1006"/>
        </table:table-row>
        <table:table-row>
          <table:table-cell office:value-type="float" office:value="1251">
            <text:p>1251</text:p>
          </table:table-cell>
          <table:table-cell office:value-type="string">
            <text:p>JOSE JONAS SGUAREZI JUNIOR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RIMINAL DE TANGARÁ DA SERR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734,75</text:p>
          </table:table-cell>
          <table:table-cell office:value-type="string">
            <text:p>43.312,27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6.533,36</text:p>
          </table:table-cell>
          <table:table-cell office:value-type="string">
            <text:p>26.778,91</text:p>
          </table:table-cell>
          <table:table-cell table:number-columns-repeated="1006"/>
        </table:table-row>
        <table:table-row>
          <table:table-cell office:value-type="float" office:value="1386">
            <text:p>1386</text:p>
          </table:table-cell>
          <table:table-cell office:value-type="string">
            <text:p>JOSE LUCIANO DA SILVA</text:p>
          </table:table-cell>
          <table:table-cell office:value-type="string">
            <text:p>PROMOTOR DE JUSTICA SUBSTITUTO</text:p>
          </table:table-cell>
          <table:table-cell office:value-type="string">
            <text:p>1ª PROMOTORIA DE JUSTIÇA DE SÃO FÉLIX DO ARAGUAIA</text:p>
          </table:table-cell>
          <table:table-cell office:value-type="string">
            <text:p>28.884,19</text:p>
          </table:table-cell>
          <table:table-cell office:value-type="string">
            <text:p>0,00</text:p>
          </table:table-cell>
          <table:table-cell office:value-type="string">
            <text:p>4.332,63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5.405,01</text:p>
          </table:table-cell>
          <table:table-cell office:value-type="string">
            <text:p>38.621,83</text:p>
          </table:table-cell>
          <table:table-cell office:value-type="string">
            <text:p>2.626,98</text:p>
          </table:table-cell>
          <table:table-cell office:value-type="string">
            <text:p>7.940,27</text:p>
          </table:table-cell>
          <table:table-cell office:value-type="string">
            <text:p>0,00</text:p>
          </table:table-cell>
          <table:table-cell office:value-type="string">
            <text:p>11.467,25</text:p>
          </table:table-cell>
          <table:table-cell office:value-type="string">
            <text:p>27.154,58</text:p>
          </table:table-cell>
          <table:table-cell table:number-columns-repeated="1006"/>
        </table:table-row>
        <table:table-row>
          <table:table-cell office:value-type="float" office:value="1217">
            <text:p>1217</text:p>
          </table:table-cell>
          <table:table-cell office:value-type="string">
            <text:p>JOSE MARIANO DE ALMEIDA NETO</text:p>
          </table:table-cell>
          <table:table-cell office:value-type="string">
            <text:p>PROMOTOR (A) DE JUSTICA </text:p>
          </table:table-cell>
          <table:table-cell office:value-type="string">
            <text:p>30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35.995,33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80.666,25</text:p>
          </table:table-cell>
          <table:table-cell office:value-type="string">
            <text:p>4.716,47</text:p>
          </table:table-cell>
          <table:table-cell office:value-type="string">
            <text:p>16.897,51</text:p>
          </table:table-cell>
          <table:table-cell office:value-type="string">
            <text:p>0,00</text:p>
          </table:table-cell>
          <table:table-cell office:value-type="string">
            <text:p>25.650,18</text:p>
          </table:table-cell>
          <table:table-cell office:value-type="string">
            <text:p>55.016,07</text:p>
          </table:table-cell>
          <table:table-cell table:number-columns-repeated="1006"/>
        </table:table-row>
        <table:table-row>
          <table:table-cell office:value-type="float" office:value="1039">
            <text:p>1039</text:p>
          </table:table-cell>
          <table:table-cell office:value-type="string">
            <text:p>JOSE NORBERTO DE MEDEIROS JUNIOR</text:p>
          </table:table-cell>
          <table:table-cell office:value-type="string">
            <text:p>PROCURADOR DE JUSTICA</text:p>
          </table:table-cell>
          <table:table-cell office:value-type="string">
            <text:p>14ª PROCURADORIA DE JUSTIÇA CRIMINA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23.962,41</text:p>
          </table:table-cell>
          <table:table-cell office:value-type="string">
            <text:p>6.752,57</text:p>
          </table:table-cell>
          <table:table-cell office:value-type="string">
            <text:p>74.030,33</text:p>
          </table:table-cell>
          <table:table-cell office:value-type="string">
            <text:p>4.964,71</text:p>
          </table:table-cell>
          <table:table-cell office:value-type="string">
            <text:p>9.624,93</text:p>
          </table:table-cell>
          <table:table-cell office:value-type="string">
            <text:p>0,00</text:p>
          </table:table-cell>
          <table:table-cell office:value-type="string">
            <text:p>29.719,94</text:p>
          </table:table-cell>
          <table:table-cell office:value-type="string">
            <text:p>44.310,39</text:p>
          </table:table-cell>
          <table:table-cell table:number-columns-repeated="1006"/>
        </table:table-row>
        <table:table-row>
          <table:table-cell office:value-type="float" office:value="1177">
            <text:p>1177</text:p>
          </table:table-cell>
          <table:table-cell office:value-type="string">
            <text:p>JOSE RICARDO COSTA MATTOSO</text:p>
          </table:table-cell>
          <table:table-cell office:value-type="string">
            <text:p>PROMOTOR (A) DE JUSTICA </text:p>
          </table:table-cell>
          <table:table-cell office:value-type="string">
            <text:p>3ª PROMOTORIA DE JUSTIÇA CRIMINAL DE VÁRZEA GRAN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757,33</text:p>
          </table:table-cell>
          <table:table-cell office:value-type="string">
            <text:p>44.334,85</text:p>
          </table:table-cell>
          <table:table-cell office:value-type="string">
            <text:p>4.716,47</text:p>
          </table:table-cell>
          <table:table-cell office:value-type="string">
            <text:p>7.736,02</text:p>
          </table:table-cell>
          <table:table-cell office:value-type="string">
            <text:p>0,00</text:p>
          </table:table-cell>
          <table:table-cell office:value-type="string">
            <text:p>21.039,09</text:p>
          </table:table-cell>
          <table:table-cell office:value-type="string">
            <text:p>23.295,76</text:p>
          </table:table-cell>
          <table:table-cell table:number-columns-repeated="1006"/>
        </table:table-row>
        <table:table-row>
          <table:table-cell office:value-type="float" office:value="1287">
            <text:p>1287</text:p>
          </table:table-cell>
          <table:table-cell office:value-type="string">
            <text:p>JOSE VICENTE GONCALVES DE SOUZ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CÁCERE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3.929,8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515,26</text:p>
          </table:table-cell>
          <table:table-cell office:value-type="string">
            <text:p>77.022,58</text:p>
          </table:table-cell>
          <table:table-cell office:value-type="string">
            <text:p>4.716,47</text:p>
          </table:table-cell>
          <table:table-cell office:value-type="string">
            <text:p>16.197,36</text:p>
          </table:table-cell>
          <table:table-cell office:value-type="string">
            <text:p>0,00</text:p>
          </table:table-cell>
          <table:table-cell office:value-type="string">
            <text:p>27.376,09</text:p>
          </table:table-cell>
          <table:table-cell office:value-type="string">
            <text:p>49.646,49</text:p>
          </table:table-cell>
          <table:table-cell table:number-columns-repeated="1006"/>
        </table:table-row>
        <table:table-row>
          <table:table-cell office:value-type="float" office:value="1040">
            <text:p>1040</text:p>
          </table:table-cell>
          <table:table-cell office:value-type="string">
            <text:p>JOSE ZUQUETI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CÍVE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7.934,64</text:p>
          </table:table-cell>
          <table:table-cell office:value-type="string">
            <text:p>51.249,99</text:p>
          </table:table-cell>
          <table:table-cell office:value-type="string">
            <text:p>4.964,71</text:p>
          </table:table-cell>
          <table:table-cell office:value-type="string">
            <text:p>9.624,93</text:p>
          </table:table-cell>
          <table:table-cell office:value-type="string">
            <text:p>0,00</text:p>
          </table:table-cell>
          <table:table-cell office:value-type="string">
            <text:p>24.808,55</text:p>
          </table:table-cell>
          <table:table-cell office:value-type="string">
            <text:p>26.441,44</text:p>
          </table:table-cell>
          <table:table-cell table:number-columns-repeated="1006"/>
        </table:table-row>
        <table:table-row>
          <table:table-cell office:value-type="float" office:value="1042">
            <text:p>1042</text:p>
          </table:table-cell>
          <table:table-cell office:value-type="string">
            <text:p>KATIA MARIA AGUILERA RISPOLI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CRIMINA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7.934,64</text:p>
          </table:table-cell>
          <table:table-cell office:value-type="string">
            <text:p>51.249,99</text:p>
          </table:table-cell>
          <table:table-cell office:value-type="string">
            <text:p>4.964,71</text:p>
          </table:table-cell>
          <table:table-cell office:value-type="string">
            <text:p>9.677,07</text:p>
          </table:table-cell>
          <table:table-cell office:value-type="string">
            <text:p>0,00</text:p>
          </table:table-cell>
          <table:table-cell office:value-type="string">
            <text:p>40.392,28</text:p>
          </table:table-cell>
          <table:table-cell office:value-type="string">
            <text:p>10.857,71</text:p>
          </table:table-cell>
          <table:table-cell table:number-columns-repeated="1006"/>
        </table:table-row>
        <table:table-row>
          <table:table-cell office:value-type="float" office:value="1362">
            <text:p>1362</text:p>
          </table:table-cell>
          <table:table-cell office:value-type="string">
            <text:p>KELLY CRISTINA BARRETO DOS SANTOS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PARANATING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5.369,04</text:p>
          </table:table-cell>
          <table:table-cell office:value-type="string">
            <text:p>41.946,56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5.418,98</text:p>
          </table:table-cell>
          <table:table-cell office:value-type="string">
            <text:p>26.527,58</text:p>
          </table:table-cell>
          <table:table-cell table:number-columns-repeated="1006"/>
        </table:table-row>
        <table:table-row>
          <table:table-cell office:value-type="float" office:value="1226">
            <text:p>1226</text:p>
          </table:table-cell>
          <table:table-cell office:value-type="string">
            <text:p>KLEDSON DIONYSIO DE OLIVEIRA</text:p>
          </table:table-cell>
          <table:table-cell office:value-type="string">
            <text:p>PROMOTOR (A) DE JUSTICA </text:p>
          </table:table-cell>
          <table:table-cell office:value-type="string">
            <text:p>GAECO - UNIDA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44.670,92</text:p>
          </table:table-cell>
          <table:table-cell office:value-type="string">
            <text:p>4.716,47</text:p>
          </table:table-cell>
          <table:table-cell office:value-type="string">
            <text:p>7.972,43</text:p>
          </table:table-cell>
          <table:table-cell office:value-type="string">
            <text:p>0,00</text:p>
          </table:table-cell>
          <table:table-cell office:value-type="string">
            <text:p>23.384,32</text:p>
          </table:table-cell>
          <table:table-cell office:value-type="string">
            <text:p>21.286,60</text:p>
          </table:table-cell>
          <table:table-cell table:number-columns-repeated="1006"/>
        </table:table-row>
        <table:table-row>
          <table:table-cell office:value-type="float" office:value="1162">
            <text:p>1162</text:p>
          </table:table-cell>
          <table:table-cell office:value-type="string">
            <text:p>LAIS GLAUCE ANTONIO DOS SANTOS</text:p>
          </table:table-cell>
          <table:table-cell office:value-type="string">
            <text:p>PROMOTOR (A) DE JUSTICA </text:p>
          </table:table-cell>
          <table:table-cell office:value-type="string">
            <text:p>6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20.213,46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64.403,89</text:p>
          </table:table-cell>
          <table:table-cell office:value-type="string">
            <text:p>4.716,47</text:p>
          </table:table-cell>
          <table:table-cell office:value-type="string">
            <text:p>7.187,17</text:p>
          </table:table-cell>
          <table:table-cell office:value-type="string">
            <text:p>0,00</text:p>
          </table:table-cell>
          <table:table-cell office:value-type="string">
            <text:p>23.186,17</text:p>
          </table:table-cell>
          <table:table-cell office:value-type="string">
            <text:p>41.217,72</text:p>
          </table:table-cell>
          <table:table-cell table:number-columns-repeated="1006"/>
        </table:table-row>
        <table:table-row>
          <table:table-cell office:value-type="float" office:value="1285">
            <text:p>1285</text:p>
          </table:table-cell>
          <table:table-cell office:value-type="string">
            <text:p>LAIS LIANE RESENDE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ÍVEL DE ALTA FLOREST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3.929,80</text:p>
          </table:table-cell>
          <table:table-cell office:value-type="string">
            <text:p>0,00</text:p>
          </table:table-cell>
          <table:table-cell office:value-type="string">
            <text:p>22.619,87</text:p>
          </table:table-cell>
          <table:table-cell office:value-type="string">
            <text:p>7.612,91</text:p>
          </table:table-cell>
          <table:table-cell office:value-type="string">
            <text:p>100.740,10</text:p>
          </table:table-cell>
          <table:table-cell office:value-type="string">
            <text:p>4.716,47</text:p>
          </table:table-cell>
          <table:table-cell office:value-type="string">
            <text:p>16.249,49</text:p>
          </table:table-cell>
          <table:table-cell office:value-type="string">
            <text:p>0,00</text:p>
          </table:table-cell>
          <table:table-cell office:value-type="string">
            <text:p>28.981,08</text:p>
          </table:table-cell>
          <table:table-cell office:value-type="string">
            <text:p>71.759,02</text:p>
          </table:table-cell>
          <table:table-cell table:number-columns-repeated="1006"/>
        </table:table-row>
        <table:table-row>
          <table:table-cell office:value-type="float" office:value="1368">
            <text:p>1368</text:p>
          </table:table-cell>
          <table:table-cell office:value-type="string">
            <text:p>LEANDRO TURMIN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 DE RIO BRANCO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2.967,21</text:p>
          </table:table-cell>
          <table:table-cell office:value-type="string">
            <text:p>7.468,49</text:p>
          </table:table-cell>
          <table:table-cell office:value-type="string">
            <text:p>107.013,22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6.682,75</text:p>
          </table:table-cell>
          <table:table-cell office:value-type="string">
            <text:p>90.330,47</text:p>
          </table:table-cell>
          <table:table-cell table:number-columns-repeated="1006"/>
        </table:table-row>
        <table:table-row>
          <table:table-cell office:value-type="float" office:value="1227">
            <text:p>1227</text:p>
          </table:table-cell>
          <table:table-cell office:value-type="string">
            <text:p>LEANDRO VOLOCHKO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CHAPADA DOS GUIMARÃE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826,83</text:p>
          </table:table-cell>
          <table:table-cell office:value-type="string">
            <text:p>43.404,35</text:p>
          </table:table-cell>
          <table:table-cell office:value-type="string">
            <text:p>4.716,47</text:p>
          </table:table-cell>
          <table:table-cell office:value-type="string">
            <text:p>6.740,29</text:p>
          </table:table-cell>
          <table:table-cell office:value-type="string">
            <text:p>0,00</text:p>
          </table:table-cell>
          <table:table-cell office:value-type="string">
            <text:p>25.006,63</text:p>
          </table:table-cell>
          <table:table-cell office:value-type="string">
            <text:p>18.397,72</text:p>
          </table:table-cell>
          <table:table-cell table:number-columns-repeated="1006"/>
        </table:table-row>
        <table:table-row>
          <table:table-cell office:value-type="float" office:value="1272">
            <text:p>1272</text:p>
          </table:table-cell>
          <table:table-cell office:value-type="string">
            <text:p>LEONARDO MORAES GONCALVES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ÍVEL DE LUCAS DO RIO VER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20.213,46</text:p>
          </table:table-cell>
          <table:table-cell office:value-type="string">
            <text:p>35.855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307,92</text:p>
          </table:table-cell>
          <table:table-cell office:value-type="string">
            <text:p>99.954,32</text:p>
          </table:table-cell>
          <table:table-cell office:value-type="string">
            <text:p>4.716,47</text:p>
          </table:table-cell>
          <table:table-cell office:value-type="string">
            <text:p>16.779,03</text:p>
          </table:table-cell>
          <table:table-cell office:value-type="string">
            <text:p>0,00</text:p>
          </table:table-cell>
          <table:table-cell office:value-type="string">
            <text:p>25.093,13</text:p>
          </table:table-cell>
          <table:table-cell office:value-type="string">
            <text:p>74.861,19</text:p>
          </table:table-cell>
          <table:table-cell table:number-columns-repeated="1006"/>
        </table:table-row>
        <table:table-row>
          <table:table-cell office:value-type="float" office:value="1381">
            <text:p>1381</text:p>
          </table:table-cell>
          <table:table-cell office:value-type="string">
            <text:p>LEONI CARVALHO NETO</text:p>
          </table:table-cell>
          <table:table-cell office:value-type="string">
            <text:p>PROMOTOR DE JUSTICA SUBSTITUTO</text:p>
          </table:table-cell>
          <table:table-cell office:value-type="string">
            <text:p>2ª PROMOTORIA DE JUSTIÇA DE COMODORO</text:p>
          </table:table-cell>
          <table:table-cell office:value-type="string">
            <text:p>28.884,19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988,00</text:p>
          </table:table-cell>
          <table:table-cell office:value-type="string">
            <text:p>38.760,61</text:p>
          </table:table-cell>
          <table:table-cell office:value-type="string">
            <text:p>4.043,79</text:p>
          </table:table-cell>
          <table:table-cell office:value-type="string">
            <text:p>6.756,07</text:p>
          </table:table-cell>
          <table:table-cell office:value-type="string">
            <text:p>0,00</text:p>
          </table:table-cell>
          <table:table-cell office:value-type="string">
            <text:p>14.519,63</text:p>
          </table:table-cell>
          <table:table-cell office:value-type="string">
            <text:p>24.240,98</text:p>
          </table:table-cell>
          <table:table-cell table:number-columns-repeated="1006"/>
        </table:table-row>
        <table:table-row>
          <table:table-cell office:value-type="float" office:value="1274">
            <text:p>1274</text:p>
          </table:table-cell>
          <table:table-cell office:value-type="string">
            <text:p>LIANE AMELIA CHAVES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ÍVEL DE CÁCERE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20.213,46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64.884,38</text:p>
          </table:table-cell>
          <table:table-cell office:value-type="string">
            <text:p>4.716,47</text:p>
          </table:table-cell>
          <table:table-cell office:value-type="string">
            <text:p>8.024,56</text:p>
          </table:table-cell>
          <table:table-cell office:value-type="string">
            <text:p>0,00</text:p>
          </table:table-cell>
          <table:table-cell office:value-type="string">
            <text:p>24.480,64</text:p>
          </table:table-cell>
          <table:table-cell office:value-type="string">
            <text:p>40.403,74</text:p>
          </table:table-cell>
          <table:table-cell table:number-columns-repeated="1006"/>
        </table:table-row>
        <table:table-row>
          <table:table-cell office:value-type="float" office:value="1152">
            <text:p>1152</text:p>
          </table:table-cell>
          <table:table-cell office:value-type="string">
            <text:p>LINDINALVA CORREIA RODRIGUES</text:p>
          </table:table-cell>
          <table:table-cell office:value-type="string">
            <text:p>PROMOTOR (A) DE JUSTICA </text:p>
          </table:table-cell>
          <table:table-cell office:value-type="string">
            <text:p>35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3.929,8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702,53</text:p>
          </table:table-cell>
          <table:table-cell office:value-type="string">
            <text:p>77.209,85</text:p>
          </table:table-cell>
          <table:table-cell office:value-type="string">
            <text:p>4.716,47</text:p>
          </table:table-cell>
          <table:table-cell office:value-type="string">
            <text:p>16.301,63</text:p>
          </table:table-cell>
          <table:table-cell office:value-type="string">
            <text:p>0,00</text:p>
          </table:table-cell>
          <table:table-cell office:value-type="string">
            <text:p>30.085,62</text:p>
          </table:table-cell>
          <table:table-cell office:value-type="string">
            <text:p>47.124,23</text:p>
          </table:table-cell>
          <table:table-cell table:number-columns-repeated="1006"/>
        </table:table-row>
        <table:table-row>
          <table:table-cell office:value-type="float" office:value="1319">
            <text:p>1319</text:p>
          </table:table-cell>
          <table:table-cell office:value-type="string">
            <text:p>LUANE RODRIGUES BOMFIM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ÁGUA BO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3.261,74</text:p>
          </table:table-cell>
          <table:table-cell office:value-type="string">
            <text:p>6.466,99</text:p>
          </table:table-cell>
          <table:table-cell office:value-type="string">
            <text:p>66.306,25</text:p>
          </table:table-cell>
          <table:table-cell office:value-type="string">
            <text:p>4.716,47</text:p>
          </table:table-cell>
          <table:table-cell office:value-type="string">
            <text:p>7.840,29</text:p>
          </table:table-cell>
          <table:table-cell office:value-type="string">
            <text:p>0,00</text:p>
          </table:table-cell>
          <table:table-cell office:value-type="string">
            <text:p>14.638,57</text:p>
          </table:table-cell>
          <table:table-cell office:value-type="string">
            <text:p>51.667,68</text:p>
          </table:table-cell>
          <table:table-cell table:number-columns-repeated="1006"/>
        </table:table-row>
        <table:table-row>
          <table:table-cell office:value-type="float" office:value="1300">
            <text:p>1300</text:p>
          </table:table-cell>
          <table:table-cell office:value-type="string">
            <text:p>LUCIANA FERNANDES DE FREITAS</text:p>
          </table:table-cell>
          <table:table-cell office:value-type="string">
            <text:p>PROMOTOR (A) DE JUSTICA </text:p>
          </table:table-cell>
          <table:table-cell office:value-type="string">
            <text:p>AUXILIAR NO GAB DO CONS ROGERIO MAGNUS VARELA - CNMP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919,7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5.610,81</text:p>
          </table:table-cell>
          <table:table-cell office:value-type="string">
            <text:p>42.219,63</text:p>
          </table:table-cell>
          <table:table-cell office:value-type="string">
            <text:p>4.716,47</text:p>
          </table:table-cell>
          <table:table-cell office:value-type="string">
            <text:p>7.901,04</text:p>
          </table:table-cell>
          <table:table-cell office:value-type="string">
            <text:p>0,00</text:p>
          </table:table-cell>
          <table:table-cell office:value-type="string">
            <text:p>18.679,78</text:p>
          </table:table-cell>
          <table:table-cell office:value-type="string">
            <text:p>23.539,85</text:p>
          </table:table-cell>
          <table:table-cell table:number-columns-repeated="1006"/>
        </table:table-row>
        <table:table-row>
          <table:table-cell office:value-type="float" office:value="1164">
            <text:p>1164</text:p>
          </table:table-cell>
          <table:table-cell office:value-type="string">
            <text:p>LUCIANA ROCHA ABRAO DAVID</text:p>
          </table:table-cell>
          <table:table-cell office:value-type="string">
            <text:p>PROMOTOR (A) DE JUSTICA </text:p>
          </table:table-cell>
          <table:table-cell office:value-type="string">
            <text:p>3ª PROMOTORIA DE JUSTIÇA CRIMINAL DE BARRA DO GARÇA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4.315,48</text:p>
          </table:table-cell>
          <table:table-cell office:value-type="string">
            <text:p>6.972,36</text:p>
          </table:table-cell>
          <table:table-cell office:value-type="string">
            <text:p>67.865,36</text:p>
          </table:table-cell>
          <table:table-cell office:value-type="string">
            <text:p>4.716,47</text:p>
          </table:table-cell>
          <table:table-cell office:value-type="string">
            <text:p>7.788,15</text:p>
          </table:table-cell>
          <table:table-cell office:value-type="string">
            <text:p>0,00</text:p>
          </table:table-cell>
          <table:table-cell office:value-type="string">
            <text:p>15.713,78</text:p>
          </table:table-cell>
          <table:table-cell office:value-type="string">
            <text:p>52.151,58</text:p>
          </table:table-cell>
          <table:table-cell table:number-columns-repeated="1006"/>
        </table:table-row>
        <table:table-row>
          <table:table-cell office:value-type="float" office:value="1176">
            <text:p>1176</text:p>
          </table:table-cell>
          <table:table-cell office:value-type="string">
            <text:p>LUCIANO ANDRE VIRUEL MARTINEZ</text:p>
          </table:table-cell>
          <table:table-cell office:value-type="string">
            <text:p>PROMOTOR (A) DE JUSTICA </text:p>
          </table:table-cell>
          <table:table-cell office:value-type="string">
            <text:p>19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4.064,08</text:p>
          </table:table-cell>
          <table:table-cell office:value-type="string">
            <text:p>7.065,49</text:p>
          </table:table-cell>
          <table:table-cell office:value-type="string">
            <text:p>67.707,09</text:p>
          </table:table-cell>
          <table:table-cell office:value-type="string">
            <text:p>4.716,47</text:p>
          </table:table-cell>
          <table:table-cell office:value-type="string">
            <text:p>6.542,19</text:p>
          </table:table-cell>
          <table:table-cell office:value-type="string">
            <text:p>0,00</text:p>
          </table:table-cell>
          <table:table-cell office:value-type="string">
            <text:p>15.789,44</text:p>
          </table:table-cell>
          <table:table-cell office:value-type="string">
            <text:p>51.917,65</text:p>
          </table:table-cell>
          <table:table-cell table:number-columns-repeated="1006"/>
        </table:table-row>
        <table:table-row>
          <table:table-cell office:value-type="float" office:value="1161">
            <text:p>1161</text:p>
          </table:table-cell>
          <table:table-cell office:value-type="string">
            <text:p>LUCIANO FREIRIA DE OLIVEIRA</text:p>
          </table:table-cell>
          <table:table-cell office:value-type="string">
            <text:p>PROMOTOR (A) DE JUSTICA </text:p>
          </table:table-cell>
          <table:table-cell office:value-type="string">
            <text:p>9ª PROMOTORIA DE JUSTIÇA CRIMINAL DE VÁRZEA GRAN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44.190,43</text:p>
          </table:table-cell>
          <table:table-cell office:value-type="string">
            <text:p>4.716,47</text:p>
          </table:table-cell>
          <table:table-cell office:value-type="string">
            <text:p>7.788,15</text:p>
          </table:table-cell>
          <table:table-cell office:value-type="string">
            <text:p>0,00</text:p>
          </table:table-cell>
          <table:table-cell office:value-type="string">
            <text:p>19.517,13</text:p>
          </table:table-cell>
          <table:table-cell office:value-type="string">
            <text:p>24.673,30</text:p>
          </table:table-cell>
          <table:table-cell table:number-columns-repeated="1006"/>
        </table:table-row>
        <table:table-row>
          <table:table-cell office:value-type="float" office:value="1244">
            <text:p>1244</text:p>
          </table:table-cell>
          <table:table-cell office:value-type="string">
            <text:p>LUCIANO MARTINS DA SILV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PRIMAVERA DO LEST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660,50</text:p>
          </table:table-cell>
          <table:table-cell office:value-type="string">
            <text:p>43.238,02</text:p>
          </table:table-cell>
          <table:table-cell office:value-type="string">
            <text:p>4.716,47</text:p>
          </table:table-cell>
          <table:table-cell office:value-type="string">
            <text:p>4.988,84</text:p>
          </table:table-cell>
          <table:table-cell office:value-type="string">
            <text:p>0,00</text:p>
          </table:table-cell>
          <table:table-cell office:value-type="string">
            <text:p>22.975,06</text:p>
          </table:table-cell>
          <table:table-cell office:value-type="string">
            <text:p>20.262,96</text:p>
          </table:table-cell>
          <table:table-cell table:number-columns-repeated="1006"/>
        </table:table-row>
        <table:table-row>
          <table:table-cell office:value-type="float" office:value="1310">
            <text:p>1310</text:p>
          </table:table-cell>
          <table:table-cell office:value-type="string">
            <text:p>LUDMILLA EVELIN DE FARIA SANT ANA CARDOSO</text:p>
          </table:table-cell>
          <table:table-cell office:value-type="string">
            <text:p>PROMOTOR (A) DE JUSTICA </text:p>
          </table:table-cell>
          <table:table-cell office:value-type="string">
            <text:p>COORDENAÇÃO SUBSEDE DE ALTO TAQUARI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3.508,89</text:p>
          </table:table-cell>
          <table:table-cell office:value-type="string">
            <text:p>2.233,29</text:p>
          </table:table-cell>
          <table:table-cell office:value-type="string">
            <text:p>59.431,28</text:p>
          </table:table-cell>
          <table:table-cell office:value-type="string">
            <text:p>4.716,47</text:p>
          </table:table-cell>
          <table:table-cell office:value-type="string">
            <text:p>7.098,11</text:p>
          </table:table-cell>
          <table:table-cell office:value-type="string">
            <text:p>0,00</text:p>
          </table:table-cell>
          <table:table-cell office:value-type="string">
            <text:p>19.963,65</text:p>
          </table:table-cell>
          <table:table-cell office:value-type="string">
            <text:p>39.467,63</text:p>
          </table:table-cell>
          <table:table-cell table:number-columns-repeated="1006"/>
        </table:table-row>
        <table:table-row>
          <table:table-cell office:value-type="float" office:value="1339">
            <text:p>1339</text:p>
          </table:table-cell>
          <table:table-cell office:value-type="string">
            <text:p>LUIS ALEXANDRE LIMA LENTISCO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ÁGUA BO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9.465,38</text:p>
          </table:table-cell>
          <table:table-cell office:value-type="string">
            <text:p>6.380,52</text:p>
          </table:table-cell>
          <table:table-cell office:value-type="string">
            <text:p>92.423,42</text:p>
          </table:table-cell>
          <table:table-cell office:value-type="string">
            <text:p>4.716,47</text:p>
          </table:table-cell>
          <table:table-cell office:value-type="string">
            <text:p>7.736,02</text:p>
          </table:table-cell>
          <table:table-cell office:value-type="string">
            <text:p>0,00</text:p>
          </table:table-cell>
          <table:table-cell office:value-type="string">
            <text:p>13.397,49</text:p>
          </table:table-cell>
          <table:table-cell office:value-type="string">
            <text:p>79.025,93</text:p>
          </table:table-cell>
          <table:table-cell table:number-columns-repeated="1006"/>
        </table:table-row>
        <table:table-row>
          <table:table-cell office:value-type="float" office:value="1046">
            <text:p>1046</text:p>
          </table:table-cell>
          <table:table-cell office:value-type="string">
            <text:p>LUIZ ALBERTO ESTEVES SCALOPPE</text:p>
          </table:table-cell>
          <table:table-cell office:value-type="string">
            <text:p>PROCURADOR DE JUSTICA</text:p>
          </table:table-cell>
          <table:table-cell office:value-type="string">
            <text:p>PROCURADORIA DE JUSTIÇA ESPECIALIZADA NA DEFESA AMBIENTAL E ORDEM URBANISTICA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3.546,22</text:p>
          </table:table-cell>
          <table:table-cell office:value-type="string">
            <text:p>24.256,16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25.591,90</text:p>
          </table:table-cell>
          <table:table-cell office:value-type="string">
            <text:p>4.100,56</text:p>
          </table:table-cell>
          <table:table-cell office:value-type="string">
            <text:p>97.921,77</text:p>
          </table:table-cell>
          <table:table-cell office:value-type="string">
            <text:p>4.964,71</text:p>
          </table:table-cell>
          <table:table-cell office:value-type="string">
            <text:p>9.857,96</text:p>
          </table:table-cell>
          <table:table-cell office:value-type="string">
            <text:p>0,00</text:p>
          </table:table-cell>
          <table:table-cell office:value-type="string">
            <text:p>22.888,47</text:p>
          </table:table-cell>
          <table:table-cell office:value-type="string">
            <text:p>75.033,30</text:p>
          </table:table-cell>
          <table:table-cell table:number-columns-repeated="1006"/>
        </table:table-row>
        <table:table-row>
          <table:table-cell office:value-type="float" office:value="1180">
            <text:p>1180</text:p>
          </table:table-cell>
          <table:table-cell office:value-type="string">
            <text:p>LUIZ AUGUSTO FERRES SCHIMITH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DE CAMPO NOVO DO PARECI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998,04</text:p>
          </table:table-cell>
          <table:table-cell office:value-type="string">
            <text:p>43.575,56</text:p>
          </table:table-cell>
          <table:table-cell office:value-type="string">
            <text:p>4.716,47</text:p>
          </table:table-cell>
          <table:table-cell office:value-type="string">
            <text:p>7.840,29</text:p>
          </table:table-cell>
          <table:table-cell office:value-type="string">
            <text:p>0,00</text:p>
          </table:table-cell>
          <table:table-cell office:value-type="string">
            <text:p>13.456,76</text:p>
          </table:table-cell>
          <table:table-cell office:value-type="string">
            <text:p>30.118,80</text:p>
          </table:table-cell>
          <table:table-cell table:number-columns-repeated="1006"/>
        </table:table-row>
        <table:table-row>
          <table:table-cell office:value-type="float" office:value="1048">
            <text:p>1048</text:p>
          </table:table-cell>
          <table:table-cell office:value-type="string">
            <text:p>LUIZ EDUARDO MARTINS JACOB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CÍVE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3.546,2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23.838,49</text:p>
          </table:table-cell>
          <table:table-cell office:value-type="string">
            <text:p>7.736,60</text:p>
          </table:table-cell>
          <table:table-cell office:value-type="string">
            <text:p>75.548,24</text:p>
          </table:table-cell>
          <table:table-cell office:value-type="string">
            <text:p>4.964,71</text:p>
          </table:table-cell>
          <table:table-cell office:value-type="string">
            <text:p>9.805,82</text:p>
          </table:table-cell>
          <table:table-cell office:value-type="string">
            <text:p>0,00</text:p>
          </table:table-cell>
          <table:table-cell office:value-type="string">
            <text:p>21.517,70</text:p>
          </table:table-cell>
          <table:table-cell office:value-type="string">
            <text:p>54.030,54</text:p>
          </table:table-cell>
          <table:table-cell table:number-columns-repeated="1006"/>
        </table:table-row>
        <table:table-row>
          <table:table-cell office:value-type="float" office:value="1322">
            <text:p>1322</text:p>
          </table:table-cell>
          <table:table-cell office:value-type="string">
            <text:p>LUIZ EDUARDO MARTINS JACOB FILHO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SÃO JOSÉ DO RIO CLARO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6.844,42</text:p>
          </table:table-cell>
          <table:table-cell office:value-type="string">
            <text:p>4.312,87</text:p>
          </table:table-cell>
          <table:table-cell office:value-type="string">
            <text:p>87.734,81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4.636,39</text:p>
          </table:table-cell>
          <table:table-cell office:value-type="string">
            <text:p>73.098,42</text:p>
          </table:table-cell>
          <table:table-cell table:number-columns-repeated="1006"/>
        </table:table-row>
        <table:table-row>
          <table:table-cell office:value-type="float" office:value="1262">
            <text:p>1262</text:p>
          </table:table-cell>
          <table:table-cell office:value-type="string">
            <text:p>LUIZ FERNANDO ROSSI PIPINO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RIMINAL DE SORRISO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4.153,66</text:p>
          </table:table-cell>
          <table:table-cell office:value-type="string">
            <text:p>5.808,70</text:p>
          </table:table-cell>
          <table:table-cell office:value-type="string">
            <text:p>67.020,37</text:p>
          </table:table-cell>
          <table:table-cell office:value-type="string">
            <text:p>4.716,47</text:p>
          </table:table-cell>
          <table:table-cell office:value-type="string">
            <text:p>8.024,56</text:p>
          </table:table-cell>
          <table:table-cell office:value-type="string">
            <text:p>0,00</text:p>
          </table:table-cell>
          <table:table-cell office:value-type="string">
            <text:p>15.125,01</text:p>
          </table:table-cell>
          <table:table-cell office:value-type="string">
            <text:p>51.895,36</text:p>
          </table:table-cell>
          <table:table-cell table:number-columns-repeated="1006"/>
        </table:table-row>
        <table:table-row>
          <table:table-cell office:value-type="float" office:value="1199">
            <text:p>1199</text:p>
          </table:table-cell>
          <table:table-cell office:value-type="string">
            <text:p>LUIZ GUSTAVO MENDES DE MAIO</text:p>
          </table:table-cell>
          <table:table-cell office:value-type="string">
            <text:p>PROMOTOR (A) DE JUSTICA </text:p>
          </table:table-cell>
          <table:table-cell office:value-type="string">
            <text:p>3ª PROMOTORIA DE JUSTIÇA CRIMINAL DE SINOP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378,70</text:p>
          </table:table-cell>
          <table:table-cell office:value-type="string">
            <text:p>43.956,22</text:p>
          </table:table-cell>
          <table:table-cell office:value-type="string">
            <text:p>4.716,47</text:p>
          </table:table-cell>
          <table:table-cell office:value-type="string">
            <text:p>7.788,15</text:p>
          </table:table-cell>
          <table:table-cell office:value-type="string">
            <text:p>0,00</text:p>
          </table:table-cell>
          <table:table-cell office:value-type="string">
            <text:p>14.890,36</text:p>
          </table:table-cell>
          <table:table-cell office:value-type="string">
            <text:p>29.065,86</text:p>
          </table:table-cell>
          <table:table-cell table:number-columns-repeated="1006"/>
        </table:table-row>
        <table:table-row>
          <table:table-cell office:value-type="float" office:value="1286">
            <text:p>1286</text:p>
          </table:table-cell>
          <table:table-cell office:value-type="string">
            <text:p>LYSANDRO ALBERTO LEDESMA</text:p>
          </table:table-cell>
          <table:table-cell office:value-type="string">
            <text:p>PROMOTOR (A) DE JUSTICA </text:p>
          </table:table-cell>
          <table:table-cell office:value-type="string">
            <text:p>3ª PROMOTORIA DE JUSTIÇA CÍVEL DE TANGARÁ DA SERR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14.442,09</text:p>
          </table:table-cell>
          <table:table-cell office:value-type="string">
            <text:p>6.918,38</text:p>
          </table:table-cell>
          <table:table-cell office:value-type="string">
            <text:p>57.937,99</text:p>
          </table:table-cell>
          <table:table-cell office:value-type="string">
            <text:p>4.716,47</text:p>
          </table:table-cell>
          <table:table-cell office:value-type="string">
            <text:p>7.840,29</text:p>
          </table:table-cell>
          <table:table-cell office:value-type="string">
            <text:p>0,00</text:p>
          </table:table-cell>
          <table:table-cell office:value-type="string">
            <text:p>15.551,23</text:p>
          </table:table-cell>
          <table:table-cell office:value-type="string">
            <text:p>42.386,76</text:p>
          </table:table-cell>
          <table:table-cell table:number-columns-repeated="1006"/>
        </table:table-row>
        <table:table-row>
          <table:table-cell office:value-type="float" office:value="1250">
            <text:p>1250</text:p>
          </table:table-cell>
          <table:table-cell office:value-type="string">
            <text:p>MAISA FIDELIS GONCALVES PYRAMIDES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ÍVEL DE SORRISO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514,61</text:p>
          </table:table-cell>
          <table:table-cell office:value-type="string">
            <text:p>44.572,62</text:p>
          </table:table-cell>
          <table:table-cell office:value-type="string">
            <text:p>4.716,47</text:p>
          </table:table-cell>
          <table:table-cell office:value-type="string">
            <text:p>7.920,29</text:p>
          </table:table-cell>
          <table:table-cell office:value-type="string">
            <text:p>0,00</text:p>
          </table:table-cell>
          <table:table-cell office:value-type="string">
            <text:p>20.860,45</text:p>
          </table:table-cell>
          <table:table-cell office:value-type="string">
            <text:p>23.712,17</text:p>
          </table:table-cell>
          <table:table-cell table:number-columns-repeated="1006"/>
        </table:table-row>
        <table:table-row>
          <table:table-cell office:value-type="float" office:value="1054">
            <text:p>1054</text:p>
          </table:table-cell>
          <table:table-cell office:value-type="string">
            <text:p>MARA LIGIA PIRES DE ALMEIDA BARRETO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CÍVE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7.978,87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6.634,36</text:p>
          </table:table-cell>
          <table:table-cell office:value-type="string">
            <text:p>87.928,58</text:p>
          </table:table-cell>
          <table:table-cell office:value-type="string">
            <text:p>4.964,71</text:p>
          </table:table-cell>
          <table:table-cell office:value-type="string">
            <text:p>19.251,90</text:p>
          </table:table-cell>
          <table:table-cell office:value-type="string">
            <text:p>0,00</text:p>
          </table:table-cell>
          <table:table-cell office:value-type="string">
            <text:p>33.303,20</text:p>
          </table:table-cell>
          <table:table-cell office:value-type="string">
            <text:p>54.625,38</text:p>
          </table:table-cell>
          <table:table-cell table:number-columns-repeated="1006"/>
        </table:table-row>
        <table:table-row>
          <table:table-cell office:value-type="float" office:value="1203">
            <text:p>1203</text:p>
          </table:table-cell>
          <table:table-cell office:value-type="string">
            <text:p>MARCELLE RODRIGUES DA COSTA E FARIA</text:p>
          </table:table-cell>
          <table:table-cell office:value-type="string">
            <text:p>PROMOTOR (A) DE JUSTICA </text:p>
          </table:table-cell>
          <table:table-cell office:value-type="string">
            <text:p>28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3.903,61</text:p>
          </table:table-cell>
          <table:table-cell office:value-type="string">
            <text:p>7.269,96</text:p>
          </table:table-cell>
          <table:table-cell office:value-type="string">
            <text:p>67.751,09</text:p>
          </table:table-cell>
          <table:table-cell office:value-type="string">
            <text:p>4.716,47</text:p>
          </table:table-cell>
          <table:table-cell office:value-type="string">
            <text:p>7.788,15</text:p>
          </table:table-cell>
          <table:table-cell office:value-type="string">
            <text:p>0,00</text:p>
          </table:table-cell>
          <table:table-cell office:value-type="string">
            <text:p>22.099,34</text:p>
          </table:table-cell>
          <table:table-cell office:value-type="string">
            <text:p>45.651,75</text:p>
          </table:table-cell>
          <table:table-cell table:number-columns-repeated="1006"/>
        </table:table-row>
        <table:table-row>
          <table:table-cell office:value-type="float" office:value="1200">
            <text:p>1200</text:p>
          </table:table-cell>
          <table:table-cell office:value-type="string">
            <text:p>MARCELO CAETANO VACCHIANO</text:p>
          </table:table-cell>
          <table:table-cell office:value-type="string">
            <text:p>PROMOTOR (A) DE JUSTICA </text:p>
          </table:table-cell>
          <table:table-cell office:value-type="string">
            <text:p>20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976,07</text:p>
          </table:table-cell>
          <table:table-cell office:value-type="string">
            <text:p>44.034,08</text:p>
          </table:table-cell>
          <table:table-cell office:value-type="string">
            <text:p>4.716,47</text:p>
          </table:table-cell>
          <table:table-cell office:value-type="string">
            <text:p>7.482,71</text:p>
          </table:table-cell>
          <table:table-cell office:value-type="string">
            <text:p>0,00</text:p>
          </table:table-cell>
          <table:table-cell office:value-type="string">
            <text:p>17.110,70</text:p>
          </table:table-cell>
          <table:table-cell office:value-type="string">
            <text:p>26.923,38</text:p>
          </table:table-cell>
          <table:table-cell table:number-columns-repeated="1006"/>
        </table:table-row>
        <table:table-row>
          <table:table-cell office:value-type="float" office:value="1281">
            <text:p>1281</text:p>
          </table:table-cell>
          <table:table-cell office:value-type="string">
            <text:p>MARCELO DOMINGOS MANSOUR</text:p>
          </table:table-cell>
          <table:table-cell office:value-type="string">
            <text:p>PROMOTOR (A) DE JUSTICA </text:p>
          </table:table-cell>
          <table:table-cell office:value-type="string">
            <text:p>6ª PROMOTORIA DE JUSTIÇA CRIMINAL DE RONDONÓPOLI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44.190,43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3.879,90</text:p>
          </table:table-cell>
          <table:table-cell office:value-type="string">
            <text:p>30.310,53</text:p>
          </table:table-cell>
          <table:table-cell table:number-columns-repeated="1006"/>
        </table:table-row>
        <table:table-row>
          <table:table-cell office:value-type="float" office:value="1219">
            <text:p>1219</text:p>
          </table:table-cell>
          <table:table-cell office:value-type="string">
            <text:p>MARCELO DOS SANTOS ALVES CORRE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CAMPO VER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990,47</text:p>
          </table:table-cell>
          <table:table-cell office:value-type="string">
            <text:p>43.567,99</text:p>
          </table:table-cell>
          <table:table-cell office:value-type="string">
            <text:p>4.716,47</text:p>
          </table:table-cell>
          <table:table-cell office:value-type="string">
            <text:p>7.736,02</text:p>
          </table:table-cell>
          <table:table-cell office:value-type="string">
            <text:p>0,00</text:p>
          </table:table-cell>
          <table:table-cell office:value-type="string">
            <text:p>14.781,48</text:p>
          </table:table-cell>
          <table:table-cell office:value-type="string">
            <text:p>28.786,51</text:p>
          </table:table-cell>
          <table:table-cell table:number-columns-repeated="1006"/>
        </table:table-row>
        <table:table-row>
          <table:table-cell office:value-type="float" office:value="1134">
            <text:p>1134</text:p>
          </table:table-cell>
          <table:table-cell office:value-type="string">
            <text:p>MARCELO FERRA DE CARVALH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CÍVE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3.546,2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522,10</text:p>
          </table:table-cell>
          <table:table-cell office:value-type="string">
            <text:p>46.530,54</text:p>
          </table:table-cell>
          <table:table-cell office:value-type="string">
            <text:p>4.964,71</text:p>
          </table:table-cell>
          <table:table-cell office:value-type="string">
            <text:p>6.977,71</text:p>
          </table:table-cell>
          <table:table-cell office:value-type="string">
            <text:p>0,00</text:p>
          </table:table-cell>
          <table:table-cell office:value-type="string">
            <text:p>22.091,00</text:p>
          </table:table-cell>
          <table:table-cell office:value-type="string">
            <text:p>24.439,54</text:p>
          </table:table-cell>
          <table:table-cell table:number-columns-repeated="1006"/>
        </table:table-row>
        <table:table-row>
          <table:table-cell office:value-type="float" office:value="1332">
            <text:p>1332</text:p>
          </table:table-cell>
          <table:table-cell office:value-type="string">
            <text:p>MARCELO LINHARES FERREIR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JUÍN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889,60</text:p>
          </table:table-cell>
          <table:table-cell office:value-type="string">
            <text:p>43.947,61</text:p>
          </table:table-cell>
          <table:table-cell office:value-type="string">
            <text:p>4.716,47</text:p>
          </table:table-cell>
          <table:table-cell office:value-type="string">
            <text:p>7.920,29</text:p>
          </table:table-cell>
          <table:table-cell office:value-type="string">
            <text:p>0,00</text:p>
          </table:table-cell>
          <table:table-cell office:value-type="string">
            <text:p>13.316,50</text:p>
          </table:table-cell>
          <table:table-cell office:value-type="string">
            <text:p>30.631,11</text:p>
          </table:table-cell>
          <table:table-cell table:number-columns-repeated="1006"/>
        </table:table-row>
        <table:table-row>
          <table:table-cell office:value-type="float" office:value="1236">
            <text:p>1236</text:p>
          </table:table-cell>
          <table:table-cell office:value-type="string">
            <text:p>MARCELO LUCINDO ARAUJO</text:p>
          </table:table-cell>
          <table:table-cell office:value-type="string">
            <text:p>PROMOTOR (A) DE JUSTICA </text:p>
          </table:table-cell>
          <table:table-cell office:value-type="string">
            <text:p>6ª PROMOTORIA DE JUSTIÇA CRIMINAL DE VÁRZEA GRAN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228,00</text:p>
          </table:table-cell>
          <table:table-cell office:value-type="string">
            <text:p>44.286,01</text:p>
          </table:table-cell>
          <table:table-cell office:value-type="string">
            <text:p>4.716,47</text:p>
          </table:table-cell>
          <table:table-cell office:value-type="string">
            <text:p>7.920,29</text:p>
          </table:table-cell>
          <table:table-cell office:value-type="string">
            <text:p>0,00</text:p>
          </table:table-cell>
          <table:table-cell office:value-type="string">
            <text:p>13.536,76</text:p>
          </table:table-cell>
          <table:table-cell office:value-type="string">
            <text:p>30.749,25</text:p>
          </table:table-cell>
          <table:table-cell table:number-columns-repeated="1006"/>
        </table:table-row>
        <table:table-row>
          <table:table-cell office:value-type="float" office:value="1136">
            <text:p>1136</text:p>
          </table:table-cell>
          <table:table-cell office:value-type="string">
            <text:p>MARCELO MALVEZZI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RIMINAL DE VÁRZEA GRAN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2.459,40</text:p>
          </table:table-cell>
          <table:table-cell office:value-type="string">
            <text:p>6.522,06</text:p>
          </table:table-cell>
          <table:table-cell office:value-type="string">
            <text:p>65.558,98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6.772,98</text:p>
          </table:table-cell>
          <table:table-cell office:value-type="string">
            <text:p>48.786,00</text:p>
          </table:table-cell>
          <table:table-cell table:number-columns-repeated="1006"/>
        </table:table-row>
        <table:table-row>
          <table:table-cell office:value-type="float" office:value="1326">
            <text:p>1326</text:p>
          </table:table-cell>
          <table:table-cell office:value-type="string">
            <text:p>MARCELO MANTOVANNI BEATO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RIMINAL DE NOVA MUTUM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37.864,30</text:p>
          </table:table-cell>
          <table:table-cell office:value-type="string">
            <text:p>7.294,95</text:p>
          </table:table-cell>
          <table:table-cell office:value-type="string">
            <text:p>81.736,77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5.079,93</text:p>
          </table:table-cell>
          <table:table-cell office:value-type="string">
            <text:p>66.656,84</text:p>
          </table:table-cell>
          <table:table-cell table:number-columns-repeated="1006"/>
        </table:table-row>
        <table:table-row>
          <table:table-cell office:value-type="float" office:value="1340">
            <text:p>1340</text:p>
          </table:table-cell>
          <table:table-cell office:value-type="string">
            <text:p>MARCELO RODRIGUES SILVA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ÍVEL DE DIAMANTINO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433,32</text:p>
          </table:table-cell>
          <table:table-cell office:value-type="string">
            <text:p>43.010,84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5.073,32</text:p>
          </table:table-cell>
          <table:table-cell office:value-type="string">
            <text:p>27.937,52</text:p>
          </table:table-cell>
          <table:table-cell table:number-columns-repeated="1006"/>
        </table:table-row>
        <table:table-row>
          <table:table-cell office:value-type="float" office:value="1172">
            <text:p>1172</text:p>
          </table:table-cell>
          <table:table-cell office:value-type="string">
            <text:p>MARCIA BORGES SILVA CAMPOS FURLAN</text:p>
          </table:table-cell>
          <table:table-cell office:value-type="string">
            <text:p>PROMOTOR (A) DE JUSTICA </text:p>
          </table:table-cell>
          <table:table-cell office:value-type="string">
            <text:p>3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3.521,35</text:p>
          </table:table-cell>
          <table:table-cell office:value-type="string">
            <text:p>40.098,87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6.123,87</text:p>
          </table:table-cell>
          <table:table-cell office:value-type="string">
            <text:p>23.975,00</text:p>
          </table:table-cell>
          <table:table-cell table:number-columns-repeated="1006"/>
        </table:table-row>
        <table:table-row>
          <table:table-cell office:value-type="float" office:value="1243">
            <text:p>1243</text:p>
          </table:table-cell>
          <table:table-cell office:value-type="string">
            <text:p>MARCIO FLORESTAN BERESTINAS</text:p>
          </table:table-cell>
          <table:table-cell office:value-type="string">
            <text:p>PROMOTOR (A) DE JUSTICA </text:p>
          </table:table-cell>
          <table:table-cell office:value-type="string">
            <text:p>3ª PROMOTORIA DE JUSTIÇA CÍVEL DE SORRISO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366,23</text:p>
          </table:table-cell>
          <table:table-cell office:value-type="string">
            <text:p>42.943,75</text:p>
          </table:table-cell>
          <table:table-cell office:value-type="string">
            <text:p>4.716,47</text:p>
          </table:table-cell>
          <table:table-cell office:value-type="string">
            <text:p>7.788,15</text:p>
          </table:table-cell>
          <table:table-cell office:value-type="string">
            <text:p>0,00</text:p>
          </table:table-cell>
          <table:table-cell office:value-type="string">
            <text:p>13.849,62</text:p>
          </table:table-cell>
          <table:table-cell office:value-type="string">
            <text:p>29.094,13</text:p>
          </table:table-cell>
          <table:table-cell table:number-columns-repeated="1006"/>
        </table:table-row>
        <table:table-row>
          <table:table-cell office:value-type="float" office:value="1356">
            <text:p>1356</text:p>
          </table:table-cell>
          <table:table-cell office:value-type="string">
            <text:p>MARCIO SCHIMITI CHUEIRE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 DE JUAR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39.293,32</text:p>
          </table:table-cell>
          <table:table-cell office:value-type="string">
            <text:p>5.019,10</text:p>
          </table:table-cell>
          <table:table-cell office:value-type="string">
            <text:p>80.889,94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3.753,90</text:p>
          </table:table-cell>
          <table:table-cell office:value-type="string">
            <text:p>67.136,04</text:p>
          </table:table-cell>
          <table:table-cell table:number-columns-repeated="1006"/>
        </table:table-row>
        <table:table-row>
          <table:table-cell office:value-type="float" office:value="1165">
            <text:p>1165</text:p>
          </table:table-cell>
          <table:table-cell office:value-type="string">
            <text:p>MARCO AURELIO DE CASTRO</text:p>
          </table:table-cell>
          <table:table-cell office:value-type="string">
            <text:p>PROMOTOR (A) DE JUSTICA </text:p>
          </table:table-cell>
          <table:table-cell office:value-type="string">
            <text:p>12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.208,14</text:p>
          </table:table-cell>
          <table:table-cell office:value-type="string">
            <text:p>38.785,66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5.762,04</text:p>
          </table:table-cell>
          <table:table-cell office:value-type="string">
            <text:p>23.023,62</text:p>
          </table:table-cell>
          <table:table-cell table:number-columns-repeated="1006"/>
        </table:table-row>
        <table:table-row>
          <table:table-cell office:value-type="float" office:value="1196">
            <text:p>1196</text:p>
          </table:table-cell>
          <table:table-cell office:value-type="string">
            <text:p>MARCOS BRANT GAMBIER COSTA</text:p>
          </table:table-cell>
          <table:table-cell office:value-type="string">
            <text:p>PROMOTOR (A) DE JUSTICA </text:p>
          </table:table-cell>
          <table:table-cell office:value-type="string">
            <text:p>3ª PROMOTORIA DE JUSTIÇA CÍVEL DE BARRA DO GARÇA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794,27</text:p>
          </table:table-cell>
          <table:table-cell office:value-type="string">
            <text:p>43.371,79</text:p>
          </table:table-cell>
          <table:table-cell office:value-type="string">
            <text:p>4.716,47</text:p>
          </table:table-cell>
          <table:table-cell office:value-type="string">
            <text:p>7.788,15</text:p>
          </table:table-cell>
          <table:table-cell office:value-type="string">
            <text:p>0,00</text:p>
          </table:table-cell>
          <table:table-cell office:value-type="string">
            <text:p>23.534,35</text:p>
          </table:table-cell>
          <table:table-cell office:value-type="string">
            <text:p>19.837,44</text:p>
          </table:table-cell>
          <table:table-cell table:number-columns-repeated="1006"/>
        </table:table-row>
        <table:table-row>
          <table:table-cell office:value-type="float" office:value="1154">
            <text:p>1154</text:p>
          </table:table-cell>
          <table:table-cell office:value-type="string">
            <text:p>MARCOS BULHOES DOS SANTOS</text:p>
          </table:table-cell>
          <table:table-cell office:value-type="string">
            <text:p>PROMOTOR (A) DE JUSTICA </text:p>
          </table:table-cell>
          <table:table-cell office:value-type="string">
            <text:p>9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16.844,55</text:p>
          </table:table-cell>
          <table:table-cell office:value-type="string">
            <text:p>0,00</text:p>
          </table:table-cell>
          <table:table-cell office:value-type="string">
            <text:p>23.626,51</text:p>
          </table:table-cell>
          <table:table-cell office:value-type="string">
            <text:p>7.612,91</text:p>
          </table:table-cell>
          <table:table-cell office:value-type="string">
            <text:p>84.661,49</text:p>
          </table:table-cell>
          <table:table-cell office:value-type="string">
            <text:p>4.716,47</text:p>
          </table:table-cell>
          <table:table-cell office:value-type="string">
            <text:p>10.988,72</text:p>
          </table:table-cell>
          <table:table-cell office:value-type="string">
            <text:p>0,00</text:p>
          </table:table-cell>
          <table:table-cell office:value-type="string">
            <text:p>20.018,93</text:p>
          </table:table-cell>
          <table:table-cell office:value-type="string">
            <text:p>64.642,56</text:p>
          </table:table-cell>
          <table:table-cell table:number-columns-repeated="1006"/>
        </table:table-row>
        <table:table-row>
          <table:table-cell office:value-type="float" office:value="1144">
            <text:p>1144</text:p>
          </table:table-cell>
          <table:table-cell office:value-type="string">
            <text:p>MARCOS REGENOLD FERNANDES</text:p>
          </table:table-cell>
          <table:table-cell office:value-type="string">
            <text:p>PROMOTOR (A) DE JUSTICA </text:p>
          </table:table-cell>
          <table:table-cell office:value-type="string">
            <text:p>9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20.213,46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302,21</text:p>
          </table:table-cell>
          <table:table-cell office:value-type="string">
            <text:p>63.093,19</text:p>
          </table:table-cell>
          <table:table-cell office:value-type="string">
            <text:p>4.716,47</text:p>
          </table:table-cell>
          <table:table-cell office:value-type="string">
            <text:p>7.067,43</text:p>
          </table:table-cell>
          <table:table-cell office:value-type="string">
            <text:p>0,00</text:p>
          </table:table-cell>
          <table:table-cell office:value-type="string">
            <text:p>27.200,51</text:p>
          </table:table-cell>
          <table:table-cell office:value-type="string">
            <text:p>35.892,68</text:p>
          </table:table-cell>
          <table:table-cell table:number-columns-repeated="1006"/>
        </table:table-row>
        <table:table-row>
          <table:table-cell office:value-type="float" office:value="1267">
            <text:p>1267</text:p>
          </table:table-cell>
          <table:table-cell office:value-type="string">
            <text:p>MARIA COELI PESSOA DE LIM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DIAMANTINO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20.213,46</text:p>
          </table:table-cell>
          <table:table-cell office:value-type="string">
            <text:p>34.242,7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5.729,47</text:p>
          </table:table-cell>
          <table:table-cell office:value-type="string">
            <text:p>96.763,16</text:p>
          </table:table-cell>
          <table:table-cell office:value-type="string">
            <text:p>4.716,47</text:p>
          </table:table-cell>
          <table:table-cell office:value-type="string">
            <text:p>16.439,82</text:p>
          </table:table-cell>
          <table:table-cell office:value-type="string">
            <text:p>0,00</text:p>
          </table:table-cell>
          <table:table-cell office:value-type="string">
            <text:p>22.056,29</text:p>
          </table:table-cell>
          <table:table-cell office:value-type="string">
            <text:p>74.706,87</text:p>
          </table:table-cell>
          <table:table-cell table:number-columns-repeated="1006"/>
        </table:table-row>
        <table:table-row>
          <table:table-cell office:value-type="float" office:value="1159">
            <text:p>1159</text:p>
          </table:table-cell>
          <table:table-cell office:value-type="string">
            <text:p>MARIA FERNANDA CORREA DA COSTA</text:p>
          </table:table-cell>
          <table:table-cell office:value-type="string">
            <text:p>PROMOTOR (A) DE JUSTICA </text:p>
          </table:table-cell>
          <table:table-cell office:value-type="string">
            <text:p>BACIA HIDROGRÁFICA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6.257,3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39.293,32</text:p>
          </table:table-cell>
          <table:table-cell office:value-type="string">
            <text:p>7.604,84</text:p>
          </table:table-cell>
          <table:table-cell office:value-type="string">
            <text:p>86.844,57</text:p>
          </table:table-cell>
          <table:table-cell office:value-type="string">
            <text:p>4.716,47</text:p>
          </table:table-cell>
          <table:table-cell office:value-type="string">
            <text:p>8.714,60</text:p>
          </table:table-cell>
          <table:table-cell office:value-type="string">
            <text:p>0,00</text:p>
          </table:table-cell>
          <table:table-cell office:value-type="string">
            <text:p>26.007,73</text:p>
          </table:table-cell>
          <table:table-cell office:value-type="string">
            <text:p>60.836,84</text:p>
          </table:table-cell>
          <table:table-cell table:number-columns-repeated="1006"/>
        </table:table-row>
        <table:table-row>
          <table:table-cell office:value-type="float" office:value="1318">
            <text:p>1318</text:p>
          </table:table-cell>
          <table:table-cell office:value-type="string">
            <text:p>MARIANA BATIZOCO SILVA ALCANTAR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PONTES E LACERD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5.529,40</text:p>
          </table:table-cell>
          <table:table-cell office:value-type="string">
            <text:p>42.106,92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25.735,02</text:p>
          </table:table-cell>
          <table:table-cell office:value-type="string">
            <text:p>16.371,90</text:p>
          </table:table-cell>
          <table:table-cell table:number-columns-repeated="1006"/>
        </table:table-row>
        <table:table-row>
          <table:table-cell office:value-type="float" office:value="1278">
            <text:p>1278</text:p>
          </table:table-cell>
          <table:table-cell office:value-type="string">
            <text:p>MARIO ANTHERO SILVEIRA DE SOUZA BUENO SCHOBER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POCONÉ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565,44</text:p>
          </table:table-cell>
          <table:table-cell office:value-type="string">
            <text:p>39.858,27</text:p>
          </table:table-cell>
          <table:table-cell office:value-type="string">
            <text:p>4.256,62</text:p>
          </table:table-cell>
          <table:table-cell office:value-type="string">
            <text:p>7.063,46</text:p>
          </table:table-cell>
          <table:table-cell office:value-type="string">
            <text:p>0,00</text:p>
          </table:table-cell>
          <table:table-cell office:value-type="string">
            <text:p>14.446,77</text:p>
          </table:table-cell>
          <table:table-cell office:value-type="string">
            <text:p>25.411,50</text:p>
          </table:table-cell>
          <table:table-cell table:number-columns-repeated="1006"/>
        </table:table-row>
        <table:table-row>
          <table:table-cell office:value-type="float" office:value="1380">
            <text:p>1380</text:p>
          </table:table-cell>
          <table:table-cell office:value-type="string">
            <text:p>MARLON PEREIRA RODRIGUES</text:p>
          </table:table-cell>
          <table:table-cell office:value-type="string">
            <text:p>PROMOTOR DE JUSTICA SUBSTITUTO</text:p>
          </table:table-cell>
          <table:table-cell office:value-type="string">
            <text:p>1ª PROMOTORIA DE JUSTIÇA CÍVEL DE PEIXOTO DE AZEVEDO</text:p>
          </table:table-cell>
          <table:table-cell office:value-type="string">
            <text:p>28.884,19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0.201,89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843,58</text:p>
          </table:table-cell>
          <table:table-cell office:value-type="string">
            <text:p>68.818,08</text:p>
          </table:table-cell>
          <table:table-cell office:value-type="string">
            <text:p>2.626,98</text:p>
          </table:table-cell>
          <table:table-cell office:value-type="string">
            <text:p>15.031,41</text:p>
          </table:table-cell>
          <table:table-cell office:value-type="string">
            <text:p>0,00</text:p>
          </table:table-cell>
          <table:table-cell office:value-type="string">
            <text:p>25.934,26</text:p>
          </table:table-cell>
          <table:table-cell office:value-type="string">
            <text:p>42.883,82</text:p>
          </table:table-cell>
          <table:table-cell table:number-columns-repeated="1006"/>
        </table:table-row>
        <table:table-row>
          <table:table-cell office:value-type="float" office:value="1323">
            <text:p>1323</text:p>
          </table:table-cell>
          <table:table-cell office:value-type="string">
            <text:p>MATHEUS PAVAO DE OLIVEIRA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ÍVEL DE PRIMAVERA DO LEST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468,49</text:p>
          </table:table-cell>
          <table:table-cell office:value-type="string">
            <text:p>44.046,01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3.553,90</text:p>
          </table:table-cell>
          <table:table-cell office:value-type="string">
            <text:p>30.492,11</text:p>
          </table:table-cell>
          <table:table-cell table:number-columns-repeated="1006"/>
        </table:table-row>
        <table:table-row>
          <table:table-cell office:value-type="float" office:value="1150">
            <text:p>1150</text:p>
          </table:table-cell>
          <table:table-cell office:value-type="string">
            <text:p>MAURO BENEDITO POUSO CURVO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VÁRZEA GRAN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44.190,43</text:p>
          </table:table-cell>
          <table:table-cell office:value-type="string">
            <text:p>4.716,47</text:p>
          </table:table-cell>
          <table:table-cell office:value-type="string">
            <text:p>7.736,02</text:p>
          </table:table-cell>
          <table:table-cell office:value-type="string">
            <text:p>0,00</text:p>
          </table:table-cell>
          <table:table-cell office:value-type="string">
            <text:p>16.118,57</text:p>
          </table:table-cell>
          <table:table-cell office:value-type="string">
            <text:p>28.071,86</text:p>
          </table:table-cell>
          <table:table-cell table:number-columns-repeated="1006"/>
        </table:table-row>
        <table:table-row>
          <table:table-cell office:value-type="float" office:value="1193">
            <text:p>1193</text:p>
          </table:table-cell>
          <table:table-cell office:value-type="string">
            <text:p>MAURO PODEROSO DE SOUZA</text:p>
          </table:table-cell>
          <table:table-cell office:value-type="string">
            <text:p>PROMOTOR (A) DE JUSTICA </text:p>
          </table:table-cell>
          <table:table-cell office:value-type="string">
            <text:p>20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20.213,46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5.881,62</text:p>
          </table:table-cell>
          <table:table-cell office:value-type="string">
            <text:p>6.086,51</text:p>
          </table:table-cell>
          <table:table-cell office:value-type="string">
            <text:p>108.759,11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5.132,21</text:p>
          </table:table-cell>
          <table:table-cell office:value-type="string">
            <text:p>93.626,90</text:p>
          </table:table-cell>
          <table:table-cell table:number-columns-repeated="1006"/>
        </table:table-row>
        <table:table-row>
          <table:table-cell office:value-type="float" office:value="1153">
            <text:p>1153</text:p>
          </table:table-cell>
          <table:table-cell office:value-type="string">
            <text:p>MAURO ZAQUE DE JESUS</text:p>
          </table:table-cell>
          <table:table-cell office:value-type="string">
            <text:p>PROMOTOR (A) DE JUSTICA </text:p>
          </table:table-cell>
          <table:table-cell office:value-type="string">
            <text:p>11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5.486,89</text:p>
          </table:table-cell>
          <table:table-cell office:value-type="string">
            <text:p>42.544,90</text:p>
          </table:table-cell>
          <table:table-cell office:value-type="string">
            <text:p>4.716,47</text:p>
          </table:table-cell>
          <table:table-cell office:value-type="string">
            <text:p>7.972,43</text:p>
          </table:table-cell>
          <table:table-cell office:value-type="string">
            <text:p>0,00</text:p>
          </table:table-cell>
          <table:table-cell office:value-type="string">
            <text:p>14.277,90</text:p>
          </table:table-cell>
          <table:table-cell office:value-type="string">
            <text:p>28.267,00</text:p>
          </table:table-cell>
          <table:table-cell table:number-columns-repeated="1006"/>
        </table:table-row>
        <table:table-row>
          <table:table-cell office:value-type="float" office:value="1212">
            <text:p>1212</text:p>
          </table:table-cell>
          <table:table-cell office:value-type="string">
            <text:p>MICHELLE DE MIRANDA REZENDE VILLELA GERMANO</text:p>
          </table:table-cell>
          <table:table-cell office:value-type="string">
            <text:p>PROMOTOR (A) DE JUSTICA </text:p>
          </table:table-cell>
          <table:table-cell office:value-type="string">
            <text:p>4ª PROMOTORIA DE JUSTIÇA CÍVEL DE VÁRZEA GRAN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416,76</text:p>
          </table:table-cell>
          <table:table-cell office:value-type="string">
            <text:p>77.683,38</text:p>
          </table:table-cell>
          <table:table-cell office:value-type="string">
            <text:p>4.716,47</text:p>
          </table:table-cell>
          <table:table-cell office:value-type="string">
            <text:p>16.183,29</text:p>
          </table:table-cell>
          <table:table-cell office:value-type="string">
            <text:p>0,00</text:p>
          </table:table-cell>
          <table:table-cell office:value-type="string">
            <text:p>25.051,86</text:p>
          </table:table-cell>
          <table:table-cell office:value-type="string">
            <text:p>52.631,52</text:p>
          </table:table-cell>
          <table:table-cell table:number-columns-repeated="1006"/>
        </table:table-row>
        <table:table-row>
          <table:table-cell office:value-type="float" office:value="1168">
            <text:p>1168</text:p>
          </table:table-cell>
          <table:table-cell office:value-type="string">
            <text:p>MIGUEL SLHESSARENKO JUNIOR</text:p>
          </table:table-cell>
          <table:table-cell office:value-type="string">
            <text:p>PROMOTOR (A) DE JUSTICA </text:p>
          </table:table-cell>
          <table:table-cell office:value-type="string">
            <text:p>8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040,75</text:p>
          </table:table-cell>
          <table:table-cell office:value-type="string">
            <text:p>43.098,76</text:p>
          </table:table-cell>
          <table:table-cell office:value-type="string">
            <text:p>4.716,47</text:p>
          </table:table-cell>
          <table:table-cell office:value-type="string">
            <text:p>8.024,56</text:p>
          </table:table-cell>
          <table:table-cell office:value-type="string">
            <text:p>0,00</text:p>
          </table:table-cell>
          <table:table-cell office:value-type="string">
            <text:p>17.893,33</text:p>
          </table:table-cell>
          <table:table-cell office:value-type="string">
            <text:p>25.205,43</text:p>
          </table:table-cell>
          <table:table-cell table:number-columns-repeated="1006"/>
        </table:table-row>
        <table:table-row>
          <table:table-cell office:value-type="float" office:value="1237">
            <text:p>1237</text:p>
          </table:table-cell>
          <table:table-cell office:value-type="string">
            <text:p>MILTON MATTOS DA SILVEIRA NETO</text:p>
          </table:table-cell>
          <table:table-cell office:value-type="string">
            <text:p>PROMOTOR (A) DE JUSTICA </text:p>
          </table:table-cell>
          <table:table-cell office:value-type="string">
            <text:p>SECRETÁRIO-GERAL DO MINISTÉRIO PÚBLICO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44.670,92</text:p>
          </table:table-cell>
          <table:table-cell office:value-type="string">
            <text:p>4.716,47</text:p>
          </table:table-cell>
          <table:table-cell office:value-type="string">
            <text:p>7.868,15</text:p>
          </table:table-cell>
          <table:table-cell office:value-type="string">
            <text:p>0,00</text:p>
          </table:table-cell>
          <table:table-cell office:value-type="string">
            <text:p>16.496,58</text:p>
          </table:table-cell>
          <table:table-cell office:value-type="string">
            <text:p>28.174,34</text:p>
          </table:table-cell>
          <table:table-cell table:number-columns-repeated="1006"/>
        </table:table-row>
        <table:table-row>
          <table:table-cell office:value-type="float" office:value="1228">
            <text:p>1228</text:p>
          </table:table-cell>
          <table:table-cell office:value-type="string">
            <text:p>MILTON PEREIRA MERQUIADES</text:p>
          </table:table-cell>
          <table:table-cell office:value-type="string">
            <text:p>PROMOTOR (A) DE JUSTICA </text:p>
          </table:table-cell>
          <table:table-cell office:value-type="string">
            <text:p>5ª PROMOTORIA DE JUSTIÇA CRIMINAL DE VÁRZEA GRAN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716,47</text:p>
          </table:table-cell>
          <table:table-cell office:value-type="string">
            <text:p>0,00</text:p>
          </table:table-cell>
          <table:table-cell office:value-type="string">
            <text:p>7.308,14</text:p>
          </table:table-cell>
          <table:table-cell office:value-type="string">
            <text:p>48.602,13</text:p>
          </table:table-cell>
          <table:table-cell office:value-type="string">
            <text:p>4.716,47</text:p>
          </table:table-cell>
          <table:table-cell office:value-type="string">
            <text:p>9.085,18</text:p>
          </table:table-cell>
          <table:table-cell office:value-type="string">
            <text:p>0,00</text:p>
          </table:table-cell>
          <table:table-cell office:value-type="string">
            <text:p>16.936,92</text:p>
          </table:table-cell>
          <table:table-cell office:value-type="string">
            <text:p>31.665,21</text:p>
          </table:table-cell>
          <table:table-cell table:number-columns-repeated="1006"/>
        </table:table-row>
        <table:table-row>
          <table:table-cell office:value-type="float" office:value="1349">
            <text:p>1349</text:p>
          </table:table-cell>
          <table:table-cell office:value-type="string">
            <text:p>NATALIA GUIMARAES FERREIR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SÃO JOSÉ DOS QUATRO MARCOS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786,73</text:p>
          </table:table-cell>
          <table:table-cell office:value-type="string">
            <text:p>68.483,97</text:p>
          </table:table-cell>
          <table:table-cell office:value-type="string">
            <text:p>4.256,62</text:p>
          </table:table-cell>
          <table:table-cell office:value-type="string">
            <text:p>14.607,45</text:p>
          </table:table-cell>
          <table:table-cell office:value-type="string">
            <text:p>0,00</text:p>
          </table:table-cell>
          <table:table-cell office:value-type="string">
            <text:p>19.764,07</text:p>
          </table:table-cell>
          <table:table-cell office:value-type="string">
            <text:p>48.719,90</text:p>
          </table:table-cell>
          <table:table-cell table:number-columns-repeated="1006"/>
        </table:table-row>
        <table:table-row>
          <table:table-cell office:value-type="float" office:value="1119">
            <text:p>1119</text:p>
          </table:table-cell>
          <table:table-cell office:value-type="string">
            <text:p>NATANAEL MOLTOCARO FIUZA</text:p>
          </table:table-cell>
          <table:table-cell office:value-type="string">
            <text:p>PROMOTOR (A) DE JUSTICA </text:p>
          </table:table-cell>
          <table:table-cell office:value-type="string">
            <text:p>11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5.855,42</text:p>
          </table:table-cell>
          <table:table-cell office:value-type="string">
            <text:p>4.716,47</text:p>
          </table:table-cell>
          <table:table-cell office:value-type="string">
            <text:p>0,00</text:p>
          </table:table-cell>
          <table:table-cell office:value-type="string">
            <text:p>7.229,77</text:p>
          </table:table-cell>
          <table:table-cell office:value-type="string">
            <text:p>84.379,18</text:p>
          </table:table-cell>
          <table:table-cell office:value-type="string">
            <text:p>4.716,47</text:p>
          </table:table-cell>
          <table:table-cell office:value-type="string">
            <text:p>18.076,06</text:p>
          </table:table-cell>
          <table:table-cell office:value-type="string">
            <text:p>0,00</text:p>
          </table:table-cell>
          <table:table-cell office:value-type="string">
            <text:p>26.241,42</text:p>
          </table:table-cell>
          <table:table-cell office:value-type="string">
            <text:p>58.137,76</text:p>
          </table:table-cell>
          <table:table-cell table:number-columns-repeated="1006"/>
        </table:table-row>
        <table:table-row>
          <table:table-cell office:value-type="float" office:value="1238">
            <text:p>1238</text:p>
          </table:table-cell>
          <table:table-cell office:value-type="string">
            <text:p>NATHALIA CAROL MANZANO MAGNANI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BARRA DO GARÇA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667,71</text:p>
          </table:table-cell>
          <table:table-cell office:value-type="string">
            <text:p>76.934,33</text:p>
          </table:table-cell>
          <table:table-cell office:value-type="string">
            <text:p>4.716,47</text:p>
          </table:table-cell>
          <table:table-cell office:value-type="string">
            <text:p>16.287,57</text:p>
          </table:table-cell>
          <table:table-cell office:value-type="string">
            <text:p>0,00</text:p>
          </table:table-cell>
          <table:table-cell office:value-type="string">
            <text:p>24.308,26</text:p>
          </table:table-cell>
          <table:table-cell office:value-type="string">
            <text:p>52.626,07</text:p>
          </table:table-cell>
          <table:table-cell table:number-columns-repeated="1006"/>
        </table:table-row>
        <table:table-row>
          <table:table-cell office:value-type="float" office:value="1304">
            <text:p>1304</text:p>
          </table:table-cell>
          <table:table-cell office:value-type="string">
            <text:p>NATHALIA MORENO PEREIR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PEDRA PRETA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699,28</text:p>
          </table:table-cell>
          <table:table-cell office:value-type="string">
            <text:p>39.992,11</text:p>
          </table:table-cell>
          <table:table-cell office:value-type="string">
            <text:p>4.256,62</text:p>
          </table:table-cell>
          <table:table-cell office:value-type="string">
            <text:p>7.115,60</text:p>
          </table:table-cell>
          <table:table-cell office:value-type="string">
            <text:p>0,00</text:p>
          </table:table-cell>
          <table:table-cell office:value-type="string">
            <text:p>14.890,84</text:p>
          </table:table-cell>
          <table:table-cell office:value-type="string">
            <text:p>25.101,27</text:p>
          </table:table-cell>
          <table:table-cell table:number-columns-repeated="1006"/>
        </table:table-row>
        <table:table-row>
          <table:table-cell office:value-type="float" office:value="1061">
            <text:p>1061</text:p>
          </table:table-cell>
          <table:table-cell office:value-type="string">
            <text:p>NAUME DENISE NUNES ROCHA MULLER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CÍVE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6.906,43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7.117,78</text:p>
          </table:table-cell>
          <table:table-cell office:value-type="string">
            <text:p>87.339,56</text:p>
          </table:table-cell>
          <table:table-cell office:value-type="string">
            <text:p>4.964,71</text:p>
          </table:table-cell>
          <table:table-cell office:value-type="string">
            <text:p>18.956,98</text:p>
          </table:table-cell>
          <table:table-cell office:value-type="string">
            <text:p>0,00</text:p>
          </table:table-cell>
          <table:table-cell office:value-type="string">
            <text:p>27.812,28</text:p>
          </table:table-cell>
          <table:table-cell office:value-type="string">
            <text:p>59.527,28</text:p>
          </table:table-cell>
          <table:table-cell table:number-columns-repeated="1006"/>
        </table:table-row>
        <table:table-row>
          <table:table-cell office:value-type="float" office:value="1221">
            <text:p>1221</text:p>
          </table:table-cell>
          <table:table-cell office:value-type="string">
            <text:p>NAYARA ROMAN MARIANO</text:p>
          </table:table-cell>
          <table:table-cell office:value-type="string">
            <text:p>PROMOTOR (A) DE JUSTICA </text:p>
          </table:table-cell>
          <table:table-cell office:value-type="string">
            <text:p>3ª PROMOTORIA DE JUSTIÇA CRIMINAL DE PRIMAVERA DO LEST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4.054,49</text:p>
          </table:table-cell>
          <table:table-cell office:value-type="string">
            <text:p>7.612,91</text:p>
          </table:table-cell>
          <table:table-cell office:value-type="string">
            <text:p>68.244,92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7.003,16</text:p>
          </table:table-cell>
          <table:table-cell office:value-type="string">
            <text:p>51.241,76</text:p>
          </table:table-cell>
          <table:table-cell table:number-columns-repeated="1006"/>
        </table:table-row>
        <table:table-row>
          <table:table-cell office:value-type="float" office:value="1201">
            <text:p>1201</text:p>
          </table:table-cell>
          <table:table-cell office:value-type="string">
            <text:p>NILTON CESAR PADOVAN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ÍVEL DE SINOP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36.175,74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276,02</text:p>
          </table:table-cell>
          <table:table-cell office:value-type="string">
            <text:p>80.509,77</text:p>
          </table:table-cell>
          <table:table-cell office:value-type="string">
            <text:p>4.716,47</text:p>
          </table:table-cell>
          <table:table-cell office:value-type="string">
            <text:p>15.192,68</text:p>
          </table:table-cell>
          <table:table-cell office:value-type="string">
            <text:p>0,00</text:p>
          </table:table-cell>
          <table:table-cell office:value-type="string">
            <text:p>29.940,79</text:p>
          </table:table-cell>
          <table:table-cell office:value-type="string">
            <text:p>50.568,98</text:p>
          </table:table-cell>
          <table:table-cell table:number-columns-repeated="1006"/>
        </table:table-row>
        <table:table-row>
          <table:table-cell office:value-type="float" office:value="1284">
            <text:p>1284</text:p>
          </table:table-cell>
          <table:table-cell office:value-type="string">
            <text:p>OSVALDO MOLEIRO NETO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LUCAS DO RIO VER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182,05</text:p>
          </table:table-cell>
          <table:table-cell office:value-type="string">
            <text:p>42.759,57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4.867,05</text:p>
          </table:table-cell>
          <table:table-cell office:value-type="string">
            <text:p>27.892,52</text:p>
          </table:table-cell>
          <table:table-cell table:number-columns-repeated="1006"/>
        </table:table-row>
        <table:table-row>
          <table:table-cell office:value-type="float" office:value="1207">
            <text:p>1207</text:p>
          </table:table-cell>
          <table:table-cell office:value-type="string">
            <text:p>PATRICIA ELEUTERIO CAMPOS DOWER</text:p>
          </table:table-cell>
          <table:table-cell office:value-type="string">
            <text:p>PROMOTOR (A) DE JUSTICA </text:p>
          </table:table-cell>
          <table:table-cell office:value-type="string">
            <text:p>4ª PROMOTORIA DE JUSTIÇA CÍVEL DE RONDONÓPOLI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267,14</text:p>
          </table:table-cell>
          <table:table-cell office:value-type="string">
            <text:p>44.325,15</text:p>
          </table:table-cell>
          <table:table-cell office:value-type="string">
            <text:p>4.716,47</text:p>
          </table:table-cell>
          <table:table-cell office:value-type="string">
            <text:p>7.920,29</text:p>
          </table:table-cell>
          <table:table-cell office:value-type="string">
            <text:p>0,00</text:p>
          </table:table-cell>
          <table:table-cell office:value-type="string">
            <text:p>16.157,55</text:p>
          </table:table-cell>
          <table:table-cell office:value-type="string">
            <text:p>28.167,60</text:p>
          </table:table-cell>
          <table:table-cell table:number-columns-repeated="1006"/>
        </table:table-row>
        <table:table-row>
          <table:table-cell office:value-type="float" office:value="1290">
            <text:p>1290</text:p>
          </table:table-cell>
          <table:table-cell office:value-type="string">
            <text:p>PAULO ALEXANDRE ALBA COLUCCI</text:p>
          </table:table-cell>
          <table:table-cell office:value-type="string">
            <text:p>PROMOTOR (A) DE JUSTICA </text:p>
          </table:table-cell>
          <table:table-cell office:value-type="string">
            <text:p>3ª PROMOTORIA DE JUSTIÇA CRIMINAL DE CÁCERE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3.929,80</text:p>
          </table:table-cell>
          <table:table-cell office:value-type="string">
            <text:p>0,00</text:p>
          </table:table-cell>
          <table:table-cell office:value-type="string">
            <text:p>22.619,87</text:p>
          </table:table-cell>
          <table:table-cell office:value-type="string">
            <text:p>7.468,49</text:p>
          </table:table-cell>
          <table:table-cell office:value-type="string">
            <text:p>100.595,68</text:p>
          </table:table-cell>
          <table:table-cell office:value-type="string">
            <text:p>4.716,47</text:p>
          </table:table-cell>
          <table:table-cell office:value-type="string">
            <text:p>16.249,49</text:p>
          </table:table-cell>
          <table:table-cell office:value-type="string">
            <text:p>0,00</text:p>
          </table:table-cell>
          <table:table-cell office:value-type="string">
            <text:p>25.223,56</text:p>
          </table:table-cell>
          <table:table-cell office:value-type="string">
            <text:p>75.372,12</text:p>
          </table:table-cell>
          <table:table-cell table:number-columns-repeated="1006"/>
        </table:table-row>
        <table:table-row>
          <table:table-cell office:value-type="float" office:value="1067">
            <text:p>1067</text:p>
          </table:table-cell>
          <table:table-cell office:value-type="string">
            <text:p>PAULO FERREIRA ROCHA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CÍVE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16.639,61</text:p>
          </table:table-cell>
          <table:table-cell office:value-type="string">
            <text:p>59.954,96</text:p>
          </table:table-cell>
          <table:table-cell office:value-type="string">
            <text:p>4.964,71</text:p>
          </table:table-cell>
          <table:table-cell office:value-type="string">
            <text:p>9.624,93</text:p>
          </table:table-cell>
          <table:table-cell office:value-type="string">
            <text:p>0,00</text:p>
          </table:table-cell>
          <table:table-cell office:value-type="string">
            <text:p>18.102,56</text:p>
          </table:table-cell>
          <table:table-cell office:value-type="string">
            <text:p>41.852,40</text:p>
          </table:table-cell>
          <table:table-cell table:number-columns-repeated="1006"/>
        </table:table-row>
        <table:table-row>
          <table:table-cell office:value-type="float" office:value="1247">
            <text:p>1247</text:p>
          </table:table-cell>
          <table:table-cell office:value-type="string">
            <text:p>PAULO HENRIQUE AMARAL MOTTA</text:p>
          </table:table-cell>
          <table:table-cell office:value-type="string">
            <text:p>PROMOTOR (A) DE JUSTICA </text:p>
          </table:table-cell>
          <table:table-cell office:value-type="string">
            <text:p>CEAF - CENTRO DE ESTUDOS E APERFEIÇOAMENTO FUNCIONAL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328,14</text:p>
          </table:table-cell>
          <table:table-cell office:value-type="string">
            <text:p>44.386,15</text:p>
          </table:table-cell>
          <table:table-cell office:value-type="string">
            <text:p>4.716,47</text:p>
          </table:table-cell>
          <table:table-cell office:value-type="string">
            <text:p>7.972,43</text:p>
          </table:table-cell>
          <table:table-cell office:value-type="string">
            <text:p>0,00</text:p>
          </table:table-cell>
          <table:table-cell office:value-type="string">
            <text:p>16.020,98</text:p>
          </table:table-cell>
          <table:table-cell office:value-type="string">
            <text:p>28.365,17</text:p>
          </table:table-cell>
          <table:table-cell table:number-columns-repeated="1006"/>
        </table:table-row>
        <table:table-row>
          <table:table-cell office:value-type="float" office:value="1314">
            <text:p>1314</text:p>
          </table:table-cell>
          <table:table-cell office:value-type="string">
            <text:p>PAULO JOSE DO AMARAL JAROSISKI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RIMINAL DE  ALTA FLOREST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468,49</text:p>
          </table:table-cell>
          <table:table-cell office:value-type="string">
            <text:p>44.046,01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24.492,34</text:p>
          </table:table-cell>
          <table:table-cell office:value-type="string">
            <text:p>19.553,67</text:p>
          </table:table-cell>
          <table:table-cell table:number-columns-repeated="1006"/>
        </table:table-row>
        <table:table-row>
          <table:table-cell office:value-type="float" office:value="1068">
            <text:p>1068</text:p>
          </table:table-cell>
          <table:table-cell office:value-type="string">
            <text:p>PAULO ROBERTO JORGE DO PRADO</text:p>
          </table:table-cell>
          <table:table-cell office:value-type="string">
            <text:p>PROCURADOR DE JUSTICA</text:p>
          </table:table-cell>
          <table:table-cell office:value-type="string">
            <text:p>PROCURADORIA DE JUSTIÇA ESPECIALIZADA NA DEFESA DA CRIANÇA E DO ADOLESCENTE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3.546,2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6.246,52</text:p>
          </table:table-cell>
          <table:table-cell office:value-type="string">
            <text:p>50.219,67</text:p>
          </table:table-cell>
          <table:table-cell office:value-type="string">
            <text:p>4.964,71</text:p>
          </table:table-cell>
          <table:table-cell office:value-type="string">
            <text:p>9.475,82</text:p>
          </table:table-cell>
          <table:table-cell office:value-type="string">
            <text:p>0,00</text:p>
          </table:table-cell>
          <table:table-cell office:value-type="string">
            <text:p>16.735,53</text:p>
          </table:table-cell>
          <table:table-cell office:value-type="string">
            <text:p>33.484,14</text:p>
          </table:table-cell>
          <table:table-cell table:number-columns-repeated="1006"/>
        </table:table-row>
        <table:table-row>
          <table:table-cell office:value-type="float" office:value="1229">
            <text:p>1229</text:p>
          </table:table-cell>
          <table:table-cell office:value-type="string">
            <text:p>PEDRO DA SILVA FIGUEIREDO JUNIOR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RIMINAL DE SINOP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132,30</text:p>
          </table:table-cell>
          <table:table-cell office:value-type="string">
            <text:p>43.709,82</text:p>
          </table:table-cell>
          <table:table-cell office:value-type="string">
            <text:p>4.716,47</text:p>
          </table:table-cell>
          <table:table-cell office:value-type="string">
            <text:p>7.788,15</text:p>
          </table:table-cell>
          <table:table-cell office:value-type="string">
            <text:p>0,00</text:p>
          </table:table-cell>
          <table:table-cell office:value-type="string">
            <text:p>15.702,63</text:p>
          </table:table-cell>
          <table:table-cell office:value-type="string">
            <text:p>28.007,19</text:p>
          </table:table-cell>
          <table:table-cell table:number-columns-repeated="1006"/>
        </table:table-row>
        <table:table-row>
          <table:table-cell office:value-type="float" office:value="1387">
            <text:p>1387</text:p>
          </table:table-cell>
          <table:table-cell office:value-type="string">
            <text:p>PEDRO FACUNDO BEZERRA</text:p>
          </table:table-cell>
          <table:table-cell office:value-type="string">
            <text:p>PROMOTOR DE JUSTICA SUBSTITUTO</text:p>
          </table:table-cell>
          <table:table-cell office:value-type="string">
            <text:p>1ª PROMOTORIA DE JUSTIÇA DE COLNIZA</text:p>
          </table:table-cell>
          <table:table-cell office:value-type="string">
            <text:p>28.884,19</text:p>
          </table:table-cell>
          <table:table-cell office:value-type="string">
            <text:p>0,00</text:p>
          </table:table-cell>
          <table:table-cell office:value-type="string">
            <text:p>4.332,63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658,59</text:p>
          </table:table-cell>
          <table:table-cell office:value-type="string">
            <text:p>39.875,41</text:p>
          </table:table-cell>
          <table:table-cell office:value-type="string">
            <text:p>2.626,98</text:p>
          </table:table-cell>
          <table:table-cell office:value-type="string">
            <text:p>7.888,13</text:p>
          </table:table-cell>
          <table:table-cell office:value-type="string">
            <text:p>0,00</text:p>
          </table:table-cell>
          <table:table-cell office:value-type="string">
            <text:p>12.781,78</text:p>
          </table:table-cell>
          <table:table-cell office:value-type="string">
            <text:p>27.093,63</text:p>
          </table:table-cell>
          <table:table-cell table:number-columns-repeated="1006"/>
        </table:table-row>
        <table:table-row>
          <table:table-cell office:value-type="float" office:value="1375">
            <text:p>1375</text:p>
          </table:table-cell>
          <table:table-cell office:value-type="string">
            <text:p>PHILLIPE ALVES DE MESQUITA</text:p>
          </table:table-cell>
          <table:table-cell office:value-type="string">
            <text:p>PROMOTOR DE JUSTICA SUBSTITUTO</text:p>
          </table:table-cell>
          <table:table-cell office:value-type="string">
            <text:p>1ª PROMOTORIA DE JUSTIÇA CRIMINAL DE NOVA MUTUM</text:p>
          </table:table-cell>
          <table:table-cell office:value-type="string">
            <text:p>28.884,19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1.718,70</text:p>
          </table:table-cell>
          <table:table-cell office:value-type="string">
            <text:p>6.988,00</text:p>
          </table:table-cell>
          <table:table-cell office:value-type="string">
            <text:p>57.590,89</text:p>
          </table:table-cell>
          <table:table-cell office:value-type="string">
            <text:p>4.043,79</text:p>
          </table:table-cell>
          <table:table-cell office:value-type="string">
            <text:p>5.961,75</text:p>
          </table:table-cell>
          <table:table-cell office:value-type="string">
            <text:p>0,00</text:p>
          </table:table-cell>
          <table:table-cell office:value-type="string">
            <text:p>18.050,58</text:p>
          </table:table-cell>
          <table:table-cell office:value-type="string">
            <text:p>39.540,31</text:p>
          </table:table-cell>
          <table:table-cell table:number-columns-repeated="1006"/>
        </table:table-row>
        <table:table-row>
          <table:table-cell office:value-type="float" office:value="1208">
            <text:p>1208</text:p>
          </table:table-cell>
          <table:table-cell office:value-type="string">
            <text:p>POMPILIO PAULO AZEVEDO SILVA NETO</text:p>
          </table:table-cell>
          <table:table-cell office:value-type="string">
            <text:p>PROMOTOR (A) DE JUSTICA </text:p>
          </table:table-cell>
          <table:table-cell office:value-type="string">
            <text:p>3ª PROMOTORIA DE JUSTIÇA CÍVEL DE SINOP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757,33</text:p>
          </table:table-cell>
          <table:table-cell office:value-type="string">
            <text:p>44.334,85</text:p>
          </table:table-cell>
          <table:table-cell office:value-type="string">
            <text:p>4.716,47</text:p>
          </table:table-cell>
          <table:table-cell office:value-type="string">
            <text:p>7.736,02</text:p>
          </table:table-cell>
          <table:table-cell office:value-type="string">
            <text:p>0,00</text:p>
          </table:table-cell>
          <table:table-cell office:value-type="string">
            <text:p>17.594,42</text:p>
          </table:table-cell>
          <table:table-cell office:value-type="string">
            <text:p>26.740,43</text:p>
          </table:table-cell>
          <table:table-cell table:number-columns-repeated="1006"/>
        </table:table-row>
        <table:table-row>
          <table:table-cell office:value-type="float" office:value="1325">
            <text:p>1325</text:p>
          </table:table-cell>
          <table:table-cell office:value-type="string">
            <text:p>RAFAEL MARINELLO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RIMINAL DE JUÍN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20.213,46</text:p>
          </table:table-cell>
          <table:table-cell office:value-type="string">
            <text:p>35.823,3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868,91</text:p>
          </table:table-cell>
          <table:table-cell office:value-type="string">
            <text:p>97.483,21</text:p>
          </table:table-cell>
          <table:table-cell office:value-type="string">
            <text:p>4.716,47</text:p>
          </table:table-cell>
          <table:table-cell office:value-type="string">
            <text:p>16.874,48</text:p>
          </table:table-cell>
          <table:table-cell office:value-type="string">
            <text:p>0,00</text:p>
          </table:table-cell>
          <table:table-cell office:value-type="string">
            <text:p>22.590,95</text:p>
          </table:table-cell>
          <table:table-cell office:value-type="string">
            <text:p>74.892,26</text:p>
          </table:table-cell>
          <table:table-cell table:number-columns-repeated="1006"/>
        </table:table-row>
        <table:table-row>
          <table:table-cell office:value-type="float" office:value="1342">
            <text:p>1342</text:p>
          </table:table-cell>
          <table:table-cell office:value-type="string">
            <text:p>REBECA SANTANA REGO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MATUPÁ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337,74</text:p>
          </table:table-cell>
          <table:table-cell office:value-type="string">
            <text:p>37.630,57</text:p>
          </table:table-cell>
          <table:table-cell office:value-type="string">
            <text:p>4.256,62</text:p>
          </table:table-cell>
          <table:table-cell office:value-type="string">
            <text:p>7.063,46</text:p>
          </table:table-cell>
          <table:table-cell office:value-type="string">
            <text:p>0,00</text:p>
          </table:table-cell>
          <table:table-cell office:value-type="string">
            <text:p>13.185,79</text:p>
          </table:table-cell>
          <table:table-cell office:value-type="string">
            <text:p>24.444,78</text:p>
          </table:table-cell>
          <table:table-cell table:number-columns-repeated="1006"/>
        </table:table-row>
        <table:table-row>
          <table:table-cell office:value-type="float" office:value="1307">
            <text:p>1307</text:p>
          </table:table-cell>
          <table:table-cell office:value-type="string">
            <text:p>REGIANE SOARES DE AGUIAR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DE ALTO ARAGUAI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438,97</text:p>
          </table:table-cell>
          <table:table-cell office:value-type="string">
            <text:p>44.016,49</text:p>
          </table:table-cell>
          <table:table-cell office:value-type="string">
            <text:p>4.716,47</text:p>
          </table:table-cell>
          <table:table-cell office:value-type="string">
            <text:p>7.122,43</text:p>
          </table:table-cell>
          <table:table-cell office:value-type="string">
            <text:p>0,00</text:p>
          </table:table-cell>
          <table:table-cell office:value-type="string">
            <text:p>14.683,90</text:p>
          </table:table-cell>
          <table:table-cell office:value-type="string">
            <text:p>29.332,59</text:p>
          </table:table-cell>
          <table:table-cell table:number-columns-repeated="1006"/>
        </table:table-row>
        <table:table-row>
          <table:table-cell office:value-type="float" office:value="1192">
            <text:p>1192</text:p>
          </table:table-cell>
          <table:table-cell office:value-type="string">
            <text:p>REGILAINE MAGALI BERNARDI CREPALDI</text:p>
          </table:table-cell>
          <table:table-cell office:value-type="string">
            <text:p>PROMOTOR (A) DE JUSTICA </text:p>
          </table:table-cell>
          <table:table-cell office:value-type="string">
            <text:p>ASSESSORIA CORREGEDORI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517,68</text:p>
          </table:table-cell>
          <table:table-cell office:value-type="string">
            <text:p>78.264,79</text:p>
          </table:table-cell>
          <table:table-cell office:value-type="string">
            <text:p>4.716,47</text:p>
          </table:table-cell>
          <table:table-cell office:value-type="string">
            <text:p>16.315,43</text:p>
          </table:table-cell>
          <table:table-cell office:value-type="string">
            <text:p>0,00</text:p>
          </table:table-cell>
          <table:table-cell office:value-type="string">
            <text:p>25.778,18</text:p>
          </table:table-cell>
          <table:table-cell office:value-type="string">
            <text:p>52.486,61</text:p>
          </table:table-cell>
          <table:table-cell table:number-columns-repeated="1006"/>
        </table:table-row>
        <table:table-row>
          <table:table-cell office:value-type="float" office:value="1185">
            <text:p>1185</text:p>
          </table:table-cell>
          <table:table-cell office:value-type="string">
            <text:p>REINALDO ANTONIO VESSANI FILHO</text:p>
          </table:table-cell>
          <table:table-cell office:value-type="string">
            <text:p>PROMOTOR (A) DE JUSTICA </text:p>
          </table:table-cell>
          <table:table-cell office:value-type="string">
            <text:p>5ª PROMOTORIA DE JUSTIÇA CRIMINAL DE RONDONÓPOLI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44.670,92</text:p>
          </table:table-cell>
          <table:table-cell office:value-type="string">
            <text:p>4.716,47</text:p>
          </table:table-cell>
          <table:table-cell office:value-type="string">
            <text:p>7.920,29</text:p>
          </table:table-cell>
          <table:table-cell office:value-type="string">
            <text:p>0,00</text:p>
          </table:table-cell>
          <table:table-cell office:value-type="string">
            <text:p>17.211,47</text:p>
          </table:table-cell>
          <table:table-cell office:value-type="string">
            <text:p>27.459,45</text:p>
          </table:table-cell>
          <table:table-cell table:number-columns-repeated="1006"/>
        </table:table-row>
        <table:table-row>
          <table:table-cell office:value-type="float" office:value="1171">
            <text:p>1171</text:p>
          </table:table-cell>
          <table:table-cell office:value-type="string">
            <text:p>REINALDO RODRIGUES DE OLIVEIRA FILHO</text:p>
          </table:table-cell>
          <table:table-cell office:value-type="string">
            <text:p>PROMOTOR (A) DE JUSTICA </text:p>
          </table:table-cell>
          <table:table-cell office:value-type="string">
            <text:p>19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4.242,7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537,14</text:p>
          </table:table-cell>
          <table:table-cell office:value-type="string">
            <text:p>78.357,37</text:p>
          </table:table-cell>
          <table:table-cell office:value-type="string">
            <text:p>4.716,47</text:p>
          </table:table-cell>
          <table:table-cell office:value-type="string">
            <text:p>15.473,76</text:p>
          </table:table-cell>
          <table:table-cell office:value-type="string">
            <text:p>0,00</text:p>
          </table:table-cell>
          <table:table-cell office:value-type="string">
            <text:p>31.155,28</text:p>
          </table:table-cell>
          <table:table-cell office:value-type="string">
            <text:p>47.202,09</text:p>
          </table:table-cell>
          <table:table-cell table:number-columns-repeated="1006"/>
        </table:table-row>
        <table:table-row>
          <table:table-cell office:value-type="float" office:value="1205">
            <text:p>1205</text:p>
          </table:table-cell>
          <table:table-cell office:value-type="string">
            <text:p>RENEE DO O SOUZA</text:p>
          </table:table-cell>
          <table:table-cell office:value-type="string">
            <text:p>PROMOTOR (A) DE JUSTICA </text:p>
          </table:table-cell>
          <table:table-cell office:value-type="string">
            <text:p>CORREGEDORIA NACIONAL DO MP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41.302,01</text:p>
          </table:table-cell>
          <table:table-cell office:value-type="string">
            <text:p>4.716,47</text:p>
          </table:table-cell>
          <table:table-cell office:value-type="string">
            <text:p>6.941,70</text:p>
          </table:table-cell>
          <table:table-cell office:value-type="string">
            <text:p>0,00</text:p>
          </table:table-cell>
          <table:table-cell office:value-type="string">
            <text:p>16.044,68</text:p>
          </table:table-cell>
          <table:table-cell office:value-type="string">
            <text:p>25.257,33</text:p>
          </table:table-cell>
          <table:table-cell table:number-columns-repeated="1006"/>
        </table:table-row>
        <table:table-row>
          <table:table-cell office:value-type="float" office:value="1328">
            <text:p>1328</text:p>
          </table:table-cell>
          <table:table-cell office:value-type="string">
            <text:p>RHYZEA LUCIA CAVALCANTI DE MORAIS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DIAMANTINO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452,67</text:p>
          </table:table-cell>
          <table:table-cell office:value-type="string">
            <text:p>43.030,19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5.137,67</text:p>
          </table:table-cell>
          <table:table-cell office:value-type="string">
            <text:p>27.892,52</text:p>
          </table:table-cell>
          <table:table-cell table:number-columns-repeated="1006"/>
        </table:table-row>
        <table:table-row>
          <table:table-cell office:value-type="float" office:value="1178">
            <text:p>1178</text:p>
          </table:table-cell>
          <table:table-cell office:value-type="string">
            <text:p>RICARDO ALEXANDRE SOARES VIEIRA MARQUES</text:p>
          </table:table-cell>
          <table:table-cell office:value-type="string">
            <text:p>PROMOTOR (A) DE JUSTICA </text:p>
          </table:table-cell>
          <table:table-cell office:value-type="string">
            <text:p>23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20.213,46</text:p>
          </table:table-cell>
          <table:table-cell office:value-type="string">
            <text:p>35.606,53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5.950,72</text:p>
          </table:table-cell>
          <table:table-cell office:value-type="string">
            <text:p>98.348,23</text:p>
          </table:table-cell>
          <table:table-cell office:value-type="string">
            <text:p>4.716,47</text:p>
          </table:table-cell>
          <table:table-cell office:value-type="string">
            <text:p>16.814,87</text:p>
          </table:table-cell>
          <table:table-cell office:value-type="string">
            <text:p>0,00</text:p>
          </table:table-cell>
          <table:table-cell office:value-type="string">
            <text:p>24.119,34</text:p>
          </table:table-cell>
          <table:table-cell office:value-type="string">
            <text:p>74.228,89</text:p>
          </table:table-cell>
          <table:table-cell table:number-columns-repeated="1006"/>
        </table:table-row>
        <table:table-row>
          <table:table-cell office:value-type="float" office:value="1230">
            <text:p>1230</text:p>
          </table:table-cell>
          <table:table-cell office:value-type="string">
            <text:p>RINALDO RIBEIRO DE ALMEIDA SEGUNDO</text:p>
          </table:table-cell>
          <table:table-cell office:value-type="string">
            <text:p>PROMOTOR (A) DE JUSTICA </text:p>
          </table:table-cell>
          <table:table-cell office:value-type="string">
            <text:p>27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868,91</text:p>
          </table:table-cell>
          <table:table-cell office:value-type="string">
            <text:p>41.446,43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23.609,85</text:p>
          </table:table-cell>
          <table:table-cell office:value-type="string">
            <text:p>17.836,58</text:p>
          </table:table-cell>
          <table:table-cell table:number-columns-repeated="1006"/>
        </table:table-row>
        <table:table-row>
          <table:table-cell office:value-type="float" office:value="1271">
            <text:p>1271</text:p>
          </table:table-cell>
          <table:table-cell office:value-type="string">
            <text:p>ROBERTA CHEREGATI SANCHES</text:p>
          </table:table-cell>
          <table:table-cell office:value-type="string">
            <text:p>PROMOTOR (A) DE JUSTICA </text:p>
          </table:table-cell>
          <table:table-cell office:value-type="string">
            <text:p>4ª PROMOTORIA DE JUSTIÇA CRIMINAL DE SINOP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3.903,61</text:p>
          </table:table-cell>
          <table:table-cell office:value-type="string">
            <text:p>6.796,21</text:p>
          </table:table-cell>
          <table:table-cell office:value-type="string">
            <text:p>67.277,34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5.955,54</text:p>
          </table:table-cell>
          <table:table-cell office:value-type="string">
            <text:p>51.321,80</text:p>
          </table:table-cell>
          <table:table-cell table:number-columns-repeated="1006"/>
        </table:table-row>
        <table:table-row>
          <table:table-cell office:value-type="float" office:value="1127">
            <text:p>1127</text:p>
          </table:table-cell>
          <table:table-cell office:value-type="string">
            <text:p>ROBERTO APARECIDO TURIN</text:p>
          </table:table-cell>
          <table:table-cell office:value-type="string">
            <text:p>PROCURADOR DE JUSTICA</text:p>
          </table:table-cell>
          <table:table-cell office:value-type="string">
            <text:p>15ª PROCURADORIA DE JUSTIÇA CÍVE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3.546,22</text:p>
          </table:table-cell>
          <table:table-cell office:value-type="string">
            <text:p>24.256,16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7.511,33</text:p>
          </table:table-cell>
          <table:table-cell office:value-type="string">
            <text:p>75.740,64</text:p>
          </table:table-cell>
          <table:table-cell office:value-type="string">
            <text:p>4.964,71</text:p>
          </table:table-cell>
          <table:table-cell office:value-type="string">
            <text:p>9.753,69</text:p>
          </table:table-cell>
          <table:table-cell office:value-type="string">
            <text:p>0,00</text:p>
          </table:table-cell>
          <table:table-cell office:value-type="string">
            <text:p>27.033,85</text:p>
          </table:table-cell>
          <table:table-cell office:value-type="string">
            <text:p>48.706,79</text:p>
          </table:table-cell>
          <table:table-cell table:number-columns-repeated="1006"/>
        </table:table-row>
        <table:table-row>
          <table:table-cell office:value-type="float" office:value="1377">
            <text:p>1377</text:p>
          </table:table-cell>
          <table:table-cell office:value-type="string">
            <text:p>ROBERTO ARROIO FARINAZZO JUNIOR</text:p>
          </table:table-cell>
          <table:table-cell office:value-type="string">
            <text:p>PROMOTOR DE JUSTICA SUBSTITUTO</text:p>
          </table:table-cell>
          <table:table-cell office:value-type="string">
            <text:p>1ª PROMOTORIA DE JUSTIÇA DE RIBEIRÃO CASCALHEIRA</text:p>
          </table:table-cell>
          <table:table-cell office:value-type="string">
            <text:p>28.884,19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0.612,08</text:p>
          </table:table-cell>
          <table:table-cell office:value-type="string">
            <text:p>5.739,38</text:p>
          </table:table-cell>
          <table:table-cell office:value-type="string">
            <text:p>58.124,07</text:p>
          </table:table-cell>
          <table:table-cell office:value-type="string">
            <text:p>2.626,98</text:p>
          </table:table-cell>
          <table:table-cell office:value-type="string">
            <text:p>7.595,25</text:p>
          </table:table-cell>
          <table:table-cell office:value-type="string">
            <text:p>0,00</text:p>
          </table:table-cell>
          <table:table-cell office:value-type="string">
            <text:p>13.632,29</text:p>
          </table:table-cell>
          <table:table-cell office:value-type="string">
            <text:p>44.491,78</text:p>
          </table:table-cell>
          <table:table-cell table:number-columns-repeated="1006"/>
        </table:table-row>
        <table:table-row>
          <table:table-cell office:value-type="float" office:value="1184">
            <text:p>1184</text:p>
          </table:table-cell>
          <table:table-cell office:value-type="string">
            <text:p>RODRIGO DE ARAUJO BRAGA ARRUDA</text:p>
          </table:table-cell>
          <table:table-cell office:value-type="string">
            <text:p>PROMOTOR (A) DE JUSTICA </text:p>
          </table:table-cell>
          <table:table-cell office:value-type="string">
            <text:p>5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11.871,57</text:p>
          </table:table-cell>
          <table:table-cell office:value-type="string">
            <text:p>7.612,91</text:p>
          </table:table-cell>
          <table:table-cell office:value-type="string">
            <text:p>56.062,00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7.506,49</text:p>
          </table:table-cell>
          <table:table-cell office:value-type="string">
            <text:p>38.555,51</text:p>
          </table:table-cell>
          <table:table-cell table:number-columns-repeated="1006"/>
        </table:table-row>
        <table:table-row>
          <table:table-cell office:value-type="float" office:value="1220">
            <text:p>1220</text:p>
          </table:table-cell>
          <table:table-cell office:value-type="string">
            <text:p>RODRIGO FONSECA COSTA</text:p>
          </table:table-cell>
          <table:table-cell office:value-type="string">
            <text:p>PROMOTOR (A) DE JUSTICA </text:p>
          </table:table-cell>
          <table:table-cell office:value-type="string">
            <text:p>AMMP - ASSOCIAÇÃO DOS MEMBROS DO MINISTÉRIO PÚBLICO (MANDATO CLASSISTA)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096,67</text:p>
          </table:table-cell>
          <table:table-cell office:value-type="string">
            <text:p>39.785,77</text:p>
          </table:table-cell>
          <table:table-cell office:value-type="string">
            <text:p>4.716,47</text:p>
          </table:table-cell>
          <table:table-cell office:value-type="string">
            <text:p>7.098,11</text:p>
          </table:table-cell>
          <table:table-cell office:value-type="string">
            <text:p>0,00</text:p>
          </table:table-cell>
          <table:table-cell office:value-type="string">
            <text:p>14.115,13</text:p>
          </table:table-cell>
          <table:table-cell office:value-type="string">
            <text:p>25.670,64</text:p>
          </table:table-cell>
          <table:table-cell table:number-columns-repeated="1006"/>
        </table:table-row>
        <table:table-row>
          <table:table-cell office:value-type="float" office:value="1279">
            <text:p>1279</text:p>
          </table:table-cell>
          <table:table-cell office:value-type="string">
            <text:p>RODRIGO RIBEIRO DOMINGUES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TANGARÁ DA SERR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3.101,27</text:p>
          </table:table-cell>
          <table:table-cell office:value-type="string">
            <text:p>7.394,70</text:p>
          </table:table-cell>
          <table:table-cell office:value-type="string">
            <text:p>67.073,49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6.230,19</text:p>
          </table:table-cell>
          <table:table-cell office:value-type="string">
            <text:p>50.843,30</text:p>
          </table:table-cell>
          <table:table-cell table:number-columns-repeated="1006"/>
        </table:table-row>
        <table:table-row>
          <table:table-cell office:value-type="float" office:value="1187">
            <text:p>1187</text:p>
          </table:table-cell>
          <table:table-cell office:value-type="string">
            <text:p>ROGERIO BRAVIN DE SOUZA</text:p>
          </table:table-cell>
          <table:table-cell office:value-type="string">
            <text:p>PROMOTOR (A) DE JUSTICA </text:p>
          </table:table-cell>
          <table:table-cell office:value-type="string">
            <text:p>18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71.742,9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526,75</text:p>
          </table:table-cell>
          <table:table-cell office:value-type="string">
            <text:p>114.847,19</text:p>
          </table:table-cell>
          <table:table-cell office:value-type="string">
            <text:p>4.716,47</text:p>
          </table:table-cell>
          <table:table-cell office:value-type="string">
            <text:p>26.648,09</text:p>
          </table:table-cell>
          <table:table-cell office:value-type="string">
            <text:p>0,00</text:p>
          </table:table-cell>
          <table:table-cell office:value-type="string">
            <text:p>32.264,56</text:p>
          </table:table-cell>
          <table:table-cell office:value-type="string">
            <text:p>82.582,63</text:p>
          </table:table-cell>
          <table:table-cell table:number-columns-repeated="1006"/>
        </table:table-row>
        <table:table-row>
          <table:table-cell office:value-type="float" office:value="1073">
            <text:p>1073</text:p>
          </table:table-cell>
          <table:table-cell office:value-type="string">
            <text:p>ROOSEVELT PEREIRA CURSINE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CÍVE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3.982,82</text:p>
          </table:table-cell>
          <table:table-cell office:value-type="string">
            <text:p>47.298,17</text:p>
          </table:table-cell>
          <table:table-cell office:value-type="string">
            <text:p>4.964,71</text:p>
          </table:table-cell>
          <table:table-cell office:value-type="string">
            <text:p>9.677,07</text:p>
          </table:table-cell>
          <table:table-cell office:value-type="string">
            <text:p>0,00</text:p>
          </table:table-cell>
          <table:table-cell office:value-type="string">
            <text:p>17.638,37</text:p>
          </table:table-cell>
          <table:table-cell office:value-type="string">
            <text:p>29.659,80</text:p>
          </table:table-cell>
          <table:table-cell table:number-columns-repeated="1006"/>
        </table:table-row>
        <table:table-row>
          <table:table-cell office:value-type="float" office:value="1074">
            <text:p>1074</text:p>
          </table:table-cell>
          <table:table-cell office:value-type="string">
            <text:p>ROSANA MARRA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CRIMINA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3.546,2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0,00</text:p>
          </table:table-cell>
          <table:table-cell office:value-type="string">
            <text:p>7.294,43</text:p>
          </table:table-cell>
          <table:table-cell office:value-type="string">
            <text:p>51.267,58</text:p>
          </table:table-cell>
          <table:table-cell office:value-type="string">
            <text:p>4.964,71</text:p>
          </table:table-cell>
          <table:table-cell office:value-type="string">
            <text:p>9.805,82</text:p>
          </table:table-cell>
          <table:table-cell office:value-type="string">
            <text:p>0,00</text:p>
          </table:table-cell>
          <table:table-cell office:value-type="string">
            <text:p>21.270,69</text:p>
          </table:table-cell>
          <table:table-cell office:value-type="string">
            <text:p>29.996,89</text:p>
          </table:table-cell>
          <table:table-cell table:number-columns-repeated="1006"/>
        </table:table-row>
        <table:table-row>
          <table:table-cell office:value-type="float" office:value="1138">
            <text:p>1138</text:p>
          </table:table-cell>
          <table:table-cell office:value-type="string">
            <text:p>RUBENS ALVES DE PAULA</text:p>
          </table:table-cell>
          <table:table-cell office:value-type="string">
            <text:p>PROMOTOR (A) DE JUSTICA </text:p>
          </table:table-cell>
          <table:table-cell office:value-type="string">
            <text:p>4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757,33</text:p>
          </table:table-cell>
          <table:table-cell office:value-type="string">
            <text:p>44.334,85</text:p>
          </table:table-cell>
          <table:table-cell office:value-type="string">
            <text:p>4.716,47</text:p>
          </table:table-cell>
          <table:table-cell office:value-type="string">
            <text:p>7.788,15</text:p>
          </table:table-cell>
          <table:table-cell office:value-type="string">
            <text:p>0,00</text:p>
          </table:table-cell>
          <table:table-cell office:value-type="string">
            <text:p>16.573,50</text:p>
          </table:table-cell>
          <table:table-cell office:value-type="string">
            <text:p>27.761,35</text:p>
          </table:table-cell>
          <table:table-cell table:number-columns-repeated="1006"/>
        </table:table-row>
        <table:table-row>
          <table:table-cell office:value-type="float" office:value="1183">
            <text:p>1183</text:p>
          </table:table-cell>
          <table:table-cell office:value-type="string">
            <text:p>SAMUEL FRUNGILO</text:p>
          </table:table-cell>
          <table:table-cell office:value-type="string">
            <text:p>PROMOTOR (A) DE JUSTICA </text:p>
          </table:table-cell>
          <table:table-cell office:value-type="string">
            <text:p>21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20.213,46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64.403,89</text:p>
          </table:table-cell>
          <table:table-cell office:value-type="string">
            <text:p>4.716,47</text:p>
          </table:table-cell>
          <table:table-cell office:value-type="string">
            <text:p>7.736,02</text:p>
          </table:table-cell>
          <table:table-cell office:value-type="string">
            <text:p>0,00</text:p>
          </table:table-cell>
          <table:table-cell office:value-type="string">
            <text:p>17.171,09</text:p>
          </table:table-cell>
          <table:table-cell office:value-type="string">
            <text:p>47.232,80</text:p>
          </table:table-cell>
          <table:table-cell table:number-columns-repeated="1006"/>
        </table:table-row>
        <table:table-row>
          <table:table-cell office:value-type="float" office:value="1358">
            <text:p>1358</text:p>
          </table:table-cell>
          <table:table-cell office:value-type="string">
            <text:p>SAMUEL TELLES COST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VILA BELA DA SANTÍSSIMA TRINDADE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39.293,32</text:p>
          </table:table-cell>
          <table:table-cell office:value-type="string">
            <text:p>5.797,99</text:p>
          </table:table-cell>
          <table:table-cell office:value-type="string">
            <text:p>78.384,14</text:p>
          </table:table-cell>
          <table:table-cell office:value-type="string">
            <text:p>4.256,62</text:p>
          </table:table-cell>
          <table:table-cell office:value-type="string">
            <text:p>7.115,60</text:p>
          </table:table-cell>
          <table:table-cell office:value-type="string">
            <text:p>0,00</text:p>
          </table:table-cell>
          <table:table-cell office:value-type="string">
            <text:p>13.774,77</text:p>
          </table:table-cell>
          <table:table-cell office:value-type="string">
            <text:p>64.609,37</text:p>
          </table:table-cell>
          <table:table-cell table:number-columns-repeated="1006"/>
        </table:table-row>
        <table:table-row>
          <table:table-cell office:value-type="float" office:value="1174">
            <text:p>1174</text:p>
          </table:table-cell>
          <table:table-cell office:value-type="string">
            <text:p>SASENAZY SOARES ROCHA DAUFENBACH</text:p>
          </table:table-cell>
          <table:table-cell office:value-type="string">
            <text:p>PROMOTOR (A) DE JUSTICA </text:p>
          </table:table-cell>
          <table:table-cell office:value-type="string">
            <text:p>12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16.844,55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663,91</text:p>
          </table:table-cell>
          <table:table-cell office:value-type="string">
            <text:p>60.085,98</text:p>
          </table:table-cell>
          <table:table-cell office:value-type="string">
            <text:p>4.716,47</text:p>
          </table:table-cell>
          <table:table-cell office:value-type="string">
            <text:p>11.655,32</text:p>
          </table:table-cell>
          <table:table-cell office:value-type="string">
            <text:p>0,00</text:p>
          </table:table-cell>
          <table:table-cell office:value-type="string">
            <text:p>17.335,79</text:p>
          </table:table-cell>
          <table:table-cell office:value-type="string">
            <text:p>42.750,19</text:p>
          </table:table-cell>
          <table:table-cell table:number-columns-repeated="1006"/>
        </table:table-row>
        <table:table-row>
          <table:table-cell office:value-type="float" office:value="1296">
            <text:p>1296</text:p>
          </table:table-cell>
          <table:table-cell office:value-type="string">
            <text:p>SAULO PIRES DE ANDRADE MARTINS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RIMINAL DE LUCAS DO RIO VER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20.213,46</text:p>
          </table:table-cell>
          <table:table-cell office:value-type="string">
            <text:p>35.422,15</text:p>
          </table:table-cell>
          <table:table-cell office:value-type="string">
            <text:p>0,00</text:p>
          </table:table-cell>
          <table:table-cell office:value-type="string">
            <text:p>23.614,77</text:p>
          </table:table-cell>
          <table:table-cell office:value-type="string">
            <text:p>6.482,04</text:p>
          </table:table-cell>
          <table:table-cell office:value-type="string">
            <text:p>122.309,94</text:p>
          </table:table-cell>
          <table:table-cell office:value-type="string">
            <text:p>4.716,47</text:p>
          </table:table-cell>
          <table:table-cell office:value-type="string">
            <text:p>16.764,16</text:p>
          </table:table-cell>
          <table:table-cell office:value-type="string">
            <text:p>0,00</text:p>
          </table:table-cell>
          <table:table-cell office:value-type="string">
            <text:p>24.308,43</text:p>
          </table:table-cell>
          <table:table-cell office:value-type="string">
            <text:p>98.001,51</text:p>
          </table:table-cell>
          <table:table-cell table:number-columns-repeated="1006"/>
        </table:table-row>
        <table:table-row>
          <table:table-cell office:value-type="float" office:value="1163">
            <text:p>1163</text:p>
          </table:table-cell>
          <table:table-cell office:value-type="string">
            <text:p>SERGIO SILVA DA COSTA</text:p>
          </table:table-cell>
          <table:table-cell office:value-type="string">
            <text:p>PROMOTOR (A) DE JUSTICA </text:p>
          </table:table-cell>
          <table:table-cell office:value-type="string">
            <text:p>24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39.293,32</text:p>
          </table:table-cell>
          <table:table-cell office:value-type="string">
            <text:p>5.545,59</text:p>
          </table:table-cell>
          <table:table-cell office:value-type="string">
            <text:p>81.416,43</text:p>
          </table:table-cell>
          <table:table-cell office:value-type="string">
            <text:p>4.716,47</text:p>
          </table:table-cell>
          <table:table-cell office:value-type="string">
            <text:p>5.186,96</text:p>
          </table:table-cell>
          <table:table-cell office:value-type="string">
            <text:p>0,00</text:p>
          </table:table-cell>
          <table:table-cell office:value-type="string">
            <text:p>32.839,19</text:p>
          </table:table-cell>
          <table:table-cell office:value-type="string">
            <text:p>48.577,24</text:p>
          </table:table-cell>
          <table:table-cell table:number-columns-repeated="1006"/>
        </table:table-row>
        <table:table-row>
          <table:table-cell office:value-type="float" office:value="1077">
            <text:p>1077</text:p>
          </table:table-cell>
          <table:table-cell office:value-type="string">
            <text:p>SILVANA CORREA VIANNA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CRIMINAL</text:p>
          </table:table-cell>
          <table:table-cell office:value-type="string">
            <text:p>35.462,22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64,71</text:p>
          </table:table-cell>
          <table:table-cell office:value-type="string">
            <text:p>25.246,16</text:p>
          </table:table-cell>
          <table:table-cell office:value-type="string">
            <text:p>7.934,64</text:p>
          </table:table-cell>
          <table:table-cell office:value-type="string">
            <text:p>76.496,15</text:p>
          </table:table-cell>
          <table:table-cell office:value-type="string">
            <text:p>4.964,71</text:p>
          </table:table-cell>
          <table:table-cell office:value-type="string">
            <text:p>9.677,07</text:p>
          </table:table-cell>
          <table:table-cell office:value-type="string">
            <text:p>0,00</text:p>
          </table:table-cell>
          <table:table-cell office:value-type="string">
            <text:p>22.024,89</text:p>
          </table:table-cell>
          <table:table-cell office:value-type="string">
            <text:p>54.471,26</text:p>
          </table:table-cell>
          <table:table-cell table:number-columns-repeated="1006"/>
        </table:table-row>
        <table:table-row>
          <table:table-cell office:value-type="float" office:value="1194">
            <text:p>1194</text:p>
          </table:table-cell>
          <table:table-cell office:value-type="string">
            <text:p>SILVIO RODRIGUES ALESSI JUNIOR</text:p>
          </table:table-cell>
          <table:table-cell office:value-type="string">
            <text:p>PROMOTOR (A) DE JUSTICA </text:p>
          </table:table-cell>
          <table:table-cell office:value-type="string">
            <text:p>5ª PROMOTORIA DE JUSTIÇA CÍVEL DE VÁRZEA GRAN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735,51</text:p>
          </table:table-cell>
          <table:table-cell office:value-type="string">
            <text:p>44.313,03</text:p>
          </table:table-cell>
          <table:table-cell office:value-type="string">
            <text:p>4.716,47</text:p>
          </table:table-cell>
          <table:table-cell office:value-type="string">
            <text:p>7.788,15</text:p>
          </table:table-cell>
          <table:table-cell office:value-type="string">
            <text:p>0,00</text:p>
          </table:table-cell>
          <table:table-cell office:value-type="string">
            <text:p>16.423,50</text:p>
          </table:table-cell>
          <table:table-cell office:value-type="string">
            <text:p>27.889,53</text:p>
          </table:table-cell>
          <table:table-cell table:number-columns-repeated="1006"/>
        </table:table-row>
        <table:table-row>
          <table:table-cell office:value-type="float" office:value="1260">
            <text:p>1260</text:p>
          </table:table-cell>
          <table:table-cell office:value-type="string">
            <text:p>SOLANGE LINHARES BARBOS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CHAPADA DOS GUIMARÃE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68.116,36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868,91</text:p>
          </table:table-cell>
          <table:table-cell office:value-type="string">
            <text:p>109.562,79</text:p>
          </table:table-cell>
          <table:table-cell office:value-type="string">
            <text:p>4.716,47</text:p>
          </table:table-cell>
          <table:table-cell office:value-type="string">
            <text:p>25.755,07</text:p>
          </table:table-cell>
          <table:table-cell office:value-type="string">
            <text:p>0,00</text:p>
          </table:table-cell>
          <table:table-cell office:value-type="string">
            <text:p>41.170,38</text:p>
          </table:table-cell>
          <table:table-cell office:value-type="string">
            <text:p>68.392,41</text:p>
          </table:table-cell>
          <table:table-cell table:number-columns-repeated="1006"/>
        </table:table-row>
        <table:table-row>
          <table:table-cell office:value-type="float" office:value="1239">
            <text:p>1239</text:p>
          </table:table-cell>
          <table:table-cell office:value-type="string">
            <text:p>TAIANA CASTRILLON DIONELLO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VÁRZEA GRAND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35.855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80.045,85</text:p>
          </table:table-cell>
          <table:table-cell office:value-type="string">
            <text:p>4.716,47</text:p>
          </table:table-cell>
          <table:table-cell office:value-type="string">
            <text:p>16.883,31</text:p>
          </table:table-cell>
          <table:table-cell office:value-type="string">
            <text:p>0,00</text:p>
          </table:table-cell>
          <table:table-cell office:value-type="string">
            <text:p>26.281,11</text:p>
          </table:table-cell>
          <table:table-cell office:value-type="string">
            <text:p>53.764,74</text:p>
          </table:table-cell>
          <table:table-cell table:number-columns-repeated="1006"/>
        </table:table-row>
        <table:table-row>
          <table:table-cell office:value-type="float" office:value="1333">
            <text:p>1333</text:p>
          </table:table-cell>
          <table:table-cell office:value-type="string">
            <text:p>TEREZA DE ASSIS FERNANDES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BARRA DO BUGRE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20.213,46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11.941,11</text:p>
          </table:table-cell>
          <table:table-cell office:value-type="string">
            <text:p>5.316,23</text:p>
          </table:table-cell>
          <table:table-cell office:value-type="string">
            <text:p>74.048,32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5.864,03</text:p>
          </table:table-cell>
          <table:table-cell office:value-type="string">
            <text:p>58.184,29</text:p>
          </table:table-cell>
          <table:table-cell table:number-columns-repeated="1006"/>
        </table:table-row>
        <table:table-row>
          <table:table-cell office:value-type="float" office:value="1316">
            <text:p>1316</text:p>
          </table:table-cell>
          <table:table-cell office:value-type="string">
            <text:p>TESSALINE LUCIANA HIGUCHI VIEGAS DEVESA CINTR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MIRASSOL D'OESTE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3.398,82</text:p>
          </table:table-cell>
          <table:table-cell office:value-type="string">
            <text:p>39.976,34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4.466,56</text:p>
          </table:table-cell>
          <table:table-cell office:value-type="string">
            <text:p>25.509,78</text:p>
          </table:table-cell>
          <table:table-cell table:number-columns-repeated="1006"/>
        </table:table-row>
        <table:table-row>
          <table:table-cell office:value-type="float" office:value="1128">
            <text:p>1128</text:p>
          </table:table-cell>
          <table:table-cell office:value-type="string">
            <text:p>THEODOSIO FERREIRA DE FREITAS</text:p>
          </table:table-cell>
          <table:table-cell office:value-type="string">
            <text:p>PROMOTOR (A) DE JUSTICA </text:p>
          </table:table-cell>
          <table:table-cell office:value-type="string">
            <text:p>4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20.213,46</text:p>
          </table:table-cell>
          <table:table-cell office:value-type="string">
            <text:p>33.985,97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757,33</text:p>
          </table:table-cell>
          <table:table-cell office:value-type="string">
            <text:p>98.534,28</text:p>
          </table:table-cell>
          <table:table-cell office:value-type="string">
            <text:p>4.716,47</text:p>
          </table:table-cell>
          <table:table-cell office:value-type="string">
            <text:p>14.431,78</text:p>
          </table:table-cell>
          <table:table-cell office:value-type="string">
            <text:p>0,00</text:p>
          </table:table-cell>
          <table:table-cell office:value-type="string">
            <text:p>29.413,11</text:p>
          </table:table-cell>
          <table:table-cell office:value-type="string">
            <text:p>69.121,17</text:p>
          </table:table-cell>
          <table:table-cell table:number-columns-repeated="1006"/>
        </table:table-row>
        <table:table-row>
          <table:table-cell office:value-type="float" office:value="1202">
            <text:p>1202</text:p>
          </table:table-cell>
          <table:table-cell office:value-type="string">
            <text:p>THIAGO HENRIQUE CRUZ ANGELINI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SINOP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44.190,43</text:p>
          </table:table-cell>
          <table:table-cell office:value-type="string">
            <text:p>4.716,47</text:p>
          </table:table-cell>
          <table:table-cell office:value-type="string">
            <text:p>7.736,02</text:p>
          </table:table-cell>
          <table:table-cell office:value-type="string">
            <text:p>0,00</text:p>
          </table:table-cell>
          <table:table-cell office:value-type="string">
            <text:p>20.594,15</text:p>
          </table:table-cell>
          <table:table-cell office:value-type="string">
            <text:p>23.596,28</text:p>
          </table:table-cell>
          <table:table-cell table:number-columns-repeated="1006"/>
        </table:table-row>
        <table:table-row>
          <table:table-cell office:value-type="float" office:value="1382">
            <text:p>1382</text:p>
          </table:table-cell>
          <table:table-cell office:value-type="string">
            <text:p>THIAGO MARCELO FRANCISCO DOS SANTOS</text:p>
          </table:table-cell>
          <table:table-cell office:value-type="string">
            <text:p>PROMOTOR DE JUSTICA SUBSTITUTO</text:p>
          </table:table-cell>
          <table:table-cell office:value-type="string">
            <text:p>1ª PROMOTORIA DE JUSTIÇA DE CAMPINÁPOLIS</text:p>
          </table:table-cell>
          <table:table-cell office:value-type="string">
            <text:p>28.884,19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15.432,99</text:p>
          </table:table-cell>
          <table:table-cell office:value-type="string">
            <text:p>4.917,97</text:p>
          </table:table-cell>
          <table:table-cell office:value-type="string">
            <text:p>52.123,57</text:p>
          </table:table-cell>
          <table:table-cell office:value-type="string">
            <text:p>4.043,79</text:p>
          </table:table-cell>
          <table:table-cell office:value-type="string">
            <text:p>6.756,07</text:p>
          </table:table-cell>
          <table:table-cell office:value-type="string">
            <text:p>0,00</text:p>
          </table:table-cell>
          <table:table-cell office:value-type="string">
            <text:p>20.463,24</text:p>
          </table:table-cell>
          <table:table-cell office:value-type="string">
            <text:p>31.660,33</text:p>
          </table:table-cell>
          <table:table-cell table:number-columns-repeated="1006"/>
        </table:table-row>
        <table:table-row>
          <table:table-cell office:value-type="float" office:value="1252">
            <text:p>1252</text:p>
          </table:table-cell>
          <table:table-cell office:value-type="string">
            <text:p>THIAGO SCARPELLINI VIEIR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TANGARÁ DA SERR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3.903,61</text:p>
          </table:table-cell>
          <table:table-cell office:value-type="string">
            <text:p>6.602,24</text:p>
          </table:table-cell>
          <table:table-cell office:value-type="string">
            <text:p>67.083,37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3.558,90</text:p>
          </table:table-cell>
          <table:table-cell office:value-type="string">
            <text:p>53.524,47</text:p>
          </table:table-cell>
          <table:table-cell table:number-columns-repeated="1006"/>
        </table:table-row>
        <table:table-row>
          <table:table-cell office:value-type="float" office:value="1181">
            <text:p>1181</text:p>
          </table:table-cell>
          <table:table-cell office:value-type="string">
            <text:p>TIAGO DE SOUSA AFONSO DA SILVA</text:p>
          </table:table-cell>
          <table:table-cell office:value-type="string">
            <text:p>PROMOTOR (A) DE JUSTICA </text:p>
          </table:table-cell>
          <table:table-cell office:value-type="string">
            <text:p>15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388,32</text:p>
          </table:table-cell>
          <table:table-cell office:value-type="string">
            <text:p>43.965,84</text:p>
          </table:table-cell>
          <table:table-cell office:value-type="string">
            <text:p>4.716,47</text:p>
          </table:table-cell>
          <table:table-cell office:value-type="string">
            <text:p>7.736,02</text:p>
          </table:table-cell>
          <table:table-cell office:value-type="string">
            <text:p>0,00</text:p>
          </table:table-cell>
          <table:table-cell office:value-type="string">
            <text:p>16.571,37</text:p>
          </table:table-cell>
          <table:table-cell office:value-type="string">
            <text:p>27.394,47</text:p>
          </table:table-cell>
          <table:table-cell table:number-columns-repeated="1006"/>
        </table:table-row>
        <table:table-row>
          <table:table-cell office:value-type="float" office:value="1186">
            <text:p>1186</text:p>
          </table:table-cell>
          <table:table-cell office:value-type="string">
            <text:p>VALNICE SILVA DOS SANTOS</text:p>
          </table:table-cell>
          <table:table-cell office:value-type="string">
            <text:p>PROMOTOR (A) DE JUSTICA </text:p>
          </table:table-cell>
          <table:table-cell office:value-type="string">
            <text:p>6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35.935,04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302,21</text:p>
          </table:table-cell>
          <table:table-cell office:value-type="string">
            <text:p>79.295,26</text:p>
          </table:table-cell>
          <table:table-cell office:value-type="string">
            <text:p>4.716,47</text:p>
          </table:table-cell>
          <table:table-cell office:value-type="string">
            <text:p>16.985,21</text:p>
          </table:table-cell>
          <table:table-cell office:value-type="string">
            <text:p>0,00</text:p>
          </table:table-cell>
          <table:table-cell office:value-type="string">
            <text:p>24.111,12</text:p>
          </table:table-cell>
          <table:table-cell office:value-type="string">
            <text:p>55.184,14</text:p>
          </table:table-cell>
          <table:table-cell table:number-columns-repeated="1006"/>
        </table:table-row>
        <table:table-row>
          <table:table-cell office:value-type="float" office:value="1384">
            <text:p>1384</text:p>
          </table:table-cell>
          <table:table-cell office:value-type="string">
            <text:p>VANESSA ASSIS BARUFFI</text:p>
          </table:table-cell>
          <table:table-cell office:value-type="string">
            <text:p>PROMOTOR DE JUSTICA SUBSTITUTO</text:p>
          </table:table-cell>
          <table:table-cell office:value-type="string">
            <text:p>1ª PROMOTORIA DE JUSTIÇA DE PORTO ALEGRE DO NORTE</text:p>
          </table:table-cell>
          <table:table-cell office:value-type="string">
            <text:p>28.884,19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4.909,56</text:p>
          </table:table-cell>
          <table:table-cell office:value-type="string">
            <text:p>36.682,17</text:p>
          </table:table-cell>
          <table:table-cell office:value-type="string">
            <text:p>2.626,98</text:p>
          </table:table-cell>
          <table:table-cell office:value-type="string">
            <text:p>7.595,25</text:p>
          </table:table-cell>
          <table:table-cell office:value-type="string">
            <text:p>0,00</text:p>
          </table:table-cell>
          <table:table-cell office:value-type="string">
            <text:p>11.122,23</text:p>
          </table:table-cell>
          <table:table-cell office:value-type="string">
            <text:p>25.559,94</text:p>
          </table:table-cell>
          <table:table-cell table:number-columns-repeated="1006"/>
        </table:table-row>
        <table:table-row>
          <table:table-cell office:value-type="float" office:value="1170">
            <text:p>1170</text:p>
          </table:table-cell>
          <table:table-cell office:value-type="string">
            <text:p>VINICIUS GAHYVA MARTINS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295,63</text:p>
          </table:table-cell>
          <table:table-cell office:value-type="string">
            <text:p>44.353,64</text:p>
          </table:table-cell>
          <table:table-cell office:value-type="string">
            <text:p>4.716,47</text:p>
          </table:table-cell>
          <table:table-cell office:value-type="string">
            <text:p>5.708,44</text:p>
          </table:table-cell>
          <table:table-cell office:value-type="string">
            <text:p>0,00</text:p>
          </table:table-cell>
          <table:table-cell office:value-type="string">
            <text:p>24.454,87</text:p>
          </table:table-cell>
          <table:table-cell office:value-type="string">
            <text:p>19.898,77</text:p>
          </table:table-cell>
          <table:table-cell table:number-columns-repeated="1006"/>
        </table:table-row>
        <table:table-row>
          <table:table-cell office:value-type="float" office:value="1167">
            <text:p>1167</text:p>
          </table:table-cell>
          <table:table-cell office:value-type="string">
            <text:p>WAGNER ANTONIO CAMILO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ÍVEL DE RONDONÓPOLI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612,91</text:p>
          </table:table-cell>
          <table:table-cell office:value-type="string">
            <text:p>44.190,43</text:p>
          </table:table-cell>
          <table:table-cell office:value-type="string">
            <text:p>4.716,47</text:p>
          </table:table-cell>
          <table:table-cell office:value-type="string">
            <text:p>7.788,15</text:p>
          </table:table-cell>
          <table:table-cell office:value-type="string">
            <text:p>0,00</text:p>
          </table:table-cell>
          <table:table-cell office:value-type="string">
            <text:p>19.964,62</text:p>
          </table:table-cell>
          <table:table-cell office:value-type="string">
            <text:p>24.225,81</text:p>
          </table:table-cell>
          <table:table-cell table:number-columns-repeated="1006"/>
        </table:table-row>
        <table:table-row>
          <table:table-cell office:value-type="float" office:value="1130">
            <text:p>1130</text:p>
          </table:table-cell>
          <table:table-cell office:value-type="string">
            <text:p>WAGNER CEZAR FACHONE</text:p>
          </table:table-cell>
          <table:table-cell office:value-type="string">
            <text:p>PROMOTOR (A) DE JUSTICA </text:p>
          </table:table-cell>
          <table:table-cell office:value-type="string">
            <text:p>34ª PROMOTORIA DE JUSTIÇA CÍVEL DE CUIABÁ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20.213,46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757,33</text:p>
          </table:table-cell>
          <table:table-cell office:value-type="string">
            <text:p>64.548,31</text:p>
          </table:table-cell>
          <table:table-cell office:value-type="string">
            <text:p>4.716,47</text:p>
          </table:table-cell>
          <table:table-cell office:value-type="string">
            <text:p>7.323,52</text:p>
          </table:table-cell>
          <table:table-cell office:value-type="string">
            <text:p>0,00</text:p>
          </table:table-cell>
          <table:table-cell office:value-type="string">
            <text:p>17.315,93</text:p>
          </table:table-cell>
          <table:table-cell office:value-type="string">
            <text:p>47.232,38</text:p>
          </table:table-cell>
          <table:table-cell table:number-columns-repeated="1006"/>
        </table:table-row>
        <table:table-row>
          <table:table-cell office:value-type="float" office:value="1263">
            <text:p>1263</text:p>
          </table:table-cell>
          <table:table-cell office:value-type="string">
            <text:p>WASHINGTON EDUARDO BORRERE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ÍVEL DE CÁCERE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24.010,59</text:p>
          </table:table-cell>
          <table:table-cell office:value-type="string">
            <text:p>4.866,51</text:p>
          </table:table-cell>
          <table:table-cell office:value-type="string">
            <text:p>65.454,62</text:p>
          </table:table-cell>
          <table:table-cell office:value-type="string">
            <text:p>4.716,47</text:p>
          </table:table-cell>
          <table:table-cell office:value-type="string">
            <text:p>7.892,43</text:p>
          </table:table-cell>
          <table:table-cell office:value-type="string">
            <text:p>0,00</text:p>
          </table:table-cell>
          <table:table-cell office:value-type="string">
            <text:p>13.875,15</text:p>
          </table:table-cell>
          <table:table-cell office:value-type="string">
            <text:p>51.579,47</text:p>
          </table:table-cell>
          <table:table-cell table:number-columns-repeated="1006"/>
        </table:table-row>
        <table:table-row>
          <table:table-cell office:value-type="float" office:value="1204">
            <text:p>1204</text:p>
          </table:table-cell>
          <table:table-cell office:value-type="string">
            <text:p>WDISON LUIZ FRANCO MENDES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CRIMINAL DE BARRA DO GARÇA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160,37</text:p>
          </table:table-cell>
          <table:table-cell office:value-type="string">
            <text:p>44.218,38</text:p>
          </table:table-cell>
          <table:table-cell office:value-type="string">
            <text:p>4.716,47</text:p>
          </table:table-cell>
          <table:table-cell office:value-type="string">
            <text:p>7.920,29</text:p>
          </table:table-cell>
          <table:table-cell office:value-type="string">
            <text:p>0,00</text:p>
          </table:table-cell>
          <table:table-cell office:value-type="string">
            <text:p>15.077,44</text:p>
          </table:table-cell>
          <table:table-cell office:value-type="string">
            <text:p>29.140,94</text:p>
          </table:table-cell>
          <table:table-cell table:number-columns-repeated="1006"/>
        </table:table-row>
        <table:table-row>
          <table:table-cell office:value-type="float" office:value="1302">
            <text:p>1302</text:p>
          </table:table-cell>
          <table:table-cell office:value-type="string">
            <text:p>WELLINGTON PETROLINI MOLITOR</text:p>
          </table:table-cell>
          <table:table-cell office:value-type="string">
            <text:p>PROMOTOR (A) DE JUSTICA </text:p>
          </table:table-cell>
          <table:table-cell office:value-type="string">
            <text:p>2ª PROMOTORIA DE JUSTIÇA CRIMINAL DE BARRA DO GARÇAS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146,94</text:p>
          </table:table-cell>
          <table:table-cell office:value-type="string">
            <text:p>43.204,95</text:p>
          </table:table-cell>
          <table:table-cell office:value-type="string">
            <text:p>4.716,47</text:p>
          </table:table-cell>
          <table:table-cell office:value-type="string">
            <text:p>8.024,56</text:p>
          </table:table-cell>
          <table:table-cell office:value-type="string">
            <text:p>0,00</text:p>
          </table:table-cell>
          <table:table-cell office:value-type="string">
            <text:p>19.127,42</text:p>
          </table:table-cell>
          <table:table-cell office:value-type="string">
            <text:p>24.077,53</text:p>
          </table:table-cell>
          <table:table-cell table:number-columns-repeated="1006"/>
        </table:table-row>
        <table:table-row>
          <table:table-cell office:value-type="float" office:value="1189">
            <text:p>1189</text:p>
          </table:table-cell>
          <table:table-cell office:value-type="string">
            <text:p>WESLEY SANCHEZ LACERDA</text:p>
          </table:table-cell>
          <table:table-cell office:value-type="string">
            <text:p>PROMOTOR (A) DE JUSTICA </text:p>
          </table:table-cell>
          <table:table-cell office:value-type="string">
            <text:p>ASSESSORIA CORREGEDORIA</text:p>
          </table:table-cell>
          <table:table-cell office:value-type="string">
            <text:p>33.689,10</text:p>
          </table:table-cell>
          <table:table-cell office:value-type="string">
            <text:p>0,00</text:p>
          </table:table-cell>
          <table:table-cell office:value-type="string">
            <text:p>3.368,91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7.757,33</text:p>
          </table:table-cell>
          <table:table-cell office:value-type="string">
            <text:p>44.815,34</text:p>
          </table:table-cell>
          <table:table-cell office:value-type="string">
            <text:p>4.716,47</text:p>
          </table:table-cell>
          <table:table-cell office:value-type="string">
            <text:p>8.024,56</text:p>
          </table:table-cell>
          <table:table-cell office:value-type="string">
            <text:p>0,00</text:p>
          </table:table-cell>
          <table:table-cell office:value-type="string">
            <text:p>17.459,63</text:p>
          </table:table-cell>
          <table:table-cell office:value-type="string">
            <text:p>27.355,71</text:p>
          </table:table-cell>
          <table:table-cell table:number-columns-repeated="1006"/>
        </table:table-row>
        <table:table-row>
          <table:table-cell office:value-type="float" office:value="1348">
            <text:p>1348</text:p>
          </table:table-cell>
          <table:table-cell office:value-type="string">
            <text:p>WILLIAN OGUIDO OGAMA</text:p>
          </table:table-cell>
          <table:table-cell office:value-type="string">
            <text:p>PROMOTOR (A) DE JUSTICA </text:p>
          </table:table-cell>
          <table:table-cell office:value-type="string">
            <text:p>1ª PROMOTORIA DE JUSTIÇA DE NOBRES</text:p>
          </table:table-cell>
          <table:table-cell office:value-type="string">
            <text:p>30.404,41</text:p>
          </table:table-cell>
          <table:table-cell office:value-type="string">
            <text:p>0,00</text:p>
          </table:table-cell>
          <table:table-cell office:value-type="string">
            <text:p>2.888,42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0,00</text:p>
          </table:table-cell>
          <table:table-cell office:value-type="string">
            <text:p>6.145,94</text:p>
          </table:table-cell>
          <table:table-cell office:value-type="string">
            <text:p>39.438,77</text:p>
          </table:table-cell>
          <table:table-cell office:value-type="string">
            <text:p>4.256,62</text:p>
          </table:table-cell>
          <table:table-cell office:value-type="string">
            <text:p>7.115,60</text:p>
          </table:table-cell>
          <table:table-cell office:value-type="string">
            <text:p>0,00</text:p>
          </table:table-cell>
          <table:table-cell office:value-type="string">
            <text:p>14.545,84</text:p>
          </table:table-cell>
          <table:table-cell office:value-type="string">
            <text:p>24.892,93</text:p>
          </table:table-cell>
          <table:table-cell table:number-columns-repeated="1006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 office:value-type="string">
            <text:p>1. Remuneração do cargo efetivo - Vencimento, GAMPU, V.P.I, Adicionais de Qualificação, G.A.E e G.A.S, além de outras desta natureza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 office:value-type="string">
            <text:p>2. V.P.N.I., Adicional por tempo de serviço, quintos, décimos e vantagens decorrentes de sentença judicial ou extensão administrativa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 office:value-type="string">
            <text:p>3. Rubricas que representam a retribuição paga pelo exercício de função (servidor efetivo) ou remuneração de cargo em comissão (servidor sem vínculo ou requisitado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 office:value-type="string">
            <text:p>4. Parcelas da Gratificação Natalina (13º) pagas no mês corrente, ou no caso de vacância ou exoneração do servidor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 office:value-type="string">
            <text:p>5. Adicional correspondente a 1/3(um terï¿½o) da remuneraï¿½ï¿½o, pago ao servidor por ocasiï¿½o das fï¿½ri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 office:value-type="string">
            <text:p>6.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 office:value-type="string">
            <text:p>7. Valor total(somatï¿½rio) das remuneraï¿½ï¿½es temporï¿½rias ou eventuais discriminadas na tabela II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 office:value-type="string">
            <text:p>8. Valor total(somatï¿½rio) das verbas indenizatï¿½rias discriminadas na tabela II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 office:value-type="string">
            <text:p>9. Total dos rendimentos brutos pagos no mês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 office:value-type="string">
            <text:p>10. Contribuição Previdenciária Oficial (Plano de Seguridade Social do Servidor Público e Regime Geral de Previdência Social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 office:value-type="string">
            <text:p>11. Imposto de Renda Retido na Fonte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 office:value-type="string">
            <text:p>12. Valor deduzido da remuneração básica bruta, quando esta ultrapassa o teto constitucional, nos termos da legislação correspondente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 office:value-type="string">
            <text:p>13. Total dos descontos efetuados no mês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 office:value-type="string">
            <text:p>14. Rendimento líquido após os descontos referidos nos itens anteriores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 office:value-type="string">
            <text:p>Fonte da Informação: Folha de Pagamen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  <table:table-row>
          <table:table-cell office:value-type="string">
            <text:p>Data da última atualização: 11.08.202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2-08-11T16:30:12-04:00</meta:creation-date>
    <dc:date>2022-08-11T16:30:12-04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